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 svg:font-family="Calibri"/>
    <style:font-face style:name="Mangal1" svg:font-family="Mangal"/>
    <style:font-face style:name="Segoe UI" svg:font-family="'Segoe UI', sans-serif"/>
    <style:font-face style:name="Verdana" svg:font-family="Verdana"/>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 style:family="table">
      <style:table-properties style:width="2.9924in" table:align="left"/>
    </style:style>
    <style:style style:name="Table2.A" style:family="table-column">
      <style:table-column-properties style:column-width="2.4243in"/>
    </style:style>
    <style:style style:name="Table2.B" style:family="table-column">
      <style:table-column-properties style:column-width="0.5681in"/>
    </style:style>
    <style:style style:name="Table2.A1" style:family="table-cell">
      <style:table-cell-properties style:vertical-align="middle" fo:padding="0in" fo:border="none"/>
    </style:style>
    <style:style style:name="Table2.B1" style:family="table-cell">
      <style:table-cell-properties style:vertical-align="middle" fo:padding="0.0194in" fo:border="none"/>
    </style:style>
    <style:style style:name="Table3" style:family="table">
      <style:table-properties style:width="2.2056in" table:align="left"/>
    </style:style>
    <style:style style:name="Table3.A" style:family="table-column">
      <style:table-column-properties style:column-width="0.1674in"/>
    </style:style>
    <style:style style:name="Table3.B" style:family="table-column">
      <style:table-column-properties style:column-width="2.0382in"/>
    </style:style>
    <style:style style:name="Table3.A1" style:family="table-cell">
      <style:table-cell-properties style:vertical-align="middle" fo:padding="0in" fo:border="none"/>
    </style:style>
    <style:style style:name="Table3.B2" style:family="table-cell">
      <style:table-cell-properties style:vertical-align="middle" fo:padding="0.0194in" fo:border="none"/>
    </style:style>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list-style-name="L6"/>
    <style:style style:name="P7" style:family="paragraph" style:parent-style-name="Text_20_body" style:list-style-name="L6">
      <style:text-properties style:font-name="Verdana" fo:font-size="8.25pt"/>
    </style:style>
    <style:style style:name="P8" style:family="paragraph" style:parent-style-name="Text_20_body" style:list-style-name="L6">
      <style:text-properties fo:color="#000000" style:font-name="Verdana" fo:font-size="7.5pt"/>
    </style:style>
    <style:style style:name="P9" style:family="paragraph" style:parent-style-name="Text_20_body" style:list-style-name="L6">
      <style:paragraph-properties fo:line-height="150%"/>
    </style:style>
    <style:style style:name="P10" style:family="paragraph" style:parent-style-name="Text_20_body" style:list-style-name="L7"/>
    <style:style style:name="P11" style:family="paragraph" style:parent-style-name="Text_20_body" style:list-style-name="L8"/>
    <style:style style:name="P12" style:family="paragraph" style:parent-style-name="Text_20_body" style:list-style-name="L9"/>
    <style:style style:name="P13" style:family="paragraph" style:parent-style-name="Text_20_body" style:list-style-name="L10"/>
    <style:style style:name="P14" style:family="paragraph" style:parent-style-name="Text_20_body" style:list-style-name="L11"/>
    <style:style style:name="P15" style:family="paragraph" style:parent-style-name="Text_20_body">
      <style:paragraph-properties fo:margin-top="0in" fo:margin-bottom="0in" style:contextual-spacing="false"/>
    </style:style>
    <style:style style:name="P16" style:family="paragraph" style:parent-style-name="Text_20_body" style:list-style-name="L2">
      <style:paragraph-properties fo:margin-top="0in" fo:margin-bottom="0in" style:contextual-spacing="false"/>
    </style:style>
    <style:style style:name="P17" style:family="paragraph" style:parent-style-name="Text_20_body" style:list-style-name="L3">
      <style:paragraph-properties fo:margin-top="0in" fo:margin-bottom="0in" style:contextual-spacing="false"/>
    </style:style>
    <style:style style:name="P18" style:family="paragraph" style:parent-style-name="Text_20_body" style:list-style-name="L4">
      <style:paragraph-properties fo:margin-top="0in" fo:margin-bottom="0in" style:contextual-spacing="false"/>
    </style:style>
    <style:style style:name="P19" style:family="paragraph" style:parent-style-name="Text_20_body" style:list-style-name="L5">
      <style:paragraph-properties fo:margin-top="0in" fo:margin-bottom="0in" style:contextual-spacing="false"/>
    </style:style>
    <style:style style:name="P20" style:family="paragraph" style:parent-style-name="Text_20_body" style:list-style-name="L6">
      <style:paragraph-properties fo:margin-top="0in" fo:margin-bottom="0in" style:contextual-spacing="false"/>
    </style:style>
    <style:style style:name="P21" style:family="paragraph" style:parent-style-name="Text_20_body" style:list-style-name="L6">
      <style:paragraph-properties fo:margin-top="0in" fo:margin-bottom="0in" style:contextual-spacing="false"/>
      <style:text-properties style:font-name="Verdana" fo:font-size="8.25pt"/>
    </style:style>
    <style:style style:name="P22" style:family="paragraph" style:parent-style-name="Text_20_body" style:list-style-name="L7">
      <style:paragraph-properties fo:margin-top="0in" fo:margin-bottom="0in" style:contextual-spacing="false"/>
    </style:style>
    <style:style style:name="P23" style:family="paragraph" style:parent-style-name="Text_20_body" style:list-style-name="L8">
      <style:paragraph-properties fo:margin-top="0in" fo:margin-bottom="0in" style:contextual-spacing="false"/>
    </style:style>
    <style:style style:name="P24" style:family="paragraph" style:parent-style-name="Text_20_body" style:list-style-name="L9">
      <style:paragraph-properties fo:margin-top="0in" fo:margin-bottom="0in" style:contextual-spacing="false"/>
    </style:style>
    <style:style style:name="P25" style:family="paragraph" style:parent-style-name="Text_20_body" style:list-style-name="L10">
      <style:paragraph-properties fo:margin-top="0in" fo:margin-bottom="0in" style:contextual-spacing="false"/>
    </style:style>
    <style:style style:name="P26" style:family="paragraph" style:parent-style-name="Text_20_body" style:list-style-name="L11">
      <style:paragraph-properties fo:margin-top="0in" fo:margin-bottom="0in" style:contextual-spacing="false"/>
    </style:style>
    <style:style style:name="P27" style:family="paragraph" style:parent-style-name="Text_20_body" style:list-style-name="L6">
      <style:paragraph-properties fo:margin-top="0in" fo:margin-bottom="0in" style:contextual-spacing="false" style:writing-mode="lr-tb"/>
      <style:text-properties fo:color="#000000" style:font-name="Calibri" fo:font-size="12pt"/>
    </style:style>
    <style:style style:name="P28" style:family="paragraph" style:parent-style-name="Text_20_body" style:list-style-name="L6">
      <style:paragraph-properties fo:margin-top="0in" fo:margin-bottom="0in" style:contextual-spacing="false" style:writing-mode="lr-tb"/>
      <style:text-properties fo:color="#000000"/>
    </style:style>
    <style:style style:name="P29" style:family="paragraph" style:parent-style-name="Text_20_body" style:list-style-name="L6">
      <style:paragraph-properties fo:margin-top="0in" fo:margin-bottom="0in" style:contextual-spacing="false" style:writing-mode="lr-tb"/>
      <style:text-properties fo:font-variant="normal" fo:text-transform="none" fo:color="#000000" style:text-line-through-style="none" style:text-line-through-type="none" style:font-name="Calibri" fo:font-size="10pt" fo:font-style="normal" style:text-underline-style="none" fo:font-weight="normal" style:text-blinking="false"/>
    </style:style>
    <style:style style:name="P30" style:family="paragraph" style:parent-style-name="Text_20_body" style:list-style-name="L6">
      <style:paragraph-properties fo:margin-left="0in" fo:margin-right="0in" fo:margin-top="0in" fo:margin-bottom="0in" style:contextual-spacing="false" fo:text-indent="0in" style:auto-text-indent="false"/>
      <style:text-properties style:font-name="Segoe UI" fo:font-size="10pt"/>
    </style:style>
    <style:style style:name="P31" style:family="paragraph" style:parent-style-name="Text_20_body" style:list-style-name="L6">
      <style:paragraph-properties fo:margin-left="0in" fo:margin-right="0in" fo:margin-top="0in" fo:margin-bottom="0in" style:contextual-spacing="false" fo:text-indent="0in" style:auto-text-indent="false"/>
    </style:style>
    <style:style style:name="P32" style:family="paragraph" style:parent-style-name="Text_20_body" style:list-style-name="L6">
      <style:paragraph-properties fo:margin-left="0in" fo:margin-right="0in" fo:margin-top="0in" fo:margin-bottom="0in" style:contextual-spacing="false" fo:text-indent="0in" style:auto-text-indent="false"/>
      <style:text-properties fo:font-size="10pt"/>
    </style:style>
    <style:style style:name="P33" style:family="paragraph" style:parent-style-name="Text_20_body" style:list-style-name="L6">
      <style:paragraph-properties fo:margin-left="0in" fo:margin-right="0in" fo:text-indent="0in" style:auto-text-indent="false"/>
    </style:style>
    <style:style style:name="P34" style:family="paragraph" style:parent-style-name="Table_20_Contents">
      <style:text-properties fo:font-size="2pt" style:font-size-asian="2pt" style:font-size-complex="2pt"/>
    </style:style>
    <style:style style:name="P35" style:family="paragraph" style:parent-style-name="Table_20_Contents">
      <style:paragraph-properties fo:text-align="center" style:justify-single-word="false"/>
    </style:style>
    <style:style style:name="P36" style:family="paragraph" style:parent-style-name="Table_20_Contents">
      <style:paragraph-properties fo:margin-top="0in" fo:margin-bottom="0.1965in" style:contextual-spacing="false"/>
    </style:style>
    <style:style style:name="P37" style:family="paragraph" style:parent-style-name="Heading_20_3" style:list-style-name="L4"/>
    <style:style style:name="P38" style:family="paragraph" style:parent-style-name="Quotations" style:list-style-name="L6"/>
    <style:style style:name="P39" style:family="paragraph" style:parent-style-name="Horizontal_20_Line" style:list-style-name="L6"/>
    <style:style style:name="T1" style:family="text">
      <style:text-properties fo:font-size="19.5pt"/>
    </style:style>
    <style:style style:name="T2" style:family="text">
      <style:text-properties fo:padding="0in" fo:border="none"/>
    </style:style>
    <style:style style:name="T3" style:family="text">
      <style:text-properties fo:color="#0000ff" style:font-name="Segoe UI" fo:font-size="10pt"/>
    </style:style>
    <style:style style:name="T4" style:family="text">
      <style:text-properties style:font-name="Segoe UI" fo:font-size="10pt"/>
    </style:style>
    <style:style style:name="T5" style:family="text">
      <style:text-properties style:font-name="Verdana" fo:font-size="8.25pt"/>
    </style:style>
    <style:style style:name="T6" style:family="text">
      <style:text-properties fo:color="#ff6600" style:font-name="Verdana" fo:font-size="8.25pt"/>
    </style:style>
    <style:style style:name="fr1" style:family="graphic" style:parent-style-name="Graphics">
      <style:graphic-properties fo:margin-left="0in" fo:margin-right="0in" fo:margin-top="0in" fo:margin-bottom="0in" style:vertical-pos="top" style:vertical-rel="baseline" fo:padding="0in" fo:border="0.74pt solid #00008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form:form form:name="HeaderSearchForm" form:apply-filter="true" form:control-implementation="ooo:com.sun.star.form.component.Form" office:target-frame="" xlink:href="https://social.msdn.microsoft.com/search/en-US/" xlink:type="simple">
          <form:properties>
            <form:property form:property-name="PropertyChangeNotificationEnabled" office:value-type="boolean" office:boolean-value="true"/>
          </form:properties>
        </form:form>
        <form:form form:apply-filter="true" form:method="post" form:control-implementation="ooo:com.sun.star.form.component.Form" office:target-frame="" xlink:href="#" xlink:type="simple">
          <form:properties>
            <form:property form:property-name="PropertyChangeNotificationEnabled" office:value-type="boolean" office:boolean-value="true"/>
          </form:properties>
        </form:form>
        <form:form form:apply-filter="true" form:control-implementation="ooo:com.sun.star.form.component.Form" office:target-frame="" xlink:href="../../../../Forums/vstudio/en-US/home%3Fsort=relevancedesc&amp;brandIgnore=True"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section text:style-name="Sect1" text:name="BodyBackground">
        <text:section text:style-name="Sect1" text:name="JelloSizer">
          <text:p text:style-name="Standard"/>
          <text:section text:style-name="Sect1" text:name="JelloExpander">
            <text:section text:style-name="Sect1" text:name="JelloWrapper">
              <text:section text:style-name="Sect1" text:name="MainContent">
                <text:section text:style-name="Sect1" text:name="contentWrapper">
                  <text:section text:style-name="Sect1" text:name="content">
                    <text:section text:style-name="Sect1" text:name="msdn-technet-en-thread">
                      <text:section text:style-name="Sect1" text:name="threadPageSidebarContainer">
                        <text:section text:style-name="Sect1" text:name="sidebar">
                          <text:h text:style-name="Heading_20_3" text:outline-level="3">Answered by:</text:h>
                          <text:section text:style-name="Sect1" text:name="userCard">
                            <table:table table:name="Table2" table:style-name="Table2">
                              <table:table-column table:style-name="Table2.A"/>
                              <table:table-column table:style-name="Table2.B"/>
                              <table:table-row>
                                <table:table-cell table:style-name="Table2.A1" office:value-type="string">
                                  <text:p text:style-name="Table_20_Contents"><text:bookmark text:name="baseball-card-userimage"/><draw:a xlink:type="simple" xlink:href="https://social.msdn.microsoft.com:443/profile/darrell%20bennington/"><draw:frame draw:style-name="fr1" draw:name="Image1" text:anchor-type="as-char" svg:width="2.3126in" svg:height="2.3126in" draw:z-index="62"><draw:image xlink:href="https://i1.social.s-msft.com:443/profile/u/avatar.jpg?displayname=darrell+bennington&amp;size=extralarge&amp;version=00000000-0000-0000-0000-000000000000" xlink:type="simple" xlink:show="embed" xlink:actuate="onLoad"/></draw:frame></draw:a><text:a xlink:type="simple" xlink:href="https://social.msdn.microsoft.com:443/profile/darrell%20bennington/"> </text:a></text:p>
                                </table:table-cell>
                                <table:table-cell table:style-name="Table2.B1" office:value-type="string">
                                  <text:p text:style-name="P35"><text:span text:style-name="T1">135</text:span> </text:p>
                                  <text:p text:style-name="Table_20_Contents">Points</text:p>
                                  <text:p text:style-name="Table_20_Contents">Top 10</text:p>
                                </table:table-cell>
                              </table:table-row>
                            </table:table>
                            <table:table table:name="Table3" table:style-name="Table3">
                              <table:table-column table:style-name="Table3.A"/>
                              <table:table-column table:style-name="Table3.B"/>
                              <table:table-row>
                                <table:table-cell table:style-name="Table3.A1" table:number-columns-spanned="2" office:value-type="string">
                                  <text:p text:style-name="Table_20_Contents"><text:bookmark text:name="displayName"/><text:a xlink:type="simple" xlink:href="https://social.msdn.microsoft.com:443/profile/darrell%20bennington/" office:target-frame-name="_blank" xlink:show="new">Darrell Bennington</text:a> </text:p>
                                </table:table-cell>
                                <table:covered-table-cell/>
                              </table:table-row>
                              <table:table-row>
                                <table:table-cell table:style-name="Table3.A1" office:value-type="string">
                                  <text:p text:style-name="P34"/>
                                </table:table-cell>
                                <table:table-cell table:style-name="Table3.B2" office:value-type="string">
                                  <text:p text:style-name="Table_20_Contents">Joined Jun 2006 </text:p>
                                </table:table-cell>
                              </table:table-row>
                              <table:table-row>
                                <table:table-cell table:style-name="Table3.A1" table:number-columns-spanned="2" office:value-type="string">
                                  <text:p text:style-name="P34"/>
                                </table:table-cell>
                                <table:covered-table-cell/>
                              </table:table-row>
                              <table:table-row>
                                <table:table-cell table:style-name="Table3.B2" office:value-type="string">
                                  <text:p text:style-name="P36">4</text:p>
                                </table:table-cell>
                                <table:table-cell table:style-name="Table3.B2" office:value-type="string">
                                  <text:p text:style-name="Table_20_Contents"><text:a xlink:type="simple" xlink:href="https://social.msdn.microsoft.com/Forums/vstudio/en-US/user/threads?user=Darrell%20Bennington" office:target-frame-name="_blank" xlink:show="new"><text:span text:style-name="T2">Darrell Bennington's threads</text:span></text:a><text:span text:style-name="T2"> </text:span></text:p>
                                  <text:p text:style-name="Table_20_Contents"><text:a xlink:type="simple" xlink:href="https://social.msdn.microsoft.com:443/profile/darrell%20bennington/activity" office:target-frame-name="_blank" xlink:show="new">Show activity</text:a> </text:p>
                                </table:table-cell>
                              </table:table-row>
                            </table:table>
                          </text:section>
                          <text:section text:style-name="Sect1" text:name="relatedThreads">
                            <text:h text:style-name="Heading_20_4" text:outline-level="4">Top related threads</text:h>
                            <text:list xml:id="list988091499964050955" text:style-name="L3">
                              <text:list-item>
                                <text:p text:style-name="P17"><text:bookmark text:name="relatedThread_0"/><text:a xlink:type="simple" xlink:href="https://social.msdn.microsoft.com/Forums/vstudio/en-US/f82990e6-9dec-49de-8d57-8bc53958e171/action?threadDisplayName=the-project-file-has-been-renamed-or-is-no-longer-in-the-solution" office:target-frame-name="_blank" xlink:show="new">The project file ' ' has been renamed or is no longer in the solution.</text:a> </text:p>
                              </text:list-item>
                              <text:list-item>
                                <text:p text:style-name="P17"><text:bookmark text:name="relatedThread_1"/><text:a xlink:type="simple" xlink:href="https://social.msdn.microsoft.com/Forums/vstudio/en-US/b43e4d65-6784-451e-a97b-6289ca8a17d3/action?threadDisplayName=the-project-file-has-been-renamed-or-is-no-longer-in-the-solution" office:target-frame-name="_blank" xlink:show="new">The Project file '' has been renamed or is no longer in the solution</text:a> </text:p>
                              </text:list-item>
                              <text:list-item>
                                <text:p text:style-name="P17"><text:bookmark text:name="relatedThread_2"/><text:a xlink:type="simple" xlink:href="https://social.msdn.microsoft.com/Forums/vstudio/en-US/07c2452a-9209-42ca-a27f-4ba98c189595/action?threadDisplayName=error-quotthe-project-file-has-been-renamed-or-is-no-longer-in-the-solutionquot-after-upgrading" office:target-frame-name="_blank" xlink:show="new">Error "The project file has been renamed or is no longer in the solution" after upgrading to VS 2012</text:a> </text:p>
                              </text:list-item>
                              <text:list-item>
                                <text:p text:style-name="P17"><text:bookmark text:name="relatedThread_3"/><text:a xlink:type="simple" xlink:href="https://social.msdn.microsoft.com/Forums/vstudio/en-US/088e57a2-97a2-4133-9092-5d2054c9da32/action?threadDisplayName=rename-a-solution" office:target-frame-name="_blank" xlink:show="new">Rename a Solution</text:a> </text:p>
                              </text:list-item>
                              <text:list-item>
                                <text:p text:style-name="P3"><text:bookmark text:name="relatedThread_4"/><text:a xlink:type="simple" xlink:href="https://social.msdn.microsoft.com/Forums/vstudio/en-US/a4c3f944-f36b-4a8d-9cb5-a1133f717ce5/action?threadDisplayName=the-project-file-has-been-moved-renamed-or-is-not-on-your-computer" office:target-frame-name="_blank" xlink:show="new">The project file * has been moved, renamed or is not on your computer</text:a> </text:p>
                              </text:list-item>
                            </text:list>
                          </text:section>
                        </text:section>
                      </text:section>
                      <text:section text:style-name="Sect1" text:name="threadPageContentContainer">
                        <text:p text:style-name="P15"><text:bookmark text:name="toggleSidebar"/></text:p>
                        <text:section text:style-name="Sect1" text:name="threadPageContainer">
                          <text:h text:style-name="Heading_20_1" text:outline-level="1">"The project file '' has been renamed or is no longer in the solution" after moving solution <text:bookmark text:name="rssFeed"/><draw:a xlink:type="simple" xlink:href="https://social.msdn.microsoft.com/Forums/en-US/vcgeneral/thread/5777b517-e935-4905-bf76-8f38d6d8913a?outputAs=rss"><draw:frame draw:style-name="fr1" draw:name="Image2" text:anchor-type="as-char" svg:width="0.0311in" svg:height="0.0311in" draw:z-index="0"><draw:image xlink:href="https://i1.social.s-msft.com/globalresources/Images/trans.gif?cver=0%0D%0A" xlink:type="simple" xlink:show="embed" xlink:actuate="onLoad"/></draw:frame></draw:a> </text:h>
                          <text:p text:style-name="P15"><text:bookmark text:name="categoryBreadcrumb"/><text:a xlink:type="simple" xlink:href="https://social.msdn.microsoft.com/Forums/vstudio/en-US/home?category=vslanguages">Visual Studio Languages </text:a></text:p>
                          <text:p text:style-name="P15"> , </text:p>
                          <text:p text:style-name="P15"><text:bookmark text:name="categoryBreadcrumb1"/><text:a xlink:type="simple" xlink:href="https://social.msdn.microsoft.com/Forums/vstudio/en-US/home?category=windowsdesktopdev">Windows Desktop Development </text:a></text:p>
                          <text:p text:style-name="P15"> &gt;  </text:p>
                          <text:p text:style-name="Text_20_body"><text:bookmark text:name="forumBreadcrumb_vcgeneral"/><text:a xlink:type="simple" xlink:href="https://social.msdn.microsoft.com/Forums/vstudio/en-US/home?forum=vcgeneral">Visual C++ </text:a></text:p>
                          <text:list xml:id="list4527395439525387894" text:style-name="L4">
                            <text:list-item>
                              <text:list>
                                <text:list-item>
                                  <text:list>
                                    <text:list-header>
                                      <text:h text:style-name="P37" text:outline-level="3"><text:bookmark text:name="rootMessage"/>Question</text:h>
                                    </text:list-header>
                                  </text:list>
                                </text:list-item>
                              </text:list>
                            </text:list-item>
                            <text:list-item>
                              <text:p text:style-name="P18"><text:bookmark text:name="5777b517-e935-4905-bf76-8f38d6d8913a"/><draw:frame draw:style-name="fr2" draw:name="Image3" text:anchor-type="as-char" svg:width="0.0102in" svg:height="0.0161in" draw:z-index="1"><draw:image xlink:href="https://i1.social.s-msft.com/globalresources/Images/trans.gif?cver=0%0D%0A" xlink:type="simple" xlink:show="embed" xlink:actuate="onLoad"/><svg:title>Question</svg:title></draw:frame> </text:p>
                              <text:p text:style-name="P18"><text:bookmark text:name="voteup"/><draw:a xlink:type="simple" xlink:href="https://login.live.com/login.srf?wa=wsignin1.0&amp;wtrealm=social.msdn.microsoft.com&amp;wreply=https%3A%2F%2Fsocial.msdn.microsoft.com%2FForums%2Fvstudio%2Fen-US%2F5777b517-e935-4905-bf76-8f38d6d8913a%2Fthe-project-file-has-been-renamed-or-is-no-longer-in-the-solution-after-moving-solution%3Fforum%3Dvcgeneral%26prof%3Drequired%26stoAI%3D10&amp;wp=MBI_FED_SSL&amp;wlcxt=microsoft%24microsoft%24microsoft" office:name="voteup"><draw:frame draw:style-name="fr1" draw:name="Image4" text:anchor-type="as-char" svg:width="0.0311in" svg:height="0.0311in" draw:z-index="2"><draw:image xlink:href="https://i1.social.s-msft.com/globalresources/Images/trans.gif?cver=0%0D%0A" xlink:type="simple" xlink:show="embed" xlink:actuate="onLoad"/><svg:title>Sign in to vote</svg:title></draw:frame></draw:a><text:a xlink:type="simple" xlink:href="https://login.live.com/login.srf?wa=wsignin1.0&amp;wtrealm=social.msdn.microsoft.com&amp;wreply=https%3A%2F%2Fsocial.msdn.microsoft.com%2FForums%2Fvstudio%2Fen-US%2F5777b517-e935-4905-bf76-8f38d6d8913a%2Fthe-project-file-has-been-renamed-or-is-no-longer-in-the-solution-after-moving-solution%3Fforum%3Dvcgeneral%26prof%3Drequired%26stoAI%3D10&amp;wp=MBI_FED_SSL&amp;wlcxt=microsoft%24microsoft%24microsoft" office:name="voteup"> </text:a></text:p>
                              <text:p text:style-name="P18"><text:soft-page-break/><text:a xlink:type="simple" xlink:href="https://login.live.com/login.srf?wa=wsignin1.0&amp;wtrealm=social.msdn.microsoft.com&amp;wreply=https%3A%2F%2Fsocial.msdn.microsoft.com%2FForums%2Fvstudio%2Fen-US%2F5777b517-e935-4905-bf76-8f38d6d8913a%2Fthe-project-file-has-been-renamed-or-is-no-longer-in-the-solution-after-moving-solution%3Fforum%3Dvcgeneral%26prof%3Drequired%26stoAI%3D10&amp;wp=MBI_FED_SSL&amp;wlcxt=microsoft%24microsoft%24microsoft" office:name="voteup">5</text:a></text:p>
                              <text:p text:style-name="P4"><text:a xlink:type="simple" xlink:href="https://login.live.com/login.srf?wa=wsignin1.0&amp;wtrealm=social.msdn.microsoft.com&amp;wreply=https%3A%2F%2Fsocial.msdn.microsoft.com%2FForums%2Fvstudio%2Fen-US%2F5777b517-e935-4905-bf76-8f38d6d8913a%2Fthe-project-file-has-been-renamed-or-is-no-longer-in-the-solution-after-moving-solution%3Fforum%3Dvcgeneral%26prof%3Drequired%26stoAI%3D10&amp;wp=MBI_FED_SSL&amp;wlcxt=microsoft%24microsoft%24microsoft">Sign in to vote</text:a> </text:p>
                              <text:p text:style-name="P4">I've recently migrated some code for a client from VC 6.0 to VS2010.  After giving the updated code back to them, they are getting the dreaded "The project file has '' has been renamed or is no longer in the solution" error message.  This is only happening on the solution they had that has about 14 projects in it.  At the same time, I also migrated a VS2003 solution that contained C# and Managed C++ projects, but that solution doesn't have the problem - only the one migrated from VC 6.0 does.  The solution contains several DLLs and executables with project dependencies between them.</text:p>
                              <text:p text:style-name="P4">If I remove all the dependencies and re-add them again, everything is good and the solution compiles - unless the directory is renamed or placed in a new directory.  For instance, if the solution is at D:\Dev\Code\Foo\ and I move it to D:\Dev\Code\Bar\, I get the error again until I re-add all the dependencies.  If I move it to a new machine, all is good as long as the directory exactly matches the original location, but the same problem exists if it was placed in a new location.  This is obviously problematic as there are many developers on the team and for the build machine.</text:p>
                              <text:p text:style-name="P4">Using BeyondCompare, I've found that when I copy to a new directory and refix the issue, the only difference between the original location and the new location are the GUIDs of the projects in the vcxproj and sln files - everything else is identical, so it's not like I have a hard-coded path in there somewhere.  I've cleaned out the solutions completely (all suo, debug, build, etc. files), but the problem still is happening.  I just don't get what's going on, why it keeps wanting to change the project GUIDs.  I did find a comment on a connect issue <text:a xlink:type="simple" xlink:href="https://connect.microsoft.com/VisualStudio/feedback/details/111698/the-project-file-has-been-renamed-or-is-no-longer-in-the-solution">(the top comment of issue 111698)</text:a> that indicated the same problem as I'm seeing, but there was no fix or workaround provided and MS closed it as could not recreate.  I've also tried to recreate it both with a VS2010 solution directly and a VC 6.0 converted solution, but I can't seem to repro it either - seems somehow related to this solution, but I can't seem to figure out why it keeps happening.</text:p>
                              <text:p text:style-name="P18">Saturday, February 05, 2011 5:15 PM</text:p>
                              <text:p text:style-name="P18"><text:a xlink:type="simple" xlink:href="javascript:void();" office:name="reply">Reply </text:a></text:p>
                              <text:p text:style-name="P18">|</text:p>
                              <text:p text:style-name="P18"><text:a xlink:type="simple" xlink:href="javascript:void();" office:name="quote">Quote </text:a></text:p>
                              <text:p text:style-name="P18"><draw:frame draw:style-name="fr2" draw:name="Image5" text:anchor-type="as-char" svg:width="0.7862in" svg:height="0.3929in" draw:z-index="3"><draw:image xlink:href="data:image/jpg;base64,/9j/4AAQSkZJRgABAQEAYABgAAD/2wBDAAgGBgcGBQgHBwcJCQgKDBQNDAsLDBkSEw8UHRofHh0aHBwgJC4nICIsIxwcKDcpLDAxNDQ0Hyc5PTgyPC4zNDL/2wBDAQkJCQwLDBgNDRgyIRwhMjIyMjIyMjIyMjIyMjIyMjIyMjIyMjIyMjIyMjIyMjIyMjIyMjIyMjIyMjIyMjIyMjL/wAARCAAsACwDASIAAhEBAxEB/8QAHwAAAQUBAQEBAQEAAAAAAAAAAAECAwQFBgcICQoL/8QAtRAAAgEDAwIEAwUFBAQAAAF9AQIDAAQRBRIhMUEGE1FhByJxFDKBkaEII0KxwRVS0fAkM2JyggkKFhcYGRolJicoKSo0NTY3ODk6Q0RFRkdISUpTVFVWV1hZWmNkZWZnaGlqc3R1dnd4eXqDhIWGh4iJipKTlJWWl5iZmqKjpKWmp6ipqrKztLW2t7i5usLDxMXGx8jJytLT1NXW19jZ2uHi4+Tl5ufo6erx8vP09fb3+Pn6/8QAHwEAAwEBAQEBAQEBAQAAAAAAAAECAwQFBgcICQoL/8QAtREAAgECBAQDBAcFBAQAAQJ3AAECAxEEBSExBhJBUQdhcRMiMoEIFEKRobHBCSMzUvAVYnLRChYkNOEl8RcYGRomJygpKjU2Nzg5OkNERUZHSElKU1RVVldYWVpjZGVmZ2hpanN0dXZ3eHl6goOEhYaHiImKkpOUlZaXmJmaoqOkpaanqKmqsrO0tba3uLm6wsPExcbHyMnK0tPU1dbX2Nna4uPk5ebn6Onq8vP09fb3+Pn6/9oADAMBAAIRAxEAPwDiLi2mtTGJk2+ZGsiEEEMpHBBHHsfQgg8gioa9GsPDF54h+HsUM9lc2+pWFwPsUklnLiaCT5tuVU5G4s27BA46Bs0zXPhHrGlaVFd2s6ahLnE8EMZBTPdST8w9eBjrjrjp5kfULFU78snZ3scDb2813cR29vE8s0jBURBksT0AFeuQ/DCw0zwmP7XmKX91LEstwieYLZSwyF/q/YZ7A5o+G4Z/A4E0HhLVdX1WQYlnFtJHHAP7iEoSx9TgD0JHXvF+I2gpa3D3zXOn3Vum+SyvITHN7BVPDE9sHpycColJ9DjxWIrSaVJaeXU8V1q98N2iNZ+HbGSf7yvqF+dzsDx8icKox0Yru57EA1zVT3ssE99cS20H2e3eVmih3bvLUnIXPfA4zUFaI9KEeVf5nonw8+IjaA6aVqrs+mM37uTqbcn+a+o7dRXVfF/xI1rodrpdoWI1D948yg7TGuCArdDk46HgDn7wrxGuo0afU/Eumf8ACLrbvetHmayYY3W7DqMnojDjk4BKn2MuKvc5KuFpqqq/bf8AzPcfA/iH/hJfCtpeu+66QeTc+vmL1PQD5hhsDpux2rkfi9pyWw0zxHD5P2m3kEEkcuCJkOSAVJ+YA7gQAchzngVxvgvxFdeANeurbV7W4it5oj5sDKQwdQShAPXJ+X0+bOeKZ9pvvHfjHTbnXX+zabc3HlwhyVjCDkoh7k4Ckjuwz1AqFG0r9DlhhXSruon7m/r5DfGHgs6bZW/iDSYpW0O9jSZVfl7XeAQre3OA34HnBbi6+rtTuLW2sxHdQNPDOfI8lIvM37geNo6jGc+2c8V89eKND0Sy8Q3dvp2qx28MblWgu4pd8LAkFQVVgyjsc9PXqahK+5tgsW6i5Zr5nLV6h8HdWksrrULV7N3tZfKzcRwgmN2cIqs2M4O7pnjaSB941xnhXSbXVr29F0HZLWylulRWwHZMEBu+098YPuK3NC8a61e+ItD06KdLHTxewoLSyTyk2mRcg9yD3yTn8TTlqrG+K/eQdNI9a8c6toGjaSt1rVja30vItbaaJXaR++NwOB0y3b3JAPz7ret33iHU5L/UJd8rfKqqMJGo6Ko7Af4k5JJo13XL/wAQ6tLqOoS75n4CjhY17Ko7Af8A1zkkms6iEbIWDwqowu9X/Wxcm1bUrm7hu7jULqa4gx5UskzM8eDkbSTkYPPFdZqek33ju6GvaTaxBpo1W8QyrGFnUYbAY8gja2f9r1Brh6Kq3Y3lT2cdGj//2Q==" xlink:type="simple" xlink:show="embed" xlink:actuate="onLoad"/><svg:title>Avatar of Darrell Bennington</svg:title></draw:frame> </text:p>
                              <text:p text:style-name="P18"><text:a xlink:type="simple" xlink:href="https://social.msdn.microsoft.com:443/profile/darrell%20bennington/?ws=usercard-mini" office:target-frame-name="_blank" xlink:show="new">Darrell Bennington</text:a></text:p>
                              <text:p text:style-name="P4">135 Points </text:p>
                            </text:list-item>
                          </text:list>
                          <text:section text:style-name="Sect1" text:name="answers">
                            <text:h text:style-name="Heading_20_3" text:outline-level="3">Answers </text:h>
                            <text:list xml:id="list570874147627521002" text:style-name="L5">
                              <text:list-item>
                                <text:p text:style-name="P19"><text:bookmark text:name="answersList"/><text:bookmark text:name="2caa9574-f4b0-4a33-9c86-c57c1fbd65ea"/><draw:frame draw:style-name="fr2" draw:name="Image6" text:anchor-type="as-char" svg:width="0.0102in" svg:height="0.0161in" draw:z-index="4"><draw:image xlink:href="https://i1.social.s-msft.com/globalresources/Images/trans.gif?cver=0%0D%0A" xlink:type="simple" xlink:show="embed" xlink:actuate="onLoad"/><svg:title>Question</svg:title></draw:frame> </text:p>
                                <text:p text:style-name="P19"><text:bookmark text:name="voteup1"/><draw:a xlink:type="simple" xlink:href="https://login.live.com/login.srf?wa=wsignin1.0&amp;wtrealm=social.msdn.microsoft.com&amp;wreply=https%3A%2F%2Fsocial.msdn.microsoft.com%2FForums%2Fvstudio%2Fen-US%2F5777b517-e935-4905-bf76-8f38d6d8913a%2Fthe-project-file-has-been-renamed-or-is-no-longer-in-the-solution-after-moving-solution%3Fforum%3Dvcgeneral%26prof%3Drequired%26stoAI%3D10&amp;wp=MBI_FED_SSL&amp;wlcxt=microsoft%24microsoft%24microsoft" office:name="voteup"><draw:frame draw:style-name="fr1" draw:name="Image7" text:anchor-type="as-char" svg:width="0.0311in" svg:height="0.0311in" draw:z-index="5"><draw:image xlink:href="https://i1.social.s-msft.com/globalresources/Images/trans.gif?cver=0%0D%0A" xlink:type="simple" xlink:show="embed" xlink:actuate="onLoad"/><svg:title>Sign in to vote</svg:title></draw:frame></draw:a><text:a xlink:type="simple" xlink:href="https://login.live.com/login.srf?wa=wsignin1.0&amp;wtrealm=social.msdn.microsoft.com&amp;wreply=https%3A%2F%2Fsocial.msdn.microsoft.com%2FForums%2Fvstudio%2Fen-US%2F5777b517-e935-4905-bf76-8f38d6d8913a%2Fthe-project-file-has-been-renamed-or-is-no-longer-in-the-solution-after-moving-solution%3Fforum%3Dvcgeneral%26prof%3Drequired%26stoAI%3D10&amp;wp=MBI_FED_SSL&amp;wlcxt=microsoft%24microsoft%24microsoft" office:name="voteup"> </text:a></text:p>
                                <text:p text:style-name="P19"><text:a xlink:type="simple" xlink:href="https://login.live.com/login.srf?wa=wsignin1.0&amp;wtrealm=social.msdn.microsoft.com&amp;wreply=https%3A%2F%2Fsocial.msdn.microsoft.com%2FForums%2Fvstudio%2Fen-US%2F5777b517-e935-4905-bf76-8f38d6d8913a%2Fthe-project-file-has-been-renamed-or-is-no-longer-in-the-solution-after-moving-solution%3Fforum%3Dvcgeneral%26prof%3Drequired%26stoAI%3D10&amp;wp=MBI_FED_SSL&amp;wlcxt=microsoft%24microsoft%24microsoft" office:name="voteup">7</text:a></text:p>
                                <text:p text:style-name="P5"><text:soft-page-break/><text:a xlink:type="simple" xlink:href="https://login.live.com/login.srf?wa=wsignin1.0&amp;wtrealm=social.msdn.microsoft.com&amp;wreply=https%3A%2F%2Fsocial.msdn.microsoft.com%2FForums%2Fvstudio%2Fen-US%2F5777b517-e935-4905-bf76-8f38d6d8913a%2Fthe-project-file-has-been-renamed-or-is-no-longer-in-the-solution-after-moving-solution%3Fforum%3Dvcgeneral%26prof%3Drequired%26stoAI%3D10&amp;wp=MBI_FED_SSL&amp;wlcxt=microsoft%24microsoft%24microsoft">Sign in to vote</text:a> </text:p>
                                <text:p text:style-name="P5">I was already able to get this resolved, just hadn't had a chance to reply.  I was able to repro, and now that I know what's going on it is extremely simple.  Start with a 6.0 project and convert it.  The conversion from 6.0 doesn't property set the project references, so go into the Framework and References dialog and set the project reference, save all and exit Visual Studio.  Rename a directory in the path and open the solution - you'll see the problem.</text:p>
                                <text:p text:style-name="P5">The problem is that when migrating the solution, VS doesn't create a ProjectGuid entry in the vcxproj file for the projects.  The solution will contain a GUID that is generated for the project, and any project to project references that are defined will contain the same project GUID (at first), but it isn't defined in the actual project itself (in the "Globals" property group).  When the solution is moved to a new location, VS will regenerate the GUID for the project that the solution knows about, but the GUID defined in the project-to-project references is not changed so still holds the old value.  Because those project GUIDs in the project references are no longer known by the system, VS puts up this extremely useless error message.  The fix is to manually place a &lt;ProjectGuid&gt; node in the "Globals" property group for each project that was migrated, using the GUID that is stored in the solution.  After that, since VS can find the project GUIDs, it no longer regenerates them based on the directory and all is good.</text:p>
                                <text:list>
                                  <text:list-item>
                                    <text:p text:style-name="P19">Marked as answer by <text:a xlink:type="simple" xlink:href="https://social.msdn.microsoft.com:443/profile/darrell%20bennington/?type=forum&amp;referrer=http://social.msdn.microsoft.com/Forums/vstudio/en-US/5777b517-e935-4905-bf76-8f38d6d8913a/the-project-file-has-been-renamed-or-is-no-longer-in-the-solution-after-moving-solution?forum=vcgeneral">Darrell Bennington</text:a> Tuesday, February 08, 2011 3:01 PM </text:p>
                                  </text:list-item>
                                </text:list>
                                <text:p text:style-name="P19">Tuesday, February 08, 2011 3:01 PM</text:p>
                                <text:p text:style-name="P19"><text:a xlink:type="simple" xlink:href="javascript:void();" office:name="reply">Reply </text:a></text:p>
                                <text:p text:style-name="P19">|</text:p>
                                <text:p text:style-name="P19"><text:a xlink:type="simple" xlink:href="javascript:void();" office:name="quote">Quote </text:a></text:p>
                                <text:p text:style-name="P19"><draw:frame draw:style-name="fr2" draw:name="Image8" text:anchor-type="as-char" svg:width="0.7862in" svg:height="0.3929in" draw:z-index="6"><draw:image xlink:href="data:image/jpg;base64,/9j/4AAQSkZJRgABAQEAYABgAAD/2wBDAAgGBgcGBQgHBwcJCQgKDBQNDAsLDBkSEw8UHRofHh0aHBwgJC4nICIsIxwcKDcpLDAxNDQ0Hyc5PTgyPC4zNDL/2wBDAQkJCQwLDBgNDRgyIRwhMjIyMjIyMjIyMjIyMjIyMjIyMjIyMjIyMjIyMjIyMjIyMjIyMjIyMjIyMjIyMjIyMjL/wAARCAAsACwDASIAAhEBAxEB/8QAHwAAAQUBAQEBAQEAAAAAAAAAAAECAwQFBgcICQoL/8QAtRAAAgEDAwIEAwUFBAQAAAF9AQIDAAQRBRIhMUEGE1FhByJxFDKBkaEII0KxwRVS0fAkM2JyggkKFhcYGRolJicoKSo0NTY3ODk6Q0RFRkdISUpTVFVWV1hZWmNkZWZnaGlqc3R1dnd4eXqDhIWGh4iJipKTlJWWl5iZmqKjpKWmp6ipqrKztLW2t7i5usLDxMXGx8jJytLT1NXW19jZ2uHi4+Tl5ufo6erx8vP09fb3+Pn6/8QAHwEAAwEBAQEBAQEBAQAAAAAAAAECAwQFBgcICQoL/8QAtREAAgECBAQDBAcFBAQAAQJ3AAECAxEEBSExBhJBUQdhcRMiMoEIFEKRobHBCSMzUvAVYnLRChYkNOEl8RcYGRomJygpKjU2Nzg5OkNERUZHSElKU1RVVldYWVpjZGVmZ2hpanN0dXZ3eHl6goOEhYaHiImKkpOUlZaXmJmaoqOkpaanqKmqsrO0tba3uLm6wsPExcbHyMnK0tPU1dbX2Nna4uPk5ebn6Onq8vP09fb3+Pn6/9oADAMBAAIRAxEAPwDiLi2mtTGJk2+ZGsiEEEMpHBBHHsfQgg8gioa9GsPDF54h+HsUM9lc2+pWFwPsUklnLiaCT5tuVU5G4s27BA46Bs0zXPhHrGlaVFd2s6ahLnE8EMZBTPdST8w9eBjrjrjp5kfULFU78snZ3scDb2813cR29vE8s0jBURBksT0AFeuQ/DCw0zwmP7XmKX91LEstwieYLZSwyF/q/YZ7A5o+G4Z/A4E0HhLVdX1WQYlnFtJHHAP7iEoSx9TgD0JHXvF+I2gpa3D3zXOn3Vum+SyvITHN7BVPDE9sHpycColJ9DjxWIrSaVJaeXU8V1q98N2iNZ+HbGSf7yvqF+dzsDx8icKox0Yru57EA1zVT3ssE99cS20H2e3eVmih3bvLUnIXPfA4zUFaI9KEeVf5nonw8+IjaA6aVqrs+mM37uTqbcn+a+o7dRXVfF/xI1rodrpdoWI1D948yg7TGuCArdDk46HgDn7wrxGuo0afU/Eumf8ACLrbvetHmayYY3W7DqMnojDjk4BKn2MuKvc5KuFpqqq/bf8AzPcfA/iH/hJfCtpeu+66QeTc+vmL1PQD5hhsDpux2rkfi9pyWw0zxHD5P2m3kEEkcuCJkOSAVJ+YA7gQAchzngVxvgvxFdeANeurbV7W4it5oj5sDKQwdQShAPXJ+X0+bOeKZ9pvvHfjHTbnXX+zabc3HlwhyVjCDkoh7k4Ckjuwz1AqFG0r9DlhhXSruon7m/r5DfGHgs6bZW/iDSYpW0O9jSZVfl7XeAQre3OA34HnBbi6+rtTuLW2sxHdQNPDOfI8lIvM37geNo6jGc+2c8V89eKND0Sy8Q3dvp2qx28MblWgu4pd8LAkFQVVgyjsc9PXqahK+5tgsW6i5Zr5nLV6h8HdWksrrULV7N3tZfKzcRwgmN2cIqs2M4O7pnjaSB941xnhXSbXVr29F0HZLWylulRWwHZMEBu+098YPuK3NC8a61e+ItD06KdLHTxewoLSyTyk2mRcg9yD3yTn8TTlqrG+K/eQdNI9a8c6toGjaSt1rVja30vItbaaJXaR++NwOB0y3b3JAPz7ret33iHU5L/UJd8rfKqqMJGo6Ko7Af4k5JJo13XL/wAQ6tLqOoS75n4CjhY17Ko7Af8A1zkkms6iEbIWDwqowu9X/Wxcm1bUrm7hu7jULqa4gx5UskzM8eDkbSTkYPPFdZqek33ju6GvaTaxBpo1W8QyrGFnUYbAY8gja2f9r1Brh6Kq3Y3lT2cdGj//2Q==" xlink:type="simple" xlink:show="embed" xlink:actuate="onLoad"/><svg:title>Avatar of Darrell Bennington</svg:title></draw:frame> </text:p>
                                <text:p text:style-name="P19"><text:a xlink:type="simple" xlink:href="https://social.msdn.microsoft.com:443/profile/darrell%20bennington/?ws=usercard-mini" office:target-frame-name="_blank" xlink:show="new">Darrell Bennington</text:a></text:p>
                                <text:p text:style-name="P5">135 Points </text:p>
                              </text:list-item>
                            </text:list>
                          </text:section>
                          <text:section text:style-name="Sect1" text:name="allReplies">
                            <text:h text:style-name="Heading_20_3" text:outline-level="3">All replies </text:h>
                            <text:list xml:id="list4098177886713397709" text:style-name="L6">
                              <text:list-item>
                                <text:p text:style-name="P20"><text:bookmark text:name="7dbedb0c-bfd5-4276-93ab-9beb809a75d3"/><draw:frame draw:style-name="fr2" draw:name="Image9" text:anchor-type="as-char" svg:width="0.0102in" svg:height="0.0161in" draw:z-index="7"><draw:image xlink:href="https://i1.social.s-msft.com/globalresources/Images/trans.gif?cver=0%0D%0A" xlink:type="simple" xlink:show="embed" xlink:actuate="onLoad"/><svg:title>Question</svg:title></draw:frame> </text:p>
                                <text:p text:style-name="P20"><text:bookmark text:name="voteup2"/><draw:a xlink:type="simple" xlink:href="https://login.live.com/login.srf?wa=wsignin1.0&amp;wtrealm=social.msdn.microsoft.com&amp;wreply=https%3A%2F%2Fsocial.msdn.microsoft.com%2FForums%2Fvstudio%2Fen-US%2F5777b517-e935-4905-bf76-8f38d6d8913a%2Fthe-project-file-has-been-renamed-or-is-no-longer-in-the-solution-after-moving-solution%3Fforum%3Dvcgeneral%26prof%3Drequired%26stoAI%3D10&amp;wp=MBI_FED_SSL&amp;wlcxt=microsoft%24microsoft%24microsoft" office:name="voteup"><draw:frame draw:style-name="fr1" draw:name="Image10" text:anchor-type="as-char" svg:width="0.0311in" svg:height="0.0311in" draw:z-index="8"><draw:image xlink:href="https://i1.social.s-msft.com/globalresources/Images/trans.gif?cver=0%0D%0A" xlink:type="simple" xlink:show="embed" xlink:actuate="onLoad"/><svg:title>Sign in to vote</svg:title></draw:frame></draw:a><text:a xlink:type="simple" xlink:href="https://login.live.com/login.srf?wa=wsignin1.0&amp;wtrealm=social.msdn.microsoft.com&amp;wreply=https%3A%2F%2Fsocial.msdn.microsoft.com%2FForums%2Fvstudio%2Fen-US%2F5777b517-e935-4905-bf76-8f38d6d8913a%2Fthe-project-file-has-been-renamed-or-is-no-longer-in-the-solution-after-moving-solution%3Fforum%3Dvcgeneral%26prof%3Drequired%26stoAI%3D10&amp;wp=MBI_FED_SSL&amp;wlcxt=microsoft%24microsoft%24microsoft" office:name="voteup"> </text:a></text:p>
                                <text:p text:style-name="P20"><text:a xlink:type="simple" xlink:href="https://login.live.com/login.srf?wa=wsignin1.0&amp;wtrealm=social.msdn.microsoft.com&amp;wreply=https%3A%2F%2Fsocial.msdn.microsoft.com%2FForums%2Fvstudio%2Fen-US%2F5777b517-e935-4905-bf76-8f38d6d8913a%2Fthe-project-file-has-been-renamed-or-is-no-longer-in-the-solution-after-moving-solution%3Fforum%3Dvcgeneral%26prof%3Drequired%26stoAI%3D10&amp;wp=MBI_FED_SSL&amp;wlcxt=microsoft%24microsoft%24microsoft" office:name="voteup">0</text:a></text:p>
                                <text:p text:style-name="P6"><text:a xlink:type="simple" xlink:href="https://login.live.com/login.srf?wa=wsignin1.0&amp;wtrealm=social.msdn.microsoft.com&amp;wreply=https%3A%2F%2Fsocial.msdn.microsoft.com%2FForums%2Fvstudio%2Fen-US%2F5777b517-e935-4905-bf76-8f38d6d8913a%2Fthe-project-file-has-been-renamed-or-is-no-longer-in-the-solution-after-moving-solution%3Fforum%3Dvcgeneral%26prof%3Drequired%26stoAI%3D10&amp;wp=MBI_FED_SSL&amp;wlcxt=microsoft%24microsoft%24microsoft">Sign in to vote</text:a> </text:p>
                                <text:p text:style-name="P30">Hello,</text:p>
                                <text:p text:style-name="P31"> </text:p>
                                <text:p text:style-name="P31"><text:span text:style-name="T4">VC6 is a very old version of Visual C++, which is end of its support lifecycle. As far as I can tell, this issue is too hard to repro on our local machine. If the upgrade wizard doesn’t work for you,  we recommend you create the Visual C++ 2010 project by importing all existing files. For more information about this feature, please check </text:span><text:a xlink:type="simple" xlink:href="http://msdn.microsoft.com/en-us/library/754c3hy7.aspx"><text:span text:style-name="T3">How to: Create a Project from Existing Code Files</text:span></text:a><text:span text:style-name="T4"> and </text:span><text:a xlink:type="simple" xlink:href="http://msdn.microsoft.com/en-us/library/1yy56kkd%28VS.90%29.aspx"><text:span text:style-name="T3">Create New Project From Existing Code Files Wizard</text:span></text:a></text:p>
                                <text:p text:style-name="P31"><text:soft-page-break/> </text:p>
                                <text:p text:style-name="P31"> </text:p>
                                <text:p text:style-name="P30">Since VC 6 is a more then 10 years old product, we enhance lots of feature in VS2002, VS2003, VS2005, VS2008 and VS2010.  You need to modify the codes and take care these changes. The following are the information for you:</text:p>
                                <text:p text:style-name="P31"><text:a xlink:type="simple" xlink:href="http://blogs.msdn.com/b/brunoterkaly/archive/2009/01/26/migration-information-visual-studio-2008-and-earlier-c-net-c.aspx"><text:span text:style-name="T3">Migration Information Visual Studio 2008 and Earlier</text:span></text:a></text:p>
                                <text:p text:style-name="P31"><text:a xlink:type="simple" xlink:href="http://blogs.msdn.com/b/vcblog/archive/2010/03/02/visual-studio-2010-c-project-upgrade-guide.aspx"><text:span text:style-name="T3">Visual Studio 2010 C++ Project Upgrade Guide</text:span></text:a></text:p>
                                <text:p text:style-name="P31"> </text:p>
                                <text:p text:style-name="P30">If you have any concern, please let me know.</text:p>
                                <text:p text:style-name="P31"> </text:p>
                                <text:p text:style-name="P30">Cheers,</text:p>
                                <text:p text:style-name="P30">YI</text:p>
                                <text:p text:style-name="P31"> </text:p>
                                <text:p text:style-name="P39"/>
                                <text:p text:style-name="P20">Yi Feng Li [MSFT]<text:line-break/>MSDN Community Support | <text:a xlink:type="simple" xlink:href="mailto:msdnmg@microsoft.com">Feedback to us</text:a><text:line-break/><text:a xlink:type="simple" xlink:href="http://1code.codeplex.com/">Get or Request Code Sample from Microsoft</text:a><text:line-break/>Please remember to mark the replies as answers if they help and unmark them if they provide no help.<text:line-break/><text:line-break/><draw:a xlink:type="simple" xlink:href="http://go.microsoft.com/?linkid=9755420" office:target-frame-name="_blank" xlink:show="new"><draw:frame draw:style-name="fr2" draw:name="Image11" text:anchor-type="as-char" svg:width="5.1874in" svg:height="0.5102in" draw:z-index="9"><draw:image xlink:href="http://bit.ly/dHDhlK?a.png" xlink:type="simple" xlink:show="embed" xlink:actuate="onLoad"/></draw:frame></draw:a></text:p>
                                <text:p text:style-name="P20">Tuesday, February 08, 2011 4:32 AM</text:p>
                                <text:p text:style-name="P20"><text:a xlink:type="simple" xlink:href="javascript:void();" office:name="reply">Reply </text:a></text:p>
                                <text:p text:style-name="P20">|</text:p>
                                <text:p text:style-name="P20"><text:a xlink:type="simple" xlink:href="javascript:void();" office:name="quote">Quote </text:a></text:p>
                                <text:p text:style-name="P20"><draw:frame draw:style-name="fr2" draw:name="Image12" text:anchor-type="as-char" svg:width="0.7862in" svg:height="0.3929in" draw:z-index="10"><draw:image xlink:href="data:image/jpg;base64,/9j/4AAQSkZJRgABAQEAYABgAAD/2wBDAA0JCgsKCA0LCgsODg0PEyAVExISEyccHhcgLikxMC4pLSwzOko+MzZGNywtQFdBRkxOUlNSMj5aYVpQYEpRUk//2wBDAQ4ODhMREyYVFSZPNS01T09PT09PT09PT09PT09PT09PT09PT09PT09PT09PT09PT09PT09PT09PT09PT09PT0//wAARCAAsACwDASIAAhEBAxEB/8QAHwAAAQUBAQEBAQEAAAAAAAAAAAECAwQFBgcICQoL/8QAtRAAAgEDAwIEAwUFBAQAAAF9AQIDAAQRBRIhMUEGE1FhByJxFDKBkaEII0KxwRVS0fAkM2JyggkKFhcYGRolJicoKSo0NTY3ODk6Q0RFRkdISUpTVFVWV1hZWmNkZWZnaGlqc3R1dnd4eXqDhIWGh4iJipKTlJWWl5iZmqKjpKWmp6ipqrKztLW2t7i5usLDxMXGx8jJytLT1NXW19jZ2uHi4+Tl5ufo6erx8vP09fb3+Pn6/8QAHwEAAwEBAQEBAQEBAQAAAAAAAAECAwQFBgcICQoL/8QAtREAAgECBAQDBAcFBAQAAQJ3AAECAxEEBSExBhJBUQdhcRMiMoEIFEKRobHBCSMzUvAVYnLRChYkNOEl8RcYGRomJygpKjU2Nzg5OkNERUZHSElKU1RVVldYWVpjZGVmZ2hpanN0dXZ3eHl6goOEhYaHiImKkpOUlZaXmJmaoqOkpaanqKmqsrO0tba3uLm6wsPExcbHyMnK0tPU1dbX2Nna4uPk5ebn6Onq8vP09fb3+Pn6/9oADAMBAAIRAxEAPwDoHmsmBRy7g99vFVZbJEYGGSVUblSG4rR1CwEgVraP95nBCjrVQzSWam1nt1YoxPLeteLUpOlJxlp5nqpRmrw37EcemzSnIuGP1Ga2YLcWtkRJK+4Akt07fyrEubgTFUiUpHwAmepq1apc2rDzoXeFuCgG7r7VphpJT2v5kVaL5NXbyL8PIi3KGbJO5eQAe5PrxVW4tGml80sIi3JQjOKvWH+lXDiFZIIkUB43TG4nP502601HnZvtIGe24V24iDqR0Rx03yvVjbma7h0szWMYa5kwq7skL3Jx9KrxQJqvmrHfJeGJVIuVUAbjnKnHB7H2zWhDcW7v9gkZDIVyUY9vSpbt106zAtbVWBO1YkG0ZNHu1IWetwTlGd0c20FzZTJLticLN5ZUPlgfpjpWzY3vmXbh4cRxzeSG3gktj09KtzQ20Be8aBFm2bSwXJx6GhLa0Ei6i1uGuNgw5XkD+lVRpxp6RHVrTqfEO1G+itw8ZWTIVdzoM7AxwD+Y7Vgtq8KsVCSEqcHp1rY1F9OVEu77ywYz8hY8n2x3+lcxDqLEO0c7BHdmUeUuACfcZqq0lGN7k0ebmskXdMv7GyTfLDJJcscs7YJ5981pReI7BgBN5sfuyZH6VS/srTnILWMOfUDFLc6HaPblommgKDjy34/I5rlhNvRG0lFvUk1PXrQwx/Z5Q8Uj7WKjkn0/WrVx4m0+1jQ3IkXd04B/HrXm15I9pqSFGL7X6P0rW0qBNY1UpdFgMZynX9c1opSjU30YvZKWiNLxVfaVrMdrJbSkvESd+wj5e45qraaZf3cCywPDDEeFWRsEj1xW8ukafbsoW2V8d5CW/nWgtnDjO3Gee1c+JrSvtc0puMFaJ//Z" xlink:type="simple" xlink:show="embed" xlink:actuate="onLoad"/><svg:title>Avatar of Yi Feng Li</svg:title></draw:frame> </text:p>
                                <text:p text:style-name="P20"><text:a xlink:type="simple" xlink:href="https://social.msdn.microsoft.com:443/profile/yi%20feng%20li/?ws=usercard-mini" office:target-frame-name="_blank" xlink:show="new">Yi Feng Li</text:a></text:p>
                                <text:p text:style-name="P20">UIS</text:p>
                                <text:p text:style-name="P20">9,885 Points </text:p>
                                <text:p text:style-name="P20">Moderator </text:p>
                              </text:list-item>
                              <text:list-item>
                                <text:p text:style-name="P20"><text:bookmark text:name="2caa9574-f4b0-4a33-9c86-c57c1fbd65ea1"/><draw:frame draw:style-name="fr2" draw:name="Image13" text:anchor-type="as-char" svg:width="0.0102in" svg:height="0.0161in" draw:z-index="11"><draw:image xlink:href="https://i1.social.s-msft.com/globalresources/Images/trans.gif?cver=0%0D%0A" xlink:type="simple" xlink:show="embed" xlink:actuate="onLoad"/><svg:title>Question</svg:title></draw:frame> </text:p>
                                <text:p text:style-name="P20"><text:bookmark text:name="voteup3"/><draw:a xlink:type="simple" xlink:href="https://login.live.com/login.srf?wa=wsignin1.0&amp;wtrealm=social.msdn.microsoft.com&amp;wreply=https%3A%2F%2Fsocial.msdn.microsoft.com%2FForums%2Fvstudio%2Fen-US%2F5777b517-e935-4905-bf76-8f38d6d8913a%2Fthe-project-file-has-been-renamed-or-is-no-longer-in-the-solution-after-moving-solution%3Fforum%3Dvcgeneral%26prof%3Drequired%26stoAI%3D10&amp;wp=MBI_FED_SSL&amp;wlcxt=microsoft%24microsoft%24microsoft" office:name="voteup"><draw:frame draw:style-name="fr1" draw:name="Image14" text:anchor-type="as-char" svg:width="0.0311in" svg:height="0.0311in" draw:z-index="12"><draw:image xlink:href="https://i1.social.s-msft.com/globalresources/Images/trans.gif?cver=0%0D%0A" xlink:type="simple" xlink:show="embed" xlink:actuate="onLoad"/><svg:title>Sign in to vote</svg:title></draw:frame></draw:a><text:a xlink:type="simple" xlink:href="https://login.live.com/login.srf?wa=wsignin1.0&amp;wtrealm=social.msdn.microsoft.com&amp;wreply=https%3A%2F%2Fsocial.msdn.microsoft.com%2FForums%2Fvstudio%2Fen-US%2F5777b517-e935-4905-bf76-8f38d6d8913a%2Fthe-project-file-has-been-renamed-or-is-no-longer-in-the-solution-after-moving-solution%3Fforum%3Dvcgeneral%26prof%3Drequired%26stoAI%3D10&amp;wp=MBI_FED_SSL&amp;wlcxt=microsoft%24microsoft%24microsoft" office:name="voteup"> </text:a></text:p>
                                <text:p text:style-name="P20"><text:a xlink:type="simple" xlink:href="https://login.live.com/login.srf?wa=wsignin1.0&amp;wtrealm=social.msdn.microsoft.com&amp;wreply=https%3A%2F%2Fsocial.msdn.microsoft.com%2FForums%2Fvstudio%2Fen-US%2F5777b517-e935-4905-bf76-8f38d6d8913a%2Fthe-project-file-has-been-renamed-or-is-no-longer-in-the-solution-after-moving-solution%3Fforum%3Dvcgeneral%26prof%3Drequired%26stoAI%3D10&amp;wp=MBI_FED_SSL&amp;wlcxt=microsoft%24microsoft%24microsoft" office:name="voteup">7</text:a></text:p>
                                <text:p text:style-name="P6"><text:a xlink:type="simple" xlink:href="https://login.live.com/login.srf?wa=wsignin1.0&amp;wtrealm=social.msdn.microsoft.com&amp;wreply=https%3A%2F%2Fsocial.msdn.microsoft.com%2FForums%2Fvstudio%2Fen-US%2F5777b517-e935-4905-bf76-8f38d6d8913a%2Fthe-project-file-has-been-renamed-or-is-no-longer-in-the-solution-after-moving-solution%3Fforum%3Dvcgeneral%26prof%3Drequired%26stoAI%3D10&amp;wp=MBI_FED_SSL&amp;wlcxt=microsoft%24microsoft%24microsoft">Sign in to vote</text:a> </text:p>
                                <text:p text:style-name="P6">I was already able to get this resolved, just hadn't had a chance to reply.  I was able to repro, and now that I know what's going on it is extremely simple.  Start with a 6.0 project and convert it.  The conversion from 6.0 doesn't property set the project references, so go into the Framework <text:soft-page-break/>and References dialog and set the project reference, save all and exit Visual Studio.  Rename a directory in the path and open the solution - you'll see the problem.</text:p>
                                <text:p text:style-name="P6">The problem is that when migrating the solution, VS doesn't create a ProjectGuid entry in the vcxproj file for the projects.  The solution will contain a GUID that is generated for the project, and any project to project references that are defined will contain the same project GUID (at first), but it isn't defined in the actual project itself (in the "Globals" property group).  When the solution is moved to a new location, VS will regenerate the GUID for the project that the solution knows about, but the GUID defined in the project-to-project references is not changed so still holds the old value.  Because those project GUIDs in the project references are no longer known by the system, VS puts up this extremely useless error message.  The fix is to manually place a &lt;ProjectGuid&gt; node in the "Globals" property group for each project that was migrated, using the GUID that is stored in the solution.  After that, since VS can find the project GUIDs, it no longer regenerates them based on the directory and all is good.</text:p>
                                <text:list>
                                  <text:list-item>
                                    <text:p text:style-name="P20">Marked as answer by <text:a xlink:type="simple" xlink:href="https://social.msdn.microsoft.com:443/profile/darrell%20bennington/?type=forum&amp;referrer=http://social.msdn.microsoft.com/Forums/vstudio/en-US/5777b517-e935-4905-bf76-8f38d6d8913a/the-project-file-has-been-renamed-or-is-no-longer-in-the-solution-after-moving-solution?forum=vcgeneral">Darrell Bennington</text:a> Tuesday, February 08, 2011 3:01 PM </text:p>
                                  </text:list-item>
                                </text:list>
                                <text:p text:style-name="P20">Tuesday, February 08, 2011 3:01 PM</text:p>
                                <text:p text:style-name="P20"><text:a xlink:type="simple" xlink:href="javascript:void();" office:name="reply">Reply </text:a></text:p>
                                <text:p text:style-name="P20">|</text:p>
                                <text:p text:style-name="P20"><text:a xlink:type="simple" xlink:href="javascript:void();" office:name="quote">Quote </text:a></text:p>
                                <text:p text:style-name="P20"><draw:frame draw:style-name="fr2" draw:name="Image15" text:anchor-type="as-char" svg:width="0.7862in" svg:height="0.3929in" draw:z-index="13"><draw:image xlink:href="data:image/jpg;base64,/9j/4AAQSkZJRgABAQEAYABgAAD/2wBDAAgGBgcGBQgHBwcJCQgKDBQNDAsLDBkSEw8UHRofHh0aHBwgJC4nICIsIxwcKDcpLDAxNDQ0Hyc5PTgyPC4zNDL/2wBDAQkJCQwLDBgNDRgyIRwhMjIyMjIyMjIyMjIyMjIyMjIyMjIyMjIyMjIyMjIyMjIyMjIyMjIyMjIyMjIyMjIyMjL/wAARCAAsACwDASIAAhEBAxEB/8QAHwAAAQUBAQEBAQEAAAAAAAAAAAECAwQFBgcICQoL/8QAtRAAAgEDAwIEAwUFBAQAAAF9AQIDAAQRBRIhMUEGE1FhByJxFDKBkaEII0KxwRVS0fAkM2JyggkKFhcYGRolJicoKSo0NTY3ODk6Q0RFRkdISUpTVFVWV1hZWmNkZWZnaGlqc3R1dnd4eXqDhIWGh4iJipKTlJWWl5iZmqKjpKWmp6ipqrKztLW2t7i5usLDxMXGx8jJytLT1NXW19jZ2uHi4+Tl5ufo6erx8vP09fb3+Pn6/8QAHwEAAwEBAQEBAQEBAQAAAAAAAAECAwQFBgcICQoL/8QAtREAAgECBAQDBAcFBAQAAQJ3AAECAxEEBSExBhJBUQdhcRMiMoEIFEKRobHBCSMzUvAVYnLRChYkNOEl8RcYGRomJygpKjU2Nzg5OkNERUZHSElKU1RVVldYWVpjZGVmZ2hpanN0dXZ3eHl6goOEhYaHiImKkpOUlZaXmJmaoqOkpaanqKmqsrO0tba3uLm6wsPExcbHyMnK0tPU1dbX2Nna4uPk5ebn6Onq8vP09fb3+Pn6/9oADAMBAAIRAxEAPwDiLi2mtTGJk2+ZGsiEEEMpHBBHHsfQgg8gioa9GsPDF54h+HsUM9lc2+pWFwPsUklnLiaCT5tuVU5G4s27BA46Bs0zXPhHrGlaVFd2s6ahLnE8EMZBTPdST8w9eBjrjrjp5kfULFU78snZ3scDb2813cR29vE8s0jBURBksT0AFeuQ/DCw0zwmP7XmKX91LEstwieYLZSwyF/q/YZ7A5o+G4Z/A4E0HhLVdX1WQYlnFtJHHAP7iEoSx9TgD0JHXvF+I2gpa3D3zXOn3Vum+SyvITHN7BVPDE9sHpycColJ9DjxWIrSaVJaeXU8V1q98N2iNZ+HbGSf7yvqF+dzsDx8icKox0Yru57EA1zVT3ssE99cS20H2e3eVmih3bvLUnIXPfA4zUFaI9KEeVf5nonw8+IjaA6aVqrs+mM37uTqbcn+a+o7dRXVfF/xI1rodrpdoWI1D948yg7TGuCArdDk46HgDn7wrxGuo0afU/Eumf8ACLrbvetHmayYY3W7DqMnojDjk4BKn2MuKvc5KuFpqqq/bf8AzPcfA/iH/hJfCtpeu+66QeTc+vmL1PQD5hhsDpux2rkfi9pyWw0zxHD5P2m3kEEkcuCJkOSAVJ+YA7gQAchzngVxvgvxFdeANeurbV7W4it5oj5sDKQwdQShAPXJ+X0+bOeKZ9pvvHfjHTbnXX+zabc3HlwhyVjCDkoh7k4Ckjuwz1AqFG0r9DlhhXSruon7m/r5DfGHgs6bZW/iDSYpW0O9jSZVfl7XeAQre3OA34HnBbi6+rtTuLW2sxHdQNPDOfI8lIvM37geNo6jGc+2c8V89eKND0Sy8Q3dvp2qx28MblWgu4pd8LAkFQVVgyjsc9PXqahK+5tgsW6i5Zr5nLV6h8HdWksrrULV7N3tZfKzcRwgmN2cIqs2M4O7pnjaSB941xnhXSbXVr29F0HZLWylulRWwHZMEBu+098YPuK3NC8a61e+ItD06KdLHTxewoLSyTyk2mRcg9yD3yTn8TTlqrG+K/eQdNI9a8c6toGjaSt1rVja30vItbaaJXaR++NwOB0y3b3JAPz7ret33iHU5L/UJd8rfKqqMJGo6Ko7Af4k5JJo13XL/wAQ6tLqOoS75n4CjhY17Ko7Af8A1zkkms6iEbIWDwqowu9X/Wxcm1bUrm7hu7jULqa4gx5UskzM8eDkbSTkYPPFdZqek33ju6GvaTaxBpo1W8QyrGFnUYbAY8gja2f9r1Brh6Kq3Y3lT2cdGj//2Q==" xlink:type="simple" xlink:show="embed" xlink:actuate="onLoad"/><svg:title>Avatar of Darrell Bennington</svg:title></draw:frame> </text:p>
                                <text:p text:style-name="P20"><text:a xlink:type="simple" xlink:href="https://social.msdn.microsoft.com:443/profile/darrell%20bennington/?ws=usercard-mini" office:target-frame-name="_blank" xlink:show="new">Darrell Bennington</text:a></text:p>
                                <text:p text:style-name="P20">135 Points </text:p>
                              </text:list-item>
                              <text:list-item>
                                <text:p text:style-name="P20"><text:bookmark text:name="52b1fc43-9421-4760-af6f-e648793b4119"/><draw:frame draw:style-name="fr2" draw:name="Image16" text:anchor-type="as-char" svg:width="0.0102in" svg:height="0.0161in" draw:z-index="14"><draw:image xlink:href="https://i1.social.s-msft.com/globalresources/Images/trans.gif?cver=0%0D%0A" xlink:type="simple" xlink:show="embed" xlink:actuate="onLoad"/><svg:title>Question</svg:title></draw:frame> </text:p>
                                <text:p text:style-name="P20"><text:bookmark text:name="voteup4"/><draw:a xlink:type="simple" xlink:href="https://login.live.com/login.srf?wa=wsignin1.0&amp;wtrealm=social.msdn.microsoft.com&amp;wreply=https%3A%2F%2Fsocial.msdn.microsoft.com%2FForums%2Fvstudio%2Fen-US%2F5777b517-e935-4905-bf76-8f38d6d8913a%2Fthe-project-file-has-been-renamed-or-is-no-longer-in-the-solution-after-moving-solution%3Fforum%3Dvcgeneral%26prof%3Drequired%26stoAI%3D10&amp;wp=MBI_FED_SSL&amp;wlcxt=microsoft%24microsoft%24microsoft" office:name="voteup"><draw:frame draw:style-name="fr1" draw:name="Image17" text:anchor-type="as-char" svg:width="0.0311in" svg:height="0.0311in" draw:z-index="15"><draw:image xlink:href="https://i1.social.s-msft.com/globalresources/Images/trans.gif?cver=0%0D%0A" xlink:type="simple" xlink:show="embed" xlink:actuate="onLoad"/><svg:title>Sign in to vote</svg:title></draw:frame></draw:a><text:a xlink:type="simple" xlink:href="https://login.live.com/login.srf?wa=wsignin1.0&amp;wtrealm=social.msdn.microsoft.com&amp;wreply=https%3A%2F%2Fsocial.msdn.microsoft.com%2FForums%2Fvstudio%2Fen-US%2F5777b517-e935-4905-bf76-8f38d6d8913a%2Fthe-project-file-has-been-renamed-or-is-no-longer-in-the-solution-after-moving-solution%3Fforum%3Dvcgeneral%26prof%3Drequired%26stoAI%3D10&amp;wp=MBI_FED_SSL&amp;wlcxt=microsoft%24microsoft%24microsoft" office:name="voteup"> </text:a></text:p>
                                <text:p text:style-name="P20"><text:a xlink:type="simple" xlink:href="https://login.live.com/login.srf?wa=wsignin1.0&amp;wtrealm=social.msdn.microsoft.com&amp;wreply=https%3A%2F%2Fsocial.msdn.microsoft.com%2FForums%2Fvstudio%2Fen-US%2F5777b517-e935-4905-bf76-8f38d6d8913a%2Fthe-project-file-has-been-renamed-or-is-no-longer-in-the-solution-after-moving-solution%3Fforum%3Dvcgeneral%26prof%3Drequired%26stoAI%3D10&amp;wp=MBI_FED_SSL&amp;wlcxt=microsoft%24microsoft%24microsoft" office:name="voteup">0</text:a></text:p>
                                <text:p text:style-name="P6"><text:a xlink:type="simple" xlink:href="https://login.live.com/login.srf?wa=wsignin1.0&amp;wtrealm=social.msdn.microsoft.com&amp;wreply=https%3A%2F%2Fsocial.msdn.microsoft.com%2FForums%2Fvstudio%2Fen-US%2F5777b517-e935-4905-bf76-8f38d6d8913a%2Fthe-project-file-has-been-renamed-or-is-no-longer-in-the-solution-after-moving-solution%3Fforum%3Dvcgeneral%26prof%3Drequired%26stoAI%3D10&amp;wp=MBI_FED_SSL&amp;wlcxt=microsoft%24microsoft%24microsoft">Sign in to vote</text:a> </text:p>
                                <text:p text:style-name="P6">As you said, there were no &lt;ProjectGUID&gt; so I added it manually as you suggested. But reloading solution wouldn't give a new ProjectGUID to the added tag, and the problem persists. Is there any extra steps I should do after adding the tag? Thanks.</text:p>
                                <text:p text:style-name="P39"/>
                                <text:p text:style-name="P20">Lee Seongjoo<text:line-break/>Ph.D. Candidate<text:line-break/>Computer Science<text:line-break/>Yonsei Univerisity<text:line-break/>Seoul, Korea</text:p>
                                <text:p text:style-name="P20">Friday, March 04, 2011 9:12 AM</text:p>
                                <text:p text:style-name="P20"><text:a xlink:type="simple" xlink:href="javascript:void();" office:name="reply">Reply </text:a></text:p>
                                <text:p text:style-name="P20">|</text:p>
                                <text:p text:style-name="P20"><text:a xlink:type="simple" xlink:href="javascript:void();" office:name="quote">Quote </text:a></text:p>
                                <text:p text:style-name="P20"><text:soft-page-break/><draw:frame draw:style-name="fr2" draw:name="Image18" text:anchor-type="as-char" svg:width="0.7862in" svg:height="0.3929in" draw:z-index="16"><draw:image xlink:href="data:image/jpg;base64,/9j/4AAQSkZJRgABAQEAYABgAAD/2wBDAAgGBgcGBQgHBwcJCQgKDBQNDAsLDBkSEw8UHRofHh0aHBwgJC4nICIsIxwcKDcpLDAxNDQ0Hyc5PTgyPC4zNDL/2wBDAQkJCQwLDBgNDRgyIRwhMjIyMjIyMjIyMjIyMjIyMjIyMjIyMjIyMjIyMjIyMjIyMjIyMjIyMjIyMjIyMjIyMjL/wAARCAAsACwDASIAAhEBAxEB/8QAHwAAAQUBAQEBAQEAAAAAAAAAAAECAwQFBgcICQoL/8QAtRAAAgEDAwIEAwUFBAQAAAF9AQIDAAQRBRIhMUEGE1FhByJxFDKBkaEII0KxwRVS0fAkM2JyggkKFhcYGRolJicoKSo0NTY3ODk6Q0RFRkdISUpTVFVWV1hZWmNkZWZnaGlqc3R1dnd4eXqDhIWGh4iJipKTlJWWl5iZmqKjpKWmp6ipqrKztLW2t7i5usLDxMXGx8jJytLT1NXW19jZ2uHi4+Tl5ufo6erx8vP09fb3+Pn6/8QAHwEAAwEBAQEBAQEBAQAAAAAAAAECAwQFBgcICQoL/8QAtREAAgECBAQDBAcFBAQAAQJ3AAECAxEEBSExBhJBUQdhcRMiMoEIFEKRobHBCSMzUvAVYnLRChYkNOEl8RcYGRomJygpKjU2Nzg5OkNERUZHSElKU1RVVldYWVpjZGVmZ2hpanN0dXZ3eHl6goOEhYaHiImKkpOUlZaXmJmaoqOkpaanqKmqsrO0tba3uLm6wsPExcbHyMnK0tPU1dbX2Nna4uPk5ebn6Onq8vP09fb3+Pn6/9oADAMBAAIRAxEAPwDgq9D8D/DzXJ9V0/WbuJbGytp47jNxw8gVt3C9R93q2ODkZrkY/DHiCWNZI9C1N43AZWW0kIYHoQcdK6az1Px/p2h3ely6bqMunzW7wsLy0kxCrLgsHIG3A9TtHpXpTbatFmK8z1L4ikX/AIE1C1tGWe4laFY4ozuZj5ycACuB1nwBB4X+G91e3irLq0jRbm6iEFx8q+/qfy4673gDTfC3he1F5e69o8urSr8zC8jIhB/hU56+p/Dp11PiZd22ofDa7ubK4iuYDJHiWFw6nEgB5HHXiuaLcZKC2uW9Vc+fqK9S8C+E9J1zwPqVu15aPrF8paKMSqZLdY2+UlcEqC3UjqrCuGbwl4kVip0DVMg4OLSQj8wK6lUTbXYix6z8P7bxl4cA03V9KZtKJysv2mIm39f4+V9R26j0r0hHSWNXRleNxlWU5DA9xXPaT4v0XxUt3aaVdGWdISxR0KEg8ZGeozj8xXBeD9d1jwZr9r4T19Q8NyUEASQO0DO2FGQfuk9u2QfrxOLm29maXSOG8ceHj4a8VXdkiFbVz51t6eW3QdSflOVyeu3Peux+DmqGWbUfD1zCZ7O4jMwVk3IDwrBhjowx1OPlx1Ndv8QvBx8W6Xbi2KJfW8o8t26FGIDg+wHzd/u4HWlg/wCEa+GOhQQTziIzNhpNhaSdwOTgc4H5DIHfnR1VKny7sXLZ3MWy8OWPw58WXeuvM8egT2rRBtjyNbyM6EI20E7Tg4Y/QnOC23/wtDwb/wBBj/yWm/8AiKrTfFHwbcQyQzXTyRSKUdHtXKsp4IIxyDXj2uaf4dfVJJND1qNLF/mWO6imDRnuoIQ5HoTz2OcZJGnzv373Bu2xV8La/N4a8Q2upxbmRG2zRg48yM8MPf1Ge4B7Vd03VZ9b+JWnanck+bcapC+M52jzFwo9gMAfSuZrX8Kf8jjof/YQg/8ARi11SS1ZCZ9M3uow2ksFr5sP2663rawSOV81lUseQCQAByccZHcgHzkfDjW9b8Utqni27sbu2dGUx280imMYO0INowATnr6k5JOeW8F65f8AiH4t6fqOoS75n84BRwsa+U+FUdgP/rnJJNej/FR3TwBelGZcvGDg4yC4yK4+V05KK6ml7q54z4u0XRtF1LydH1tNRjJO5QuTF0IG8fK/XqO46VztFFdqVlYyP//Z" xlink:type="simple" xlink:show="embed" xlink:actuate="onLoad"/><svg:title>Avatar of Lee Seongjoo</svg:title></draw:frame> </text:p>
                                <text:p text:style-name="P20"><text:a xlink:type="simple" xlink:href="https://social.msdn.microsoft.com:443/profile/lee%20seongjoo/?ws=usercard-mini" office:target-frame-name="_blank" xlink:show="new">Lee Seongjoo</text:a></text:p>
                                <text:p text:style-name="P20">Yonsei University</text:p>
                                <text:p text:style-name="P20">15 Points </text:p>
                              </text:list-item>
                              <text:list-item>
                                <text:p text:style-name="P20"><text:bookmark text:name="02fbc58f-ac7e-470b-a60a-36b5ed9e5beb"/><draw:frame draw:style-name="fr2" draw:name="Image19" text:anchor-type="as-char" svg:width="0.0102in" svg:height="0.0161in" draw:z-index="17"><draw:image xlink:href="https://i1.social.s-msft.com/globalresources/Images/trans.gif?cver=0%0D%0A" xlink:type="simple" xlink:show="embed" xlink:actuate="onLoad"/><svg:title>Question</svg:title></draw:frame> </text:p>
                                <text:p text:style-name="P20"><text:bookmark text:name="voteup5"/><draw:a xlink:type="simple" xlink:href="https://login.live.com/login.srf?wa=wsignin1.0&amp;wtrealm=social.msdn.microsoft.com&amp;wreply=https%3A%2F%2Fsocial.msdn.microsoft.com%2FForums%2Fvstudio%2Fen-US%2F5777b517-e935-4905-bf76-8f38d6d8913a%2Fthe-project-file-has-been-renamed-or-is-no-longer-in-the-solution-after-moving-solution%3Fforum%3Dvcgeneral%26prof%3Drequired%26stoAI%3D10&amp;wp=MBI_FED_SSL&amp;wlcxt=microsoft%24microsoft%24microsoft" office:name="voteup"><draw:frame draw:style-name="fr1" draw:name="Image20" text:anchor-type="as-char" svg:width="0.0311in" svg:height="0.0311in" draw:z-index="18"><draw:image xlink:href="https://i1.social.s-msft.com/globalresources/Images/trans.gif?cver=0%0D%0A" xlink:type="simple" xlink:show="embed" xlink:actuate="onLoad"/><svg:title>Sign in to vote</svg:title></draw:frame></draw:a><text:a xlink:type="simple" xlink:href="https://login.live.com/login.srf?wa=wsignin1.0&amp;wtrealm=social.msdn.microsoft.com&amp;wreply=https%3A%2F%2Fsocial.msdn.microsoft.com%2FForums%2Fvstudio%2Fen-US%2F5777b517-e935-4905-bf76-8f38d6d8913a%2Fthe-project-file-has-been-renamed-or-is-no-longer-in-the-solution-after-moving-solution%3Fforum%3Dvcgeneral%26prof%3Drequired%26stoAI%3D10&amp;wp=MBI_FED_SSL&amp;wlcxt=microsoft%24microsoft%24microsoft" office:name="voteup"> </text:a></text:p>
                                <text:p text:style-name="P20"><text:a xlink:type="simple" xlink:href="https://login.live.com/login.srf?wa=wsignin1.0&amp;wtrealm=social.msdn.microsoft.com&amp;wreply=https%3A%2F%2Fsocial.msdn.microsoft.com%2FForums%2Fvstudio%2Fen-US%2F5777b517-e935-4905-bf76-8f38d6d8913a%2Fthe-project-file-has-been-renamed-or-is-no-longer-in-the-solution-after-moving-solution%3Fforum%3Dvcgeneral%26prof%3Drequired%26stoAI%3D10&amp;wp=MBI_FED_SSL&amp;wlcxt=microsoft%24microsoft%24microsoft" office:name="voteup">2</text:a></text:p>
                                <text:p text:style-name="P6"><text:a xlink:type="simple" xlink:href="https://login.live.com/login.srf?wa=wsignin1.0&amp;wtrealm=social.msdn.microsoft.com&amp;wreply=https%3A%2F%2Fsocial.msdn.microsoft.com%2FForums%2Fvstudio%2Fen-US%2F5777b517-e935-4905-bf76-8f38d6d8913a%2Fthe-project-file-has-been-renamed-or-is-no-longer-in-the-solution-after-moving-solution%3Fforum%3Dvcgeneral%26prof%3Drequired%26stoAI%3D10&amp;wp=MBI_FED_SSL&amp;wlcxt=microsoft%24microsoft%24microsoft">Sign in to vote</text:a> </text:p>
                                <text:p text:style-name="P6">I guess I wasn't too clear on that point - it isn't enough just to enter a &lt;ProjectGUID&gt; element, but you have to enter one with the correct value.  How you will do this depends on if you know the location that works or not.</text:p>
                                <text:p text:style-name="P6"><text:span text:style-name="Strong_20_Emphasis">If you have a location that works:</text:span></text:p>
                                <text:p text:style-name="P6">Open up your .sln file, you'll see some entries like this:</text:p>
                                <text:p text:style-name="P6">Project("{8BC9CEB8-8B4A-11D0-8D11-00A0C91BC942}") = "SomeProject", "SomeProject\SomeProject.vcxproj", <text:span text:style-name="Emphasis">"{66AABD88-367D-C35A-C3EA-C8C49CB44098}</text:span>"<text:line-break/> ProjectSection(ProjectDependencies) = postProject<text:line-break/>  {B275761C-2927-B95C-72CF-11DE730CAEAB} = {B275761C-2927-B95C-72CF-11DE730CAEAB}<text:line-break/> EndProjectSection<text:line-break/>EndProject</text:p>
                                <text:p text:style-name="P6">The entry that you'll need to put into the Globals section of the SomeProject.vcxproj file is:</text:p>
                                <text:p text:style-name="P6">&lt;ProjectGuid&gt;<text:span text:style-name="Emphasis">{66AABD88-367D-C35A-C3EA-C8C49CB44098}</text:span>&lt;/ProjectGuid&gt;</text:p>
                                <text:p text:style-name="P6">Where the GUID matches GUID that comes after the line indicating the vcxproj file in the solution file.</text:p>
                                <text:p text:style-name="P6"><text:span text:style-name="Strong_20_Emphasis">If you do not have a location that works:</text:span></text:p>
                                <text:p text:style-name="P6">Do the same as in the other case (open the .sln file to get the project GUID), but you'll also have to update the dependencies in the SomeProject.vcxproj file.  The dependencies will look like:</text:p>
                                <text:p text:style-name="P6">  &lt;ItemGroup&gt;<text:line-break/>    &lt;ProjectReference Include="..\AnotherProject\AnotherProject.vcxproj"&gt;<text:line-break/>      &lt;Project&gt;{634FD905-3B20-DE0A-221F-CB74E34203D0}&lt;/Project&gt;<text:line-break/>    &lt;/ProjectReference&gt;<text:line-break/>  &lt;/ItemGroup&gt;</text:p>
                                <text:p text:style-name="P6">The "&lt;Project&gt;{634FD905-3B20-DE0A-221F-CB74E34203D0}&lt;/Project&gt;" part will need to match the GUID that is shown as a dependency from the .sln file, or "{B275761C-2927-B95C-72CF-11DE730CAEAB}" in this case.  When you update the AnotherProject.vcxproj file, it <text:soft-page-break/>will have the matching GUID.</text:p>
                                <text:p text:style-name="P6"> </text:p>
                                <text:p text:style-name="P6">In either case, you need to update all of your vcxproj files for thsi problem to go away.</text:p>
                                <text:list>
                                  <text:list-item>
                                    <text:p text:style-name="P20">Edited by <text:a xlink:type="simple" xlink:href="https://social.msdn.microsoft.com:443/profile/darrell%20bennington/?type=forum&amp;referrer=http://social.msdn.microsoft.com/Forums/vstudio/en-US/5777b517-e935-4905-bf76-8f38d6d8913a/the-project-file-has-been-renamed-or-is-no-longer-in-the-solution-after-moving-solution?forum=vcgeneral">Darrell Bennington</text:a> Friday, March 04, 2011 2:29 PM Minor editing </text:p>
                                  </text:list-item>
                                  <text:list-item>
                                    <text:p text:style-name="P20">Proposed as answer by <text:a xlink:type="simple" xlink:href="https://social.msdn.microsoft.com:443/profile/cobaia01/?type=forum&amp;referrer=http://social.msdn.microsoft.com/Forums/vstudio/en-US/5777b517-e935-4905-bf76-8f38d6d8913a/the-project-file-has-been-renamed-or-is-no-longer-in-the-solution-after-moving-solution?forum=vcgeneral">cobaia01</text:a> Wednesday, October 24, 2012 5:52 PM </text:p>
                                  </text:list-item>
                                </text:list>
                                <text:p text:style-name="P20">Friday, March 04, 2011 2:26 PM</text:p>
                                <text:p text:style-name="P20"><text:a xlink:type="simple" xlink:href="javascript:void();" office:name="reply">Reply </text:a></text:p>
                                <text:p text:style-name="P20">|</text:p>
                                <text:p text:style-name="P20"><text:a xlink:type="simple" xlink:href="javascript:void();" office:name="quote">Quote </text:a></text:p>
                                <text:p text:style-name="P20"><draw:frame draw:style-name="fr2" draw:name="Image21" text:anchor-type="as-char" svg:width="0.7862in" svg:height="0.3929in" draw:z-index="19"><draw:image xlink:href="data:image/jpg;base64,/9j/4AAQSkZJRgABAQEAYABgAAD/2wBDAAgGBgcGBQgHBwcJCQgKDBQNDAsLDBkSEw8UHRofHh0aHBwgJC4nICIsIxwcKDcpLDAxNDQ0Hyc5PTgyPC4zNDL/2wBDAQkJCQwLDBgNDRgyIRwhMjIyMjIyMjIyMjIyMjIyMjIyMjIyMjIyMjIyMjIyMjIyMjIyMjIyMjIyMjIyMjIyMjL/wAARCAAsACwDASIAAhEBAxEB/8QAHwAAAQUBAQEBAQEAAAAAAAAAAAECAwQFBgcICQoL/8QAtRAAAgEDAwIEAwUFBAQAAAF9AQIDAAQRBRIhMUEGE1FhByJxFDKBkaEII0KxwRVS0fAkM2JyggkKFhcYGRolJicoKSo0NTY3ODk6Q0RFRkdISUpTVFVWV1hZWmNkZWZnaGlqc3R1dnd4eXqDhIWGh4iJipKTlJWWl5iZmqKjpKWmp6ipqrKztLW2t7i5usLDxMXGx8jJytLT1NXW19jZ2uHi4+Tl5ufo6erx8vP09fb3+Pn6/8QAHwEAAwEBAQEBAQEBAQAAAAAAAAECAwQFBgcICQoL/8QAtREAAgECBAQDBAcFBAQAAQJ3AAECAxEEBSExBhJBUQdhcRMiMoEIFEKRobHBCSMzUvAVYnLRChYkNOEl8RcYGRomJygpKjU2Nzg5OkNERUZHSElKU1RVVldYWVpjZGVmZ2hpanN0dXZ3eHl6goOEhYaHiImKkpOUlZaXmJmaoqOkpaanqKmqsrO0tba3uLm6wsPExcbHyMnK0tPU1dbX2Nna4uPk5ebn6Onq8vP09fb3+Pn6/9oADAMBAAIRAxEAPwDiLi2mtTGJk2+ZGsiEEEMpHBBHHsfQgg8gioa9GsPDF54h+HsUM9lc2+pWFwPsUklnLiaCT5tuVU5G4s27BA46Bs0zXPhHrGlaVFd2s6ahLnE8EMZBTPdST8w9eBjrjrjp5kfULFU78snZ3scDb2813cR29vE8s0jBURBksT0AFeuQ/DCw0zwmP7XmKX91LEstwieYLZSwyF/q/YZ7A5o+G4Z/A4E0HhLVdX1WQYlnFtJHHAP7iEoSx9TgD0JHXvF+I2gpa3D3zXOn3Vum+SyvITHN7BVPDE9sHpycColJ9DjxWIrSaVJaeXU8V1q98N2iNZ+HbGSf7yvqF+dzsDx8icKox0Yru57EA1zVT3ssE99cS20H2e3eVmih3bvLUnIXPfA4zUFaI9KEeVf5nonw8+IjaA6aVqrs+mM37uTqbcn+a+o7dRXVfF/xI1rodrpdoWI1D948yg7TGuCArdDk46HgDn7wrxGuo0afU/Eumf8ACLrbvetHmayYY3W7DqMnojDjk4BKn2MuKvc5KuFpqqq/bf8AzPcfA/iH/hJfCtpeu+66QeTc+vmL1PQD5hhsDpux2rkfi9pyWw0zxHD5P2m3kEEkcuCJkOSAVJ+YA7gQAchzngVxvgvxFdeANeurbV7W4it5oj5sDKQwdQShAPXJ+X0+bOeKZ9pvvHfjHTbnXX+zabc3HlwhyVjCDkoh7k4Ckjuwz1AqFG0r9DlhhXSruon7m/r5DfGHgs6bZW/iDSYpW0O9jSZVfl7XeAQre3OA34HnBbi6+rtTuLW2sxHdQNPDOfI8lIvM37geNo6jGc+2c8V89eKND0Sy8Q3dvp2qx28MblWgu4pd8LAkFQVVgyjsc9PXqahK+5tgsW6i5Zr5nLV6h8HdWksrrULV7N3tZfKzcRwgmN2cIqs2M4O7pnjaSB941xnhXSbXVr29F0HZLWylulRWwHZMEBu+098YPuK3NC8a61e+ItD06KdLHTxewoLSyTyk2mRcg9yD3yTn8TTlqrG+K/eQdNI9a8c6toGjaSt1rVja30vItbaaJXaR++NwOB0y3b3JAPz7ret33iHU5L/UJd8rfKqqMJGo6Ko7Af4k5JJo13XL/wAQ6tLqOoS75n4CjhY17Ko7Af8A1zkkms6iEbIWDwqowu9X/Wxcm1bUrm7hu7jULqa4gx5UskzM8eDkbSTkYPPFdZqek33ju6GvaTaxBpo1W8QyrGFnUYbAY8gja2f9r1Brh6Kq3Y3lT2cdGj//2Q==" xlink:type="simple" xlink:show="embed" xlink:actuate="onLoad"/><svg:title>Avatar of Darrell Bennington</svg:title></draw:frame> </text:p>
                                <text:p text:style-name="P20"><text:a xlink:type="simple" xlink:href="https://social.msdn.microsoft.com:443/profile/darrell%20bennington/?ws=usercard-mini" office:target-frame-name="_blank" xlink:show="new">Darrell Bennington</text:a></text:p>
                                <text:p text:style-name="P20">135 Points </text:p>
                              </text:list-item>
                              <text:list-item>
                                <text:p text:style-name="P20"><text:bookmark text:name="9ae9172c-d9fb-4e5b-bd12-7eb88636ec10"/><draw:frame draw:style-name="fr2" draw:name="Image22" text:anchor-type="as-char" svg:width="0.0102in" svg:height="0.0161in" draw:z-index="20"><draw:image xlink:href="https://i1.social.s-msft.com/globalresources/Images/trans.gif?cver=0%0D%0A" xlink:type="simple" xlink:show="embed" xlink:actuate="onLoad"/><svg:title>Question</svg:title></draw:frame> </text:p>
                                <text:p text:style-name="P20"><text:bookmark text:name="voteup6"/><draw:a xlink:type="simple" xlink:href="https://login.live.com/login.srf?wa=wsignin1.0&amp;wtrealm=social.msdn.microsoft.com&amp;wreply=https%3A%2F%2Fsocial.msdn.microsoft.com%2FForums%2Fvstudio%2Fen-US%2F5777b517-e935-4905-bf76-8f38d6d8913a%2Fthe-project-file-has-been-renamed-or-is-no-longer-in-the-solution-after-moving-solution%3Fforum%3Dvcgeneral%26prof%3Drequired%26stoAI%3D10&amp;wp=MBI_FED_SSL&amp;wlcxt=microsoft%24microsoft%24microsoft" office:name="voteup"><draw:frame draw:style-name="fr1" draw:name="Image23" text:anchor-type="as-char" svg:width="0.0311in" svg:height="0.0311in" draw:z-index="21"><draw:image xlink:href="https://i1.social.s-msft.com/globalresources/Images/trans.gif?cver=0%0D%0A" xlink:type="simple" xlink:show="embed" xlink:actuate="onLoad"/><svg:title>Sign in to vote</svg:title></draw:frame></draw:a><text:a xlink:type="simple" xlink:href="https://login.live.com/login.srf?wa=wsignin1.0&amp;wtrealm=social.msdn.microsoft.com&amp;wreply=https%3A%2F%2Fsocial.msdn.microsoft.com%2FForums%2Fvstudio%2Fen-US%2F5777b517-e935-4905-bf76-8f38d6d8913a%2Fthe-project-file-has-been-renamed-or-is-no-longer-in-the-solution-after-moving-solution%3Fforum%3Dvcgeneral%26prof%3Drequired%26stoAI%3D10&amp;wp=MBI_FED_SSL&amp;wlcxt=microsoft%24microsoft%24microsoft" office:name="voteup"> </text:a></text:p>
                                <text:p text:style-name="P20"><text:a xlink:type="simple" xlink:href="https://login.live.com/login.srf?wa=wsignin1.0&amp;wtrealm=social.msdn.microsoft.com&amp;wreply=https%3A%2F%2Fsocial.msdn.microsoft.com%2FForums%2Fvstudio%2Fen-US%2F5777b517-e935-4905-bf76-8f38d6d8913a%2Fthe-project-file-has-been-renamed-or-is-no-longer-in-the-solution-after-moving-solution%3Fforum%3Dvcgeneral%26prof%3Drequired%26stoAI%3D10&amp;wp=MBI_FED_SSL&amp;wlcxt=microsoft%24microsoft%24microsoft" office:name="voteup">8</text:a></text:p>
                                <text:p text:style-name="P6"><text:a xlink:type="simple" xlink:href="https://login.live.com/login.srf?wa=wsignin1.0&amp;wtrealm=social.msdn.microsoft.com&amp;wreply=https%3A%2F%2Fsocial.msdn.microsoft.com%2FForums%2Fvstudio%2Fen-US%2F5777b517-e935-4905-bf76-8f38d6d8913a%2Fthe-project-file-has-been-renamed-or-is-no-longer-in-the-solution-after-moving-solution%3Fforum%3Dvcgeneral%26prof%3Drequired%26stoAI%3D10&amp;wp=MBI_FED_SSL&amp;wlcxt=microsoft%24microsoft%24microsoft">Sign in to vote</text:a> </text:p>
                                <text:p text:style-name="P6">Please vote up this bug as important if you have wasted time on it.</text:p>
                                <text:p text:style-name="P6"> </text:p>
                                <text:p text:style-name="P6">A bug was submitted for VS2010 for this problem:</text:p>
                                <text:p text:style-name="P6"><text:span text:style-name="T5">Posted by Andrew7Webb on 6/25/2010 at 10:27 AM <text:line-break/>The error message: "The project file '' has been renamed or no longer in the solution. "<text:line-break/><text:line-break/>is broken because</text:span><text:span text:style-name="Strong_20_Emphasis"><text:span text:style-name="T5"> it gives no useful information to the user about what went wrong. </text:span></text:span><text:span text:style-name="T5">   <text:line-break/><text:line-break/></text:span><text:span text:style-name="Strong_20_Emphasis"><text:span text:style-name="T5">Closing the problem with out fixing the error message gives a grade of F.</text:span></text:span><text:span text:style-name="T5"><text:line-break/>At least pointing to the particular project that caused the problem is D solution.<text:line-break/>Explaining how to fix the problem in the error message is a C solution.<text:line-break/>Offering to fix the problem is a B solution.<text:line-break/>Designing the product so it never has that problem is an A solution.    <text:line-break/><text:line-break/>Please at least fix the error message.</text:span></text:p>
                                <text:p text:style-name="P6"><text:a xlink:type="simple" xlink:href="https://connect.microsoft.com/VisualStudio/feedback/details/635201/project-file-has-been-renamed-or-is-no-longer-in-the-solution#tabs">https://connect.microsoft.com/VisualStudio/feedback/details/635201/project-file-has-been-renamed-or-is-</text:a><text:a xlink:type="simple" xlink:href="https://connect.microsoft.com/VisualStudio/feedback/details/635201/project-file-has-been-renamed-or-is-no-longer-in-the-solution#tabs">no-longer-in-the-solution#tabs</text:a></text:p>
                                <text:p text:style-name="P6">Microsoft's current answer is</text:p>
                                <text:p text:style-name="P6">"<text:span text:style-name="T6">Posted by </text:span><text:span text:style-name="Strong_20_Emphasis"><text:span text:style-name="T6">Microsoft</text:span></text:span><text:span text:style-name="T6"> on 1/18/2011 at 4:44 PM</text:span></text:p>
                                <text:p text:style-name="P21">Thank you for your feedback. We won't be able to fix this in the next VS release unfortunately. If anything changes, we will update this thread."</text:p>
                                <text:p text:style-name="P7">So it receives a F grade.</text:p>
                                <text:p text:style-name="P6"> </text:p>
                                <text:p text:style-name="P6"><text:soft-page-break/> </text:p>
                                <text:p text:style-name="P20">Tuesday, June 07, 2011 4:55 PM</text:p>
                                <text:p text:style-name="P20"><text:a xlink:type="simple" xlink:href="javascript:void();" office:name="reply">Reply </text:a></text:p>
                                <text:p text:style-name="P20">|</text:p>
                                <text:p text:style-name="P20"><text:a xlink:type="simple" xlink:href="javascript:void();" office:name="quote">Quote </text:a></text:p>
                                <text:p text:style-name="P20"><draw:frame draw:style-name="fr2" draw:name="Image24" text:anchor-type="as-char" svg:width="0.7862in" svg:height="0.3929in" draw:z-index="22"><draw:image xlink:href="data:image/jpg;base64,/9j/4AAQSkZJRgABAQEAYABgAAD/2wBDAA0JCgsKCA0LCgsODg0PEyAVExISEyccHhcgLikxMC4pLSwzOko+MzZGNywtQFdBRkxOUlNSMj5aYVpQYEpRUk//2wBDAQ4ODhMREyYVFSZPNS01T09PT09PT09PT09PT09PT09PT09PT09PT09PT09PT09PT09PT09PT09PT09PT09PT0//wAARCAAsACcDASIAAhEBAxEB/8QAHwAAAQUBAQEBAQEAAAAAAAAAAAECAwQFBgcICQoL/8QAtRAAAgEDAwIEAwUFBAQAAAF9AQIDAAQRBRIhMUEGE1FhByJxFDKBkaEII0KxwRVS0fAkM2JyggkKFhcYGRolJicoKSo0NTY3ODk6Q0RFRkdISUpTVFVWV1hZWmNkZWZnaGlqc3R1dnd4eXqDhIWGh4iJipKTlJWWl5iZmqKjpKWmp6ipqrKztLW2t7i5usLDxMXGx8jJytLT1NXW19jZ2uHi4+Tl5ufo6erx8vP09fb3+Pn6/8QAHwEAAwEBAQEBAQEBAQAAAAAAAAECAwQFBgcICQoL/8QAtREAAgECBAQDBAcFBAQAAQJ3AAECAxEEBSExBhJBUQdhcRMiMoEIFEKRobHBCSMzUvAVYnLRChYkNOEl8RcYGRomJygpKjU2Nzg5OkNERUZHSElKU1RVVldYWVpjZGVmZ2hpanN0dXZ3eHl6goOEhYaHiImKkpOUlZaXmJmaoqOkpaanqKmqsrO0tba3uLm6wsPExcbHyMnK0tPU1dbX2Nna4uPk5ebn6Onq8vP09fb3+Pn6/9oADAMBAAIRAxEAPwDXVQcZANMuhZ21u09ysaIvUlakU4GfSvPdW1K81e5dQzGKNvljHQVKNTo4/EGjGcLGWRugYrgfzrRSWK4jEkLh0PcVxsekwLbKZVPmnknNW/DbSQ6nJag5TaWz7VWwmmtTpDRSv1opk2LzAPGUJwGBFcRa2LWVzcoSCynaD2rsw3SsHVpIft8gjPzADePfr/LFTHc0sjJmnuFgd3QZBwAPSl0tpYbxro/L+72Afjk/yFR3MrfcwcN3OKkXKQqO5GaVR2Q9zV/tQ5+dV/PFFYjt396KyvLuKyPRpLSCKB2BdmA4ya5zWNNN0TLCcTKmVIHXHY+tdQGJ61TnUKcgY+bFdcUjGTZwSWt1dsqjCjOGfH3a1JdOdgq2zDIAAVz/AFre8mMITtBOS2TTNoVUIHNKVNNaj59TjbuKe2kMdxG0bjnDDr70V2mq2EGoWKeeDuT7rKcEc0Vi4WZondH/2Q==" xlink:type="simple" xlink:show="embed" xlink:actuate="onLoad"/><svg:title>Avatar of Andrew7Webb</svg:title></draw:frame> </text:p>
                                <text:p text:style-name="P20"><text:a xlink:type="simple" xlink:href="https://social.msdn.microsoft.com:443/profile/andrew7webb/?ws=usercard-mini" office:target-frame-name="_blank" xlink:show="new">Andrew7Webb</text:a></text:p>
                                <text:p text:style-name="P20">685 Points </text:p>
                              </text:list-item>
                              <text:list-item>
                                <text:p text:style-name="P20"><text:bookmark text:name="dda2524d-ac9e-4ad2-bdc8-4c57720ed98a"/><draw:frame draw:style-name="fr2" draw:name="Image25" text:anchor-type="as-char" svg:width="0.0102in" svg:height="0.0161in" draw:z-index="23"><draw:image xlink:href="https://i1.social.s-msft.com/globalresources/Images/trans.gif?cver=0%0D%0A" xlink:type="simple" xlink:show="embed" xlink:actuate="onLoad"/><svg:title>Question</svg:title></draw:frame> </text:p>
                                <text:p text:style-name="P20"><text:bookmark text:name="voteup7"/><draw:a xlink:type="simple" xlink:href="https://login.live.com/login.srf?wa=wsignin1.0&amp;wtrealm=social.msdn.microsoft.com&amp;wreply=https%3A%2F%2Fsocial.msdn.microsoft.com%2FForums%2Fvstudio%2Fen-US%2F5777b517-e935-4905-bf76-8f38d6d8913a%2Fthe-project-file-has-been-renamed-or-is-no-longer-in-the-solution-after-moving-solution%3Fforum%3Dvcgeneral%26prof%3Drequired%26stoAI%3D10&amp;wp=MBI_FED_SSL&amp;wlcxt=microsoft%24microsoft%24microsoft" office:name="voteup"><draw:frame draw:style-name="fr1" draw:name="Image26" text:anchor-type="as-char" svg:width="0.0311in" svg:height="0.0311in" draw:z-index="24"><draw:image xlink:href="https://i1.social.s-msft.com/globalresources/Images/trans.gif?cver=0%0D%0A" xlink:type="simple" xlink:show="embed" xlink:actuate="onLoad"/><svg:title>Sign in to vote</svg:title></draw:frame></draw:a><text:a xlink:type="simple" xlink:href="https://login.live.com/login.srf?wa=wsignin1.0&amp;wtrealm=social.msdn.microsoft.com&amp;wreply=https%3A%2F%2Fsocial.msdn.microsoft.com%2FForums%2Fvstudio%2Fen-US%2F5777b517-e935-4905-bf76-8f38d6d8913a%2Fthe-project-file-has-been-renamed-or-is-no-longer-in-the-solution-after-moving-solution%3Fforum%3Dvcgeneral%26prof%3Drequired%26stoAI%3D10&amp;wp=MBI_FED_SSL&amp;wlcxt=microsoft%24microsoft%24microsoft" office:name="voteup"> </text:a></text:p>
                                <text:p text:style-name="P20"><text:a xlink:type="simple" xlink:href="https://login.live.com/login.srf?wa=wsignin1.0&amp;wtrealm=social.msdn.microsoft.com&amp;wreply=https%3A%2F%2Fsocial.msdn.microsoft.com%2FForums%2Fvstudio%2Fen-US%2F5777b517-e935-4905-bf76-8f38d6d8913a%2Fthe-project-file-has-been-renamed-or-is-no-longer-in-the-solution-after-moving-solution%3Fforum%3Dvcgeneral%26prof%3Drequired%26stoAI%3D10&amp;wp=MBI_FED_SSL&amp;wlcxt=microsoft%24microsoft%24microsoft" office:name="voteup">0</text:a></text:p>
                                <text:p text:style-name="P6"><text:a xlink:type="simple" xlink:href="https://login.live.com/login.srf?wa=wsignin1.0&amp;wtrealm=social.msdn.microsoft.com&amp;wreply=https%3A%2F%2Fsocial.msdn.microsoft.com%2FForums%2Fvstudio%2Fen-US%2F5777b517-e935-4905-bf76-8f38d6d8913a%2Fthe-project-file-has-been-renamed-or-is-no-longer-in-the-solution-after-moving-solution%3Fforum%3Dvcgeneral%26prof%3Drequired%26stoAI%3D10&amp;wp=MBI_FED_SSL&amp;wlcxt=microsoft%24microsoft%24microsoft">Sign in to vote</text:a> </text:p>
                                <text:p text:style-name="P6">Hi,</text:p>
                                <text:p text:style-name="P6">Hi Darrell,</text:p>
                                <text:p text:style-name="P6">I am stuggling with this same issue in VS 2010. In all of my *.vcxproj files there is no &lt;ProjectGuid&gt; entry. Can you explain where this element should appear? The only globals section I could find in the *.vcxproj file looks like this:</text:p>
                                <text:p text:style-name="P6">  &lt;PropertyGroup Label="Globals"&gt;<text:line-break/>    &lt;SccProjectName /&gt;<text:line-break/>    &lt;SccLocalPath /&gt;<text:line-break/>    &lt;Keyword&gt;MFCProj&lt;/Keyword&gt;<text:line-break/>  &lt;/PropertyGroup&gt;</text:p>
                                <text:p text:style-name="P6">Are you saying I should add a &lt;ProjectGuid&gt; section in there? My solution has 122 projects so you can imagine this is not a task I'm dreaming about!!</text:p>
                                <text:p text:style-name="P6">Thanks!</text:p>
                                <text:p text:style-name="P20">Thursday, June 09, 2011 6:33 AM</text:p>
                                <text:p text:style-name="P20"><text:a xlink:type="simple" xlink:href="javascript:void();" office:name="reply">Reply </text:a></text:p>
                                <text:p text:style-name="P20">|</text:p>
                                <text:p text:style-name="P20"><text:a xlink:type="simple" xlink:href="javascript:void();" office:name="quote">Quote </text:a></text:p>
                                <text:p text:style-name="P20"><draw:frame draw:style-name="fr2" draw:name="Image27" text:anchor-type="as-char" svg:width="0.7862in" svg:height="0.3929in" draw:z-index="25"><draw:image xlink:href="data:image/jpg;base64,/9j/4AAQSkZJRgABAQEAYABgAAD/2wBDAAgGBgcGBQgHBwcJCQgKDBQNDAsLDBkSEw8UHRofHh0aHBwgJC4nICIsIxwcKDcpLDAxNDQ0Hyc5PTgyPC4zNDL/2wBDAQkJCQwLDBgNDRgyIRwhMjIyMjIyMjIyMjIyMjIyMjIyMjIyMjIyMjIyMjIyMjIyMjIyMjIyMjIyMjIyMjIyMjL/wAARCAAsACwDASIAAhEBAxEB/8QAHwAAAQUBAQEBAQEAAAAAAAAAAAECAwQFBgcICQoL/8QAtRAAAgEDAwIEAwUFBAQAAAF9AQIDAAQRBRIhMUEGE1FhByJxFDKBkaEII0KxwRVS0fAkM2JyggkKFhcYGRolJicoKSo0NTY3ODk6Q0RFRkdISUpTVFVWV1hZWmNkZWZnaGlqc3R1dnd4eXqDhIWGh4iJipKTlJWWl5iZmqKjpKWmp6ipqrKztLW2t7i5usLDxMXGx8jJytLT1NXW19jZ2uHi4+Tl5ufo6erx8vP09fb3+Pn6/8QAHwEAAwEBAQEBAQEBAQAAAAAAAAECAwQFBgcICQoL/8QAtREAAgECBAQDBAcFBAQAAQJ3AAECAxEEBSExBhJBUQdhcRMiMoEIFEKRobHBCSMzUvAVYnLRChYkNOEl8RcYGRomJygpKjU2Nzg5OkNERUZHSElKU1RVVldYWVpjZGVmZ2hpanN0dXZ3eHl6goOEhYaHiImKkpOUlZaXmJmaoqOkpaanqKmqsrO0tba3uLm6wsPExcbHyMnK0tPU1dbX2Nna4uPk5ebn6Onq8vP09fb3+Pn6/9oADAMBAAIRAxEAPwD312QDDsoz2Y9a4qHw/p62msX0cguI4klWBdpwmFznnqRng9OM/TWEmmXWsHULzUbNhD8trEZ0wmOrnnkk9PQY79LWparpkml3aC+t5N0LjZHOu5vlPA68n6GgR5o9pKkAnADwnGXQ5Cn0Pofr1xxkVq+Ek8zxBEhLLlH5U4I+U1JpF9o1pP5hfUrVzkNh0kRhjow28/lWvZR28fiCLVbdbaPTDvHnorRKCQQAwY4HTGRgfnTJN+zm1CLUmsrxFli8svFcqMFsEDDDpnntitOsu5v9KuTCTq8EZhlEgMdwgzgEYPsc1wes2876nIw1KG8VuVl+0pnHpjPGPbikVcyI43lkWONSzuQqqBySegrtbSxsNONtPC++5juIrIsBgeYW3SHPf5WK8+nesjTNA1Tal9awxS7kJhcSrhSeN31HOOmCB6YrQt9F1PT7KzaeNVgtrw3c+GBwqhMH34D8CmJGFr+m/wBlaxNAq4hY74v909vw5H4U6xu5X0e80xVZlldHjwOA24Dn68dTjj3rpPFctjqNhFIDKrxuNk3lMYypOD8w4x379PeiwuNJ+xR6fpO6e6DrL8yFfMZPmGSccZHr09aAtqc7Lp6WD3ty4BiguHgt1bB3uCeSPRRz0wTgetZFdlrWia3qb2wFvGEiiGcOoDSNy7Y92/lmsOXw5qMD7JEjVsZx5gNArHX6XoF9o+m3Aj1IrM4DBQgMakdevPIGM8fQ4Fal7dxXHh+6urZ0kja2dkbAYH5T1B/UH8avkAjBGQeornNUsotJtLlbPdHDdxSrJDnKAiJ23KOx4A9MdulIo5228QRz2S2c7Saeyn5LiyygycZLopAP4fgKl8ORTr4pglmmFwJEfEyvvDfL69c4xwcEccVy9aWiXMlnfPcRY8yOGRlyMjO00yT0ma6upTcwWdsVmjACy3HyxMSOxGScfSl0yzeyslSZxLcOS80n95z1/wAB7AVzXgm+ubm6v1nlaTfiUlj/ABdP5Y/IV2VIpH//2Q==" xlink:type="simple" xlink:show="embed" xlink:actuate="onLoad"/><svg:title>Avatar of TechNetGuru</svg:title></draw:frame> </text:p>
                                <text:p text:style-name="P20"><text:a xlink:type="simple" xlink:href="https://social.msdn.microsoft.com:443/profile/technetguru/?ws=usercard-mini" office:target-frame-name="_blank" xlink:show="new">TechNetGuru</text:a></text:p>
                                <text:p text:style-name="P20">20 Points </text:p>
                              </text:list-item>
                              <text:list-item>
                                <text:p text:style-name="P20"><text:bookmark text:name="75633077-fe9d-4c59-aed3-f3247517fd4e"/><draw:frame draw:style-name="fr2" draw:name="Image28" text:anchor-type="as-char" svg:width="0.0102in" svg:height="0.0161in" draw:z-index="26"><draw:image xlink:href="https://i1.social.s-msft.com/globalresources/Images/trans.gif?cver=0%0D%0A" xlink:type="simple" xlink:show="embed" xlink:actuate="onLoad"/><svg:title>Question</svg:title></draw:frame> </text:p>
                                <text:p text:style-name="P20"><text:bookmark text:name="voteup8"/><draw:a xlink:type="simple" xlink:href="https://login.live.com/login.srf?wa=wsignin1.0&amp;wtrealm=social.msdn.microsoft.com&amp;wreply=https%3A%2F%2Fsocial.msdn.microsoft.com%2FForums%2Fvstudio%2Fen-US%2F5777b517-e935-4905-bf76-8f38d6d8913a%2Fthe-project-file-has-been-renamed-or-is-no-longer-in-the-solution-after-moving-solution%3Fforum%3Dvcgeneral%26prof%3Drequired%26stoAI%3D10&amp;wp=MBI_FED_SSL&amp;wlcxt=microsoft%24microsoft%24microsoft" office:name="voteup"><draw:frame draw:style-name="fr1" draw:name="Image29" text:anchor-type="as-char" svg:width="0.0311in" svg:height="0.0311in" draw:z-index="27"><draw:image xlink:href="https://i1.social.s-msft.com/globalresources/Images/trans.gif?cver=0%0D%0A" xlink:type="simple" xlink:show="embed" xlink:actuate="onLoad"/><svg:title>Sign in to vote</svg:title></draw:frame></draw:a><text:a xlink:type="simple" xlink:href="https://login.live.com/login.srf?wa=wsignin1.0&amp;wtrealm=social.msdn.microsoft.com&amp;wreply=https%3A%2F%2Fsocial.msdn.microsoft.com%2FForums%2Fvstudio%2Fen-US%2F5777b517-e935-4905-bf76-8f38d6d8913a%2Fthe-project-file-has-been-renamed-or-is-no-longer-in-the-solution-after-moving-solution%3Fforum%3Dvcgeneral%26prof%3Drequired%26stoAI%3D10&amp;wp=MBI_FED_SSL&amp;wlcxt=microsoft%24microsoft%24microsoft" office:name="voteup"> </text:a></text:p>
                                <text:p text:style-name="P20"><text:a xlink:type="simple" xlink:href="https://login.live.com/login.srf?wa=wsignin1.0&amp;wtrealm=social.msdn.microsoft.com&amp;wreply=https%3A%2F%2Fsocial.msdn.microsoft.com%2FForums%2Fvstudio%2Fen-US%2F5777b517-e935-4905-bf76-8f38d6d8913a%2Fthe-project-file-has-been-renamed-or-is-no-longer-in-the-solution-after-moving-solution%3Fforum%3Dvcgeneral%26prof%3Drequired%26stoAI%3D10&amp;wp=MBI_FED_SSL&amp;wlcxt=microsoft%24microsoft%24microsoft" office:name="voteup">3</text:a></text:p>
                                <text:p text:style-name="P6"><text:soft-page-break/><text:a xlink:type="simple" xlink:href="https://login.live.com/login.srf?wa=wsignin1.0&amp;wtrealm=social.msdn.microsoft.com&amp;wreply=https%3A%2F%2Fsocial.msdn.microsoft.com%2FForums%2Fvstudio%2Fen-US%2F5777b517-e935-4905-bf76-8f38d6d8913a%2Fthe-project-file-has-been-renamed-or-is-no-longer-in-the-solution-after-moving-solution%3Fforum%3Dvcgeneral%26prof%3Drequired%26stoAI%3D10&amp;wp=MBI_FED_SSL&amp;wlcxt=microsoft%24microsoft%24microsoft">Sign in to vote</text:a> </text:p>
                                <text:p text:style-name="P6">Unfortunately, that is exactly what you'll need to do.  If I remember correctly, the ProjectGuid can go anywhere in that global section, but IIRC I put it at the top, so:</text:p>
                                <text:p text:style-name="P6">  &lt;PropertyGroup Label="Globals"&gt;<text:line-break/><text:span text:style-name="Strong_20_Emphasis">    &lt;ProjectGuid&gt;{66AABD88-367D-C35A-C3EA-C8C49CB44098}&lt;/ProjectGuid&gt;</text:span><text:line-break/>    &lt;SccProjectName /&gt;<text:line-break/>    &lt;SccLocalPath /&gt;<text:line-break/>    &lt;Keyword&gt;MFCProj&lt;/Keyword&gt;<text:line-break/>  &lt;/PropertyGroup&gt;</text:p>
                                <text:p text:style-name="P6">With 122 projects to update, you're going to want to create a utility to do the update for you - shouldn't be _too_ difficult since the .vcxproj files are xml.  Too bad MS won't fix this for us and we have to spend all this time on something completely unrelated to our real work.  Good luck.</text:p>
                                <text:p text:style-name="P20">Thursday, June 09, 2011 1:11 PM</text:p>
                                <text:p text:style-name="P20"><text:a xlink:type="simple" xlink:href="javascript:void();" office:name="reply">Reply </text:a></text:p>
                                <text:p text:style-name="P20">|</text:p>
                                <text:p text:style-name="P20"><text:a xlink:type="simple" xlink:href="javascript:void();" office:name="quote">Quote </text:a></text:p>
                                <text:p text:style-name="P20"><draw:frame draw:style-name="fr2" draw:name="Image30" text:anchor-type="as-char" svg:width="0.7862in" svg:height="0.3929in" draw:z-index="28"><draw:image xlink:href="data:image/jpg;base64,/9j/4AAQSkZJRgABAQEAYABgAAD/2wBDAAgGBgcGBQgHBwcJCQgKDBQNDAsLDBkSEw8UHRofHh0aHBwgJC4nICIsIxwcKDcpLDAxNDQ0Hyc5PTgyPC4zNDL/2wBDAQkJCQwLDBgNDRgyIRwhMjIyMjIyMjIyMjIyMjIyMjIyMjIyMjIyMjIyMjIyMjIyMjIyMjIyMjIyMjIyMjIyMjL/wAARCAAsACwDASIAAhEBAxEB/8QAHwAAAQUBAQEBAQEAAAAAAAAAAAECAwQFBgcICQoL/8QAtRAAAgEDAwIEAwUFBAQAAAF9AQIDAAQRBRIhMUEGE1FhByJxFDKBkaEII0KxwRVS0fAkM2JyggkKFhcYGRolJicoKSo0NTY3ODk6Q0RFRkdISUpTVFVWV1hZWmNkZWZnaGlqc3R1dnd4eXqDhIWGh4iJipKTlJWWl5iZmqKjpKWmp6ipqrKztLW2t7i5usLDxMXGx8jJytLT1NXW19jZ2uHi4+Tl5ufo6erx8vP09fb3+Pn6/8QAHwEAAwEBAQEBAQEBAQAAAAAAAAECAwQFBgcICQoL/8QAtREAAgECBAQDBAcFBAQAAQJ3AAECAxEEBSExBhJBUQdhcRMiMoEIFEKRobHBCSMzUvAVYnLRChYkNOEl8RcYGRomJygpKjU2Nzg5OkNERUZHSElKU1RVVldYWVpjZGVmZ2hpanN0dXZ3eHl6goOEhYaHiImKkpOUlZaXmJmaoqOkpaanqKmqsrO0tba3uLm6wsPExcbHyMnK0tPU1dbX2Nna4uPk5ebn6Onq8vP09fb3+Pn6/9oADAMBAAIRAxEAPwDiLi2mtTGJk2+ZGsiEEEMpHBBHHsfQgg8gioa9GsPDF54h+HsUM9lc2+pWFwPsUklnLiaCT5tuVU5G4s27BA46Bs0zXPhHrGlaVFd2s6ahLnE8EMZBTPdST8w9eBjrjrjp5kfULFU78snZ3scDb2813cR29vE8s0jBURBksT0AFeuQ/DCw0zwmP7XmKX91LEstwieYLZSwyF/q/YZ7A5o+G4Z/A4E0HhLVdX1WQYlnFtJHHAP7iEoSx9TgD0JHXvF+I2gpa3D3zXOn3Vum+SyvITHN7BVPDE9sHpycColJ9DjxWIrSaVJaeXU8V1q98N2iNZ+HbGSf7yvqF+dzsDx8icKox0Yru57EA1zVT3ssE99cS20H2e3eVmih3bvLUnIXPfA4zUFaI9KEeVf5nonw8+IjaA6aVqrs+mM37uTqbcn+a+o7dRXVfF/xI1rodrpdoWI1D948yg7TGuCArdDk46HgDn7wrxGuo0afU/Eumf8ACLrbvetHmayYY3W7DqMnojDjk4BKn2MuKvc5KuFpqqq/bf8AzPcfA/iH/hJfCtpeu+66QeTc+vmL1PQD5hhsDpux2rkfi9pyWw0zxHD5P2m3kEEkcuCJkOSAVJ+YA7gQAchzngVxvgvxFdeANeurbV7W4it5oj5sDKQwdQShAPXJ+X0+bOeKZ9pvvHfjHTbnXX+zabc3HlwhyVjCDkoh7k4Ckjuwz1AqFG0r9DlhhXSruon7m/r5DfGHgs6bZW/iDSYpW0O9jSZVfl7XeAQre3OA34HnBbi6+rtTuLW2sxHdQNPDOfI8lIvM37geNo6jGc+2c8V89eKND0Sy8Q3dvp2qx28MblWgu4pd8LAkFQVVgyjsc9PXqahK+5tgsW6i5Zr5nLV6h8HdWksrrULV7N3tZfKzcRwgmN2cIqs2M4O7pnjaSB941xnhXSbXVr29F0HZLWylulRWwHZMEBu+098YPuK3NC8a61e+ItD06KdLHTxewoLSyTyk2mRcg9yD3yTn8TTlqrG+K/eQdNI9a8c6toGjaSt1rVja30vItbaaJXaR++NwOB0y3b3JAPz7ret33iHU5L/UJd8rfKqqMJGo6Ko7Af4k5JJo13XL/wAQ6tLqOoS75n4CjhY17Ko7Af8A1zkkms6iEbIWDwqowu9X/Wxcm1bUrm7hu7jULqa4gx5UskzM8eDkbSTkYPPFdZqek33ju6GvaTaxBpo1W8QyrGFnUYbAY8gja2f9r1Brh6Kq3Y3lT2cdGj//2Q==" xlink:type="simple" xlink:show="embed" xlink:actuate="onLoad"/><svg:title>Avatar of Darrell Bennington</svg:title></draw:frame> </text:p>
                                <text:p text:style-name="P20"><text:a xlink:type="simple" xlink:href="https://social.msdn.microsoft.com:443/profile/darrell%20bennington/?ws=usercard-mini" office:target-frame-name="_blank" xlink:show="new">Darrell Bennington</text:a></text:p>
                                <text:p text:style-name="P20">135 Points </text:p>
                              </text:list-item>
                              <text:list-item>
                                <text:p text:style-name="P20"><text:bookmark text:name="7530c8d2-1599-4cc1-a897-447062723501"/><draw:frame draw:style-name="fr2" draw:name="Image31" text:anchor-type="as-char" svg:width="0.0102in" svg:height="0.0161in" draw:z-index="29"><draw:image xlink:href="https://i1.social.s-msft.com/globalresources/Images/trans.gif?cver=0%0D%0A" xlink:type="simple" xlink:show="embed" xlink:actuate="onLoad"/><svg:title>Question</svg:title></draw:frame> </text:p>
                                <text:p text:style-name="P20"><text:bookmark text:name="voteup9"/><draw:a xlink:type="simple" xlink:href="https://login.live.com/login.srf?wa=wsignin1.0&amp;wtrealm=social.msdn.microsoft.com&amp;wreply=https%3A%2F%2Fsocial.msdn.microsoft.com%2FForums%2Fvstudio%2Fen-US%2F5777b517-e935-4905-bf76-8f38d6d8913a%2Fthe-project-file-has-been-renamed-or-is-no-longer-in-the-solution-after-moving-solution%3Fforum%3Dvcgeneral%26prof%3Drequired%26stoAI%3D10&amp;wp=MBI_FED_SSL&amp;wlcxt=microsoft%24microsoft%24microsoft" office:name="voteup"><draw:frame draw:style-name="fr1" draw:name="Image32" text:anchor-type="as-char" svg:width="0.0311in" svg:height="0.0311in" draw:z-index="30"><draw:image xlink:href="https://i1.social.s-msft.com/globalresources/Images/trans.gif?cver=0%0D%0A" xlink:type="simple" xlink:show="embed" xlink:actuate="onLoad"/><svg:title>Sign in to vote</svg:title></draw:frame></draw:a><text:a xlink:type="simple" xlink:href="https://login.live.com/login.srf?wa=wsignin1.0&amp;wtrealm=social.msdn.microsoft.com&amp;wreply=https%3A%2F%2Fsocial.msdn.microsoft.com%2FForums%2Fvstudio%2Fen-US%2F5777b517-e935-4905-bf76-8f38d6d8913a%2Fthe-project-file-has-been-renamed-or-is-no-longer-in-the-solution-after-moving-solution%3Fforum%3Dvcgeneral%26prof%3Drequired%26stoAI%3D10&amp;wp=MBI_FED_SSL&amp;wlcxt=microsoft%24microsoft%24microsoft" office:name="voteup"> </text:a></text:p>
                                <text:p text:style-name="P20"><text:a xlink:type="simple" xlink:href="https://login.live.com/login.srf?wa=wsignin1.0&amp;wtrealm=social.msdn.microsoft.com&amp;wreply=https%3A%2F%2Fsocial.msdn.microsoft.com%2FForums%2Fvstudio%2Fen-US%2F5777b517-e935-4905-bf76-8f38d6d8913a%2Fthe-project-file-has-been-renamed-or-is-no-longer-in-the-solution-after-moving-solution%3Fforum%3Dvcgeneral%26prof%3Drequired%26stoAI%3D10&amp;wp=MBI_FED_SSL&amp;wlcxt=microsoft%24microsoft%24microsoft" office:name="voteup">1</text:a></text:p>
                                <text:p text:style-name="P6"><text:a xlink:type="simple" xlink:href="https://login.live.com/login.srf?wa=wsignin1.0&amp;wtrealm=social.msdn.microsoft.com&amp;wreply=https%3A%2F%2Fsocial.msdn.microsoft.com%2FForums%2Fvstudio%2Fen-US%2F5777b517-e935-4905-bf76-8f38d6d8913a%2Fthe-project-file-has-been-renamed-or-is-no-longer-in-the-solution-after-moving-solution%3Fforum%3Dvcgeneral%26prof%3Drequired%26stoAI%3D10&amp;wp=MBI_FED_SSL&amp;wlcxt=microsoft%24microsoft%24microsoft">Sign in to vote</text:a> </text:p>
                                <text:p text:style-name="P8">Darrell</text:p>
                                <text:p text:style-name="P8">Thanks for the follow-up. </text:p>
                                <text:p text:style-name="P8">I implemented your suggestion via a bash script which parses the solution file to get the vcxproj file location and the correct value of &lt;ProjectGuid&gt; and then updates each project files with the correct &lt;ProjectGuid&gt; information. The solution now compiles, in any location, without VS 2010 trying to change the GUIDs in the solution file! </text:p>
                                <text:p text:style-name="P8">Thank you so much for your help. I can't tell you how long it took to find this particular solution as the error message is a generic one which occurs for a variety of reasons. I honestly can't believe MS haven't fixed this simple yet very annoying bug!</text:p>
                                <text:p text:style-name="P8">Cheers.</text:p>
                                <text:p text:style-name="P20">Friday, June 10, 2011 1:48 AM</text:p>
                                <text:p text:style-name="P20"><text:a xlink:type="simple" xlink:href="javascript:void();" office:name="reply">Reply </text:a></text:p>
                                <text:p text:style-name="P20">|</text:p>
                                <text:p text:style-name="P20"><text:a xlink:type="simple" xlink:href="javascript:void();" office:name="quote">Quote </text:a></text:p>
                                <text:p text:style-name="P20"><text:soft-page-break/><draw:frame draw:style-name="fr2" draw:name="Image33" text:anchor-type="as-char" svg:width="0.7862in" svg:height="0.3929in" draw:z-index="31"><draw:image xlink:href="data:image/jpg;base64,/9j/4AAQSkZJRgABAQEAYABgAAD/2wBDAAgGBgcGBQgHBwcJCQgKDBQNDAsLDBkSEw8UHRofHh0aHBwgJC4nICIsIxwcKDcpLDAxNDQ0Hyc5PTgyPC4zNDL/2wBDAQkJCQwLDBgNDRgyIRwhMjIyMjIyMjIyMjIyMjIyMjIyMjIyMjIyMjIyMjIyMjIyMjIyMjIyMjIyMjIyMjIyMjL/wAARCAAsACwDASIAAhEBAxEB/8QAHwAAAQUBAQEBAQEAAAAAAAAAAAECAwQFBgcICQoL/8QAtRAAAgEDAwIEAwUFBAQAAAF9AQIDAAQRBRIhMUEGE1FhByJxFDKBkaEII0KxwRVS0fAkM2JyggkKFhcYGRolJicoKSo0NTY3ODk6Q0RFRkdISUpTVFVWV1hZWmNkZWZnaGlqc3R1dnd4eXqDhIWGh4iJipKTlJWWl5iZmqKjpKWmp6ipqrKztLW2t7i5usLDxMXGx8jJytLT1NXW19jZ2uHi4+Tl5ufo6erx8vP09fb3+Pn6/8QAHwEAAwEBAQEBAQEBAQAAAAAAAAECAwQFBgcICQoL/8QAtREAAgECBAQDBAcFBAQAAQJ3AAECAxEEBSExBhJBUQdhcRMiMoEIFEKRobHBCSMzUvAVYnLRChYkNOEl8RcYGRomJygpKjU2Nzg5OkNERUZHSElKU1RVVldYWVpjZGVmZ2hpanN0dXZ3eHl6goOEhYaHiImKkpOUlZaXmJmaoqOkpaanqKmqsrO0tba3uLm6wsPExcbHyMnK0tPU1dbX2Nna4uPk5ebn6Onq8vP09fb3+Pn6/9oADAMBAAIRAxEAPwD312QDDsoz2Y9a4qHw/p62msX0cguI4klWBdpwmFznnqRng9OM/TWEmmXWsHULzUbNhD8trEZ0wmOrnnkk9PQY79LWparpkml3aC+t5N0LjZHOu5vlPA68n6GgR5o9pKkAnADwnGXQ5Cn0Pofr1xxkVq+Ek8zxBEhLLlH5U4I+U1JpF9o1pP5hfUrVzkNh0kRhjow28/lWvZR28fiCLVbdbaPTDvHnorRKCQQAwY4HTGRgfnTJN+zm1CLUmsrxFli8svFcqMFsEDDDpnntitOsu5v9KuTCTq8EZhlEgMdwgzgEYPsc1wes2876nIw1KG8VuVl+0pnHpjPGPbikVcyI43lkWONSzuQqqBySegrtbSxsNONtPC++5juIrIsBgeYW3SHPf5WK8+nesjTNA1Tal9awxS7kJhcSrhSeN31HOOmCB6YrQt9F1PT7KzaeNVgtrw3c+GBwqhMH34D8CmJGFr+m/wBlaxNAq4hY74v909vw5H4U6xu5X0e80xVZlldHjwOA24Dn68dTjj3rpPFctjqNhFIDKrxuNk3lMYypOD8w4x379PeiwuNJ+xR6fpO6e6DrL8yFfMZPmGSccZHr09aAtqc7Lp6WD3ty4BiguHgt1bB3uCeSPRRz0wTgetZFdlrWia3qb2wFvGEiiGcOoDSNy7Y92/lmsOXw5qMD7JEjVsZx5gNArHX6XoF9o+m3Aj1IrM4DBQgMakdevPIGM8fQ4Fal7dxXHh+6urZ0kja2dkbAYH5T1B/UH8avkAjBGQeornNUsotJtLlbPdHDdxSrJDnKAiJ23KOx4A9MdulIo5228QRz2S2c7Saeyn5LiyygycZLopAP4fgKl8ORTr4pglmmFwJEfEyvvDfL69c4xwcEccVy9aWiXMlnfPcRY8yOGRlyMjO00yT0ma6upTcwWdsVmjACy3HyxMSOxGScfSl0yzeyslSZxLcOS80n95z1/wAB7AVzXgm+ubm6v1nlaTfiUlj/ABdP5Y/IV2VIpH//2Q==" xlink:type="simple" xlink:show="embed" xlink:actuate="onLoad"/><svg:title>Avatar of TechNetGuru</svg:title></draw:frame> </text:p>
                                <text:p text:style-name="P20"><text:a xlink:type="simple" xlink:href="https://social.msdn.microsoft.com:443/profile/technetguru/?ws=usercard-mini" office:target-frame-name="_blank" xlink:show="new">TechNetGuru</text:a></text:p>
                                <text:p text:style-name="P20">20 Points </text:p>
                              </text:list-item>
                              <text:list-item>
                                <text:p text:style-name="P20"><text:bookmark text:name="0aaca58a-f040-4c2b-b6c1-289a7aae5911"/><draw:frame draw:style-name="fr2" draw:name="Image34" text:anchor-type="as-char" svg:width="0.0102in" svg:height="0.0161in" draw:z-index="32"><draw:image xlink:href="https://i1.social.s-msft.com/globalresources/Images/trans.gif?cver=0%0D%0A" xlink:type="simple" xlink:show="embed" xlink:actuate="onLoad"/><svg:title>Question</svg:title></draw:frame> </text:p>
                                <text:p text:style-name="P20"><text:bookmark text:name="voteup10"/><draw:a xlink:type="simple" xlink:href="https://login.live.com/login.srf?wa=wsignin1.0&amp;wtrealm=social.msdn.microsoft.com&amp;wreply=https%3A%2F%2Fsocial.msdn.microsoft.com%2FForums%2Fvstudio%2Fen-US%2F5777b517-e935-4905-bf76-8f38d6d8913a%2Fthe-project-file-has-been-renamed-or-is-no-longer-in-the-solution-after-moving-solution%3Fforum%3Dvcgeneral%26prof%3Drequired%26stoAI%3D10&amp;wp=MBI_FED_SSL&amp;wlcxt=microsoft%24microsoft%24microsoft" office:name="voteup"><draw:frame draw:style-name="fr1" draw:name="Image35" text:anchor-type="as-char" svg:width="0.0311in" svg:height="0.0311in" draw:z-index="33"><draw:image xlink:href="https://i1.social.s-msft.com/globalresources/Images/trans.gif?cver=0%0D%0A" xlink:type="simple" xlink:show="embed" xlink:actuate="onLoad"/><svg:title>Sign in to vote</svg:title></draw:frame></draw:a><text:a xlink:type="simple" xlink:href="https://login.live.com/login.srf?wa=wsignin1.0&amp;wtrealm=social.msdn.microsoft.com&amp;wreply=https%3A%2F%2Fsocial.msdn.microsoft.com%2FForums%2Fvstudio%2Fen-US%2F5777b517-e935-4905-bf76-8f38d6d8913a%2Fthe-project-file-has-been-renamed-or-is-no-longer-in-the-solution-after-moving-solution%3Fforum%3Dvcgeneral%26prof%3Drequired%26stoAI%3D10&amp;wp=MBI_FED_SSL&amp;wlcxt=microsoft%24microsoft%24microsoft" office:name="voteup"> </text:a></text:p>
                                <text:p text:style-name="P20"><text:a xlink:type="simple" xlink:href="https://login.live.com/login.srf?wa=wsignin1.0&amp;wtrealm=social.msdn.microsoft.com&amp;wreply=https%3A%2F%2Fsocial.msdn.microsoft.com%2FForums%2Fvstudio%2Fen-US%2F5777b517-e935-4905-bf76-8f38d6d8913a%2Fthe-project-file-has-been-renamed-or-is-no-longer-in-the-solution-after-moving-solution%3Fforum%3Dvcgeneral%26prof%3Drequired%26stoAI%3D10&amp;wp=MBI_FED_SSL&amp;wlcxt=microsoft%24microsoft%24microsoft" office:name="voteup">0</text:a></text:p>
                                <text:p text:style-name="P6"><text:a xlink:type="simple" xlink:href="https://login.live.com/login.srf?wa=wsignin1.0&amp;wtrealm=social.msdn.microsoft.com&amp;wreply=https%3A%2F%2Fsocial.msdn.microsoft.com%2FForums%2Fvstudio%2Fen-US%2F5777b517-e935-4905-bf76-8f38d6d8913a%2Fthe-project-file-has-been-renamed-or-is-no-longer-in-the-solution-after-moving-solution%3Fforum%3Dvcgeneral%26prof%3Drequired%26stoAI%3D10&amp;wp=MBI_FED_SSL&amp;wlcxt=microsoft%24microsoft%24microsoft">Sign in to vote</text:a> </text:p>
                                <text:p text:style-name="P6">This is an excellent solution, and it certainly fixed the indicated problem in my current code branch.  (Thanks!)</text:p>
                                <text:p text:style-name="P6">However, I wonder what will happen if I have to support multiple simultaneous code branches based on the same code base?</text:p>
                                <text:p text:style-name="P6">In other words, say I create my large, complex solution (involving multiple projects with multiple project-to-project dependencies) and check it in to my source control system.  I (and my team) can now check out the code and work on it without issues (regardless of the checkout location on each developer's machine).</text:p>
                                <text:p text:style-name="P6">Now, let's assume a bug comes in from the field, and we need to create a branch off of the main branch to work on it, while simultaneously developing on the main branch.  When the code is checked out on the branch we will have (potentially) two copies of the solution and project files on the same hard drive (in different locations).  Which projects are referenced by the second copy of the solution?  (The files in the main branch, or the files in the new branch?  Both sets of solution/project files contain the same set of GUIDs...)</text:p>
                                <text:p text:style-name="P6">I suppose I could run an experiment to see what happens (though my time is rather limited)... but has anyone already tried this an run into problems (thus saving me the hassle of doing so)?</text:p>
                                <text:p text:style-name="P20">Friday, July 22, 2011 4:34 PM</text:p>
                                <text:p text:style-name="P20"><text:a xlink:type="simple" xlink:href="javascript:void();" office:name="reply">Reply </text:a></text:p>
                                <text:p text:style-name="P20">|</text:p>
                                <text:p text:style-name="P20"><text:a xlink:type="simple" xlink:href="javascript:void();" office:name="quote">Quote </text:a></text:p>
                                <text:p text:style-name="P20"><draw:frame draw:style-name="fr2" draw:name="Image36" text:anchor-type="as-char" svg:width="0.7862in" svg:height="0.3929in" draw:z-index="34"><draw:image xlink:href="data:image/jpg;base64,/9j/4AAQSkZJRgABAQEAYABgAAD/2wBDAAgGBgcGBQgHBwcJCQgKDBQNDAsLDBkSEw8UHRofHh0aHBwgJC4nICIsIxwcKDcpLDAxNDQ0Hyc5PTgyPC4zNDL/2wBDAQkJCQwLDBgNDRgyIRwhMjIyMjIyMjIyMjIyMjIyMjIyMjIyMjIyMjIyMjIyMjIyMjIyMjIyMjIyMjIyMjIyMjL/wAARCAAsACwDASIAAhEBAxEB/8QAHwAAAQUBAQEBAQEAAAAAAAAAAAECAwQFBgcICQoL/8QAtRAAAgEDAwIEAwUFBAQAAAF9AQIDAAQRBRIhMUEGE1FhByJxFDKBkaEII0KxwRVS0fAkM2JyggkKFhcYGRolJicoKSo0NTY3ODk6Q0RFRkdISUpTVFVWV1hZWmNkZWZnaGlqc3R1dnd4eXqDhIWGh4iJipKTlJWWl5iZmqKjpKWmp6ipqrKztLW2t7i5usLDxMXGx8jJytLT1NXW19jZ2uHi4+Tl5ufo6erx8vP09fb3+Pn6/8QAHwEAAwEBAQEBAQEBAQAAAAAAAAECAwQFBgcICQoL/8QAtREAAgECBAQDBAcFBAQAAQJ3AAECAxEEBSExBhJBUQdhcRMiMoEIFEKRobHBCSMzUvAVYnLRChYkNOEl8RcYGRomJygpKjU2Nzg5OkNERUZHSElKU1RVVldYWVpjZGVmZ2hpanN0dXZ3eHl6goOEhYaHiImKkpOUlZaXmJmaoqOkpaanqKmqsrO0tba3uLm6wsPExcbHyMnK0tPU1dbX2Nna4uPk5ebn6Onq8vP09fb3+Pn6/9oADAMBAAIRAxEAPwDrvKk/55v/AN8mjypP+eb/APfJrrdJ8QW0Ojoty582H92EUZZx2wPpx+HvWNqut393N5bh7ZUP+qUkEH39TXpRnNytY+SqYehCmpqd2+lvz1E0CxS51MLcqPKWNiQ44bjH9c/hSXGlR2erLBcSsto7cTLzx2z7+tSa5qw1OCyxwyxlpAOzE4P8s/jWSHkiWSPJUOAGU9+ciiKk/eegVJUYL2aV7O9++m1v+CdN4i0yz0/R4hbQqrecAXPLH5T3/Dp0rlq17jVGvPD0dtNkywTKA2Oq7Wxz6/59ayKdJNRtInGTpzqKVNWVkdJo2h27q1xcTwyugyIY5A209ixB9un/AOqsCFWnuo02mR5HAxuwWJPr/Wmxf61OM/MK3L3VrH+04jFpyRCGZS8m3D8EZ4GB69c0vei+9yl7KpTX2bfO9/l0+4hv7+Kzme3060FqY2KtIwDSZ6HDc4/A1kxOqSqzxrIoPKsSAfyqfUb1tQvpLlkVN/RR2A4H1NV2jdApdSocblyOo6Z/SqjGy1Ma1Rym2tltpp9x0P2g+IbRdOtLWK2aI+b975SBwcYHXLVmTaLe28hSVYVbtunQZHryaXSbqazkke1AkupV8pI9pJGSDu9O3+cVUuxcC7lF0WM4bD7jk5qYpxlZbG1WpCpTU6ibl5WS8ugyL/XJ/vCun8TaUizJqCqREWAuAg56/eH8vyrmIv8AXJ/vCtzX9YvWvJ7NZNkCkqQgwWHuaU+bnjYrDumsPU512t66kNr4duL62Fxb3Ns0R/vMwI9iMcGkv77Tryys4kSeOWBQjP5anK457888/iai0e8mg+1QI+I5beQkehCEgj3rMppNy1exEqkI0lyL4t/l2Oo0/W9G02LZBbXO4/ekZVLN+Of0qlqV7pGo3ZuSLuNioDBUU5I7/e9MflWJRQqST5uoSxs5QVNpWXkf/9k=" xlink:type="simple" xlink:show="embed" xlink:actuate="onLoad"/><svg:title>Avatar of David Diminnie</svg:title></draw:frame> </text:p>
                                <text:p text:style-name="P20"><text:a xlink:type="simple" xlink:href="https://social.msdn.microsoft.com:443/profile/david%20diminnie/?ws=usercard-mini" office:target-frame-name="_blank" xlink:show="new">David Diminnie</text:a></text:p>
                                <text:p text:style-name="P20">0 Points </text:p>
                              </text:list-item>
                              <text:list-item>
                                <text:p text:style-name="P20"><text:bookmark text:name="9674105f-6add-416b-9bb6-f2742704e60b"/><draw:frame draw:style-name="fr2" draw:name="Image37" text:anchor-type="as-char" svg:width="0.0102in" svg:height="0.0161in" draw:z-index="35"><draw:image xlink:href="https://i1.social.s-msft.com/globalresources/Images/trans.gif?cver=0%0D%0A" xlink:type="simple" xlink:show="embed" xlink:actuate="onLoad"/><svg:title>Question</svg:title></draw:frame> </text:p>
                                <text:p text:style-name="P20"><text:bookmark text:name="voteup11"/><draw:a xlink:type="simple" xlink:href="https://login.live.com/login.srf?wa=wsignin1.0&amp;wtrealm=social.msdn.microsoft.com&amp;wreply=https%3A%2F%2Fsocial.msdn.microsoft.com%2FForums%2Fvstudio%2Fen-US%2F5777b517-e935-4905-bf76-8f38d6d8913a%2Fthe-project-file-has-been-renamed-or-is-no-longer-in-the-solution-after-moving-solution%3Fforum%3Dvcgeneral%26prof%3Drequired%26stoAI%3D10&amp;wp=MBI_FED_SSL&amp;wlcxt=microsoft%24microsoft%24microsoft" office:name="voteup"><draw:frame draw:style-name="fr1" draw:name="Image38" text:anchor-type="as-char" svg:width="0.0311in" svg:height="0.0311in" draw:z-index="36"><draw:image xlink:href="https://i1.social.s-msft.com/globalresources/Images/trans.gif?cver=0%0D%0A" xlink:type="simple" xlink:show="embed" xlink:actuate="onLoad"/><svg:title>Sign in to vote</svg:title></draw:frame></draw:a><text:a xlink:type="simple" xlink:href="https://login.live.com/login.srf?wa=wsignin1.0&amp;wtrealm=social.msdn.microsoft.com&amp;wreply=https%3A%2F%2Fsocial.msdn.microsoft.com%2FForums%2Fvstudio%2Fen-US%2F5777b517-e935-4905-bf76-8f38d6d8913a%2Fthe-project-file-has-been-renamed-or-is-no-longer-in-the-solution-after-moving-solution%3Fforum%3Dvcgeneral%26prof%3Drequired%26stoAI%3D10&amp;wp=MBI_FED_SSL&amp;wlcxt=microsoft%24microsoft%24microsoft" office:name="voteup"> </text:a></text:p>
                                <text:p text:style-name="P20"><text:a xlink:type="simple" xlink:href="https://login.live.com/login.srf?wa=wsignin1.0&amp;wtrealm=social.msdn.microsoft.com&amp;wreply=https%3A%2F%2Fsocial.msdn.microsoft.com%2FForums%2Fvstudio%2Fen-US%2F5777b517-e935-4905-bf76-8f38d6d8913a%2Fthe-project-file-has-been-renamed-or-is-no-longer-in-the-solution-after-moving-solution%3Fforum%3Dvcgeneral%26prof%3Drequired%26stoAI%3D10&amp;wp=MBI_FED_SSL&amp;wlcxt=microsoft%24microsoft%24microsoft" office:name="voteup">0</text:a></text:p>
                                <text:p text:style-name="P6"><text:a xlink:type="simple" xlink:href="https://login.live.com/login.srf?wa=wsignin1.0&amp;wtrealm=social.msdn.microsoft.com&amp;wreply=https%3A%2F%2Fsocial.msdn.microsoft.com%2FForums%2Fvstudio%2Fen-US%2F5777b517-e935-4905-bf76-8f38d6d8913a%2Fthe-project-file-has-been-renamed-or-is-no-longer-in-the-solution-after-moving-solution%3Fforum%3Dvcgeneral%26prof%3Drequired%26stoAI%3D10&amp;wp=MBI_FED_SSL&amp;wlcxt=microsoft%24microsoft%24microsoft">Sign in to vote</text:a> </text:p>
                                <text:p text:style-name="P6">Hi TechNetGuru,</text:p>
                                <text:p text:style-name="P6"><text:soft-page-break/>Could you share your script?</text:p>
                                <text:p text:style-name="P6">Thanks.</text:p>
                                <text:p text:style-name="P6"> </text:p>
                                <text:p text:style-name="P6"> </text:p>
                                <text:p text:style-name="P20">Thursday, August 04, 2011 3:35 PM</text:p>
                                <text:p text:style-name="P20"><text:a xlink:type="simple" xlink:href="javascript:void();" office:name="reply">Reply </text:a></text:p>
                                <text:p text:style-name="P20">|</text:p>
                                <text:p text:style-name="P20"><text:a xlink:type="simple" xlink:href="javascript:void();" office:name="quote">Quote </text:a></text:p>
                                <text:p text:style-name="P20"><draw:frame draw:style-name="fr2" draw:name="Image39" text:anchor-type="as-char" svg:width="0.7862in" svg:height="0.3929in" draw:z-index="37"><draw:image xlink:href="data:image/jpg;base64,/9j/4AAQSkZJRgABAQEAYABgAAD/2wBDAAgGBgcGBQgHBwcJCQgKDBQNDAsLDBkSEw8UHRofHh0aHBwgJC4nICIsIxwcKDcpLDAxNDQ0Hyc5PTgyPC4zNDL/2wBDAQkJCQwLDBgNDRgyIRwhMjIyMjIyMjIyMjIyMjIyMjIyMjIyMjIyMjIyMjIyMjIyMjIyMjIyMjIyMjIyMjIyMjL/wAARCAAsACwDASIAAhEBAxEB/8QAHwAAAQUBAQEBAQEAAAAAAAAAAAECAwQFBgcICQoL/8QAtRAAAgEDAwIEAwUFBAQAAAF9AQIDAAQRBRIhMUEGE1FhByJxFDKBkaEII0KxwRVS0fAkM2JyggkKFhcYGRolJicoKSo0NTY3ODk6Q0RFRkdISUpTVFVWV1hZWmNkZWZnaGlqc3R1dnd4eXqDhIWGh4iJipKTlJWWl5iZmqKjpKWmp6ipqrKztLW2t7i5usLDxMXGx8jJytLT1NXW19jZ2uHi4+Tl5ufo6erx8vP09fb3+Pn6/8QAHwEAAwEBAQEBAQEBAQAAAAAAAAECAwQFBgcICQoL/8QAtREAAgECBAQDBAcFBAQAAQJ3AAECAxEEBSExBhJBUQdhcRMiMoEIFEKRobHBCSMzUvAVYnLRChYkNOEl8RcYGRomJygpKjU2Nzg5OkNERUZHSElKU1RVVldYWVpjZGVmZ2hpanN0dXZ3eHl6goOEhYaHiImKkpOUlZaXmJmaoqOkpaanqKmqsrO0tba3uLm6wsPExcbHyMnK0tPU1dbX2Nna4uPk5ebn6Onq8vP09fb3+Pn6/9oADAMBAAIRAxEAPwD17U31O3vRNGZre3Y/vJYm89QOeShAK++OPqa17J5ZIVke5hnRhlWjjK5/8eNWqqtDbWZe5DeQv3pApwrfUevTkcnitnNSio21/r5nPGk4Scr3X5foZXiXVJ7FbeK13eaziRsD+EHofqf5Gtm0uUu7SK4QELIucHqPUfhXP6VqOoi/vZLuxuxFKDIi+U3ylRwo47gY+oHrUnh68vzNcRahBPH5j+YjyRsoBPVcn8MD61tUpWp2tqvxv/kc9LEXq813aXS21v8AM19SvPsNhJMq7pfuxIBks54Ax35rGtX1XU4y8F41qsB8hlMauWZQMsST6n9K2mtvPvlmlGUhH7pTjBY9W/kB+PtS2Fv9mtQndnZz/wACYn+tZRnGENFqbTpzqVNW1H7v6/4Bj6j4pjtp/s1vbyNLkAtKpQDPseT+lZfiXS79XN1NerPDk7VdwhXjoB0PTtyfSuuubS2vF8u4iSTbyMjlfcenSuY1nwzdXE8lzBdG4P8AEkpyy+wx169OPxrow9SmpK3u+ut/8jlxlGtKEub3u1tLfLqZeiX+r+aLKwkLbgcK4ysf+1z0/wA8Guj1XTZBoUkRn825ldN80rhcnd056AZOAKg0S+0awgaG2kkkl2F5ZDGckKMk+wHp/WpL6+tvENnJYWEhaZsN86kAAEZJOKupKTqpqNknvb8zKjCEaDjKfNJp2V/wXmJLPf8AhzS4pbm5+2FpQhRv4RhicN1PTqfyrRtNbtru2WZYroA9hbu36qCKistBigtEgupnvFRgypJ9xSMgYH0PTOK1gAoAAAA4AFctSdN9Lvvt+B3UadWPWyts9fxMO41byNTvoo8NcBYYYIyeGc7j+QyM9OlbMEXkwJGWLlRyx6se5/E1Sj063j1COcKTJmWTcxzyxUfoOB7Vo1NVxslH+uhdBSu3J+nz1/X8DmHaw8M6lcSywzMLrmPy0XCr3XqO/b0xV7w/p8NtZy3ECugum3pvHzKn8I6kep/Gptcsoby0hEyk7biPGPRnCkfkf5VomNCmwqNuMYq51b013e/yMqdHlrPay2+e5Rn1E2Df6bEyw9riMFkH+8Oq9vUc9avRyJLGJI3V0boynINZl5oVtPG+JrqPIOQk7EH2wc8VX0O4Z7SVGji/dTNGCEALAY5OOM0pU4unzoqFaaqunI//2Q==" xlink:type="simple" xlink:show="embed" xlink:actuate="onLoad"/><svg:title>Avatar of Maricris Villareal</svg:title></draw:frame> </text:p>
                                <text:p text:style-name="P20"><text:a xlink:type="simple" xlink:href="https://social.msdn.microsoft.com:443/profile/maricris%20villareal/?ws=usercard-mini" office:target-frame-name="_blank" xlink:show="new">Maricris Villareal</text:a></text:p>
                                <text:p text:style-name="P20">0 Points </text:p>
                              </text:list-item>
                              <text:list-item>
                                <text:p text:style-name="P20"><text:bookmark text:name="0db41abb-4cca-4e5a-ac32-7e478c165228"/><draw:frame draw:style-name="fr2" draw:name="Image40" text:anchor-type="as-char" svg:width="0.0102in" svg:height="0.0161in" draw:z-index="38"><draw:image xlink:href="https://i1.social.s-msft.com/globalresources/Images/trans.gif?cver=0%0D%0A" xlink:type="simple" xlink:show="embed" xlink:actuate="onLoad"/><svg:title>Question</svg:title></draw:frame> </text:p>
                                <text:p text:style-name="P20"><text:bookmark text:name="voteup12"/><draw:a xlink:type="simple" xlink:href="https://login.live.com/login.srf?wa=wsignin1.0&amp;wtrealm=social.msdn.microsoft.com&amp;wreply=https%3A%2F%2Fsocial.msdn.microsoft.com%2FForums%2Fvstudio%2Fen-US%2F5777b517-e935-4905-bf76-8f38d6d8913a%2Fthe-project-file-has-been-renamed-or-is-no-longer-in-the-solution-after-moving-solution%3Fforum%3Dvcgeneral%26prof%3Drequired%26stoAI%3D10&amp;wp=MBI_FED_SSL&amp;wlcxt=microsoft%24microsoft%24microsoft" office:name="voteup"><draw:frame draw:style-name="fr1" draw:name="Image41" text:anchor-type="as-char" svg:width="0.0311in" svg:height="0.0311in" draw:z-index="39"><draw:image xlink:href="https://i1.social.s-msft.com/globalresources/Images/trans.gif?cver=0%0D%0A" xlink:type="simple" xlink:show="embed" xlink:actuate="onLoad"/><svg:title>Sign in to vote</svg:title></draw:frame></draw:a><text:a xlink:type="simple" xlink:href="https://login.live.com/login.srf?wa=wsignin1.0&amp;wtrealm=social.msdn.microsoft.com&amp;wreply=https%3A%2F%2Fsocial.msdn.microsoft.com%2FForums%2Fvstudio%2Fen-US%2F5777b517-e935-4905-bf76-8f38d6d8913a%2Fthe-project-file-has-been-renamed-or-is-no-longer-in-the-solution-after-moving-solution%3Fforum%3Dvcgeneral%26prof%3Drequired%26stoAI%3D10&amp;wp=MBI_FED_SSL&amp;wlcxt=microsoft%24microsoft%24microsoft" office:name="voteup"> </text:a></text:p>
                                <text:p text:style-name="P20"><text:a xlink:type="simple" xlink:href="https://login.live.com/login.srf?wa=wsignin1.0&amp;wtrealm=social.msdn.microsoft.com&amp;wreply=https%3A%2F%2Fsocial.msdn.microsoft.com%2FForums%2Fvstudio%2Fen-US%2F5777b517-e935-4905-bf76-8f38d6d8913a%2Fthe-project-file-has-been-renamed-or-is-no-longer-in-the-solution-after-moving-solution%3Fforum%3Dvcgeneral%26prof%3Drequired%26stoAI%3D10&amp;wp=MBI_FED_SSL&amp;wlcxt=microsoft%24microsoft%24microsoft" office:name="voteup">0</text:a></text:p>
                                <text:p text:style-name="P6"><text:a xlink:type="simple" xlink:href="https://login.live.com/login.srf?wa=wsignin1.0&amp;wtrealm=social.msdn.microsoft.com&amp;wreply=https%3A%2F%2Fsocial.msdn.microsoft.com%2FForums%2Fvstudio%2Fen-US%2F5777b517-e935-4905-bf76-8f38d6d8913a%2Fthe-project-file-has-been-renamed-or-is-no-longer-in-the-solution-after-moving-solution%3Fforum%3Dvcgeneral%26prof%3Drequired%26stoAI%3D10&amp;wp=MBI_FED_SSL&amp;wlcxt=microsoft%24microsoft%24microsoft">Sign in to vote</text:a> </text:p>
                                <text:p text:style-name="P33">Darrell<text:line-break/>Thanks for your help. I've wasted several days on this. (Expensive contractor days!)<text:line-break/>Yes, the error message is a uttur garbage.<text:line-break/>I did (successfully!) port the VC 6.0 project to VS2011 (Beta) with no problems. So somebody with in MS is on top of this.<text:line-break/>Obvious statement coming up:<text:line-break/>My company doesn't use beta compilers; and I was not going to do myself irreparable harm using VS 6.0!, so I had to fix this with VS2010!<text:line-break/>Cheers.<text:line-break/>Nick</text:p>
                                <text:p text:style-name="P6">(And why doesn't this textbox have a spellcheccer ? Do I have to fix that now??)</text:p>
                                <text:p text:style-name="P32"/>
                                <text:p text:style-name="P20">Saturday, February 18, 2012 5:55 PM</text:p>
                                <text:p text:style-name="P20"><text:a xlink:type="simple" xlink:href="javascript:void();" office:name="reply">Reply </text:a></text:p>
                                <text:p text:style-name="P20">|</text:p>
                                <text:p text:style-name="P20"><text:a xlink:type="simple" xlink:href="javascript:void();" office:name="quote">Quote </text:a></text:p>
                                <text:p text:style-name="P20"><draw:frame draw:style-name="fr2" draw:name="Image42" text:anchor-type="as-char" svg:width="0.7862in" svg:height="0.3929in" draw:z-index="40"><draw:image xlink:href="data:image/jpg;base64,/9j/4AAQSkZJRgABAQECowKjAAD/2wBDAAEBAQEBAQEBAQEBAQEBAQEBAQEBAQEBAQEBAQEBAQEBAQEBAQEBAQEBAQEBAQEBAQEBAQEBAQEBAQEBAQEBAQH/2wBDAQEBAQEBAQEBAQEBAQEBAQEBAQEBAQEBAQEBAQEBAQEBAQEBAQEBAQEBAQEBAQEBAQEBAQEBAQEBAQEBAQEBAQH/wAARCAAsAB8DASIAAhEBAxEB/8QAHwAAAQUBAQEBAQEAAAAAAAAAAAECAwQFBgcICQoL/8QAtRAAAgEDAwIEAwUFBAQAAAF9AQIDAAQRBRIhMUEGE1FhByJxFDKBkaEII0KxwRVS0fAkM2JyggkKFhcYGRolJicoKSo0NTY3ODk6Q0RFRkdISUpTVFVWV1hZWmNkZWZnaGlqc3R1dnd4eXqDhIWGh4iJipKTlJWWl5iZmqKjpKWmp6ipqrKztLW2t7i5usLDxMXGx8jJytLT1NXW19jZ2uHi4+Tl5ufo6erx8vP09fb3+Pn6/8QAHwEAAwEBAQEBAQEBAQAAAAAAAAECAwQFBgcICQoL/8QAtREAAgECBAQDBAcFBAQAAQJ3AAECAxEEBSExBhJBUQdhcRMiMoEIFEKRobHBCSMzUvAVYnLRChYkNOEl8RcYGRomJygpKjU2Nzg5OkNERUZHSElKU1RVVldYWVpjZGVmZ2hpanN0dXZ3eHl6goOEhYaHiImKkpOUlZaXmJmaoqOkpaanqKmqsrO0tba3uLm6wsPExcbHyMnK0tPU1dbX2Nna4uPk5ebn6Onq8vP09fb3+Pn6/9oADAMBAAIRAxEAPwD+iO10fSD461pf7OsSZNLtLgD7ND/EsDZB2cH5h19vTj3vwzF4f1NJrDTodPuruxkMF7ZpbwG6tZh8pSS38vzl5HyMU2yAZRmUg13Gkfs26Xd+IE1VPGlzcahqXhuFxp1tYQBTHa29tv8AKke4keV9oDY2rkkgjmt28tfCnwK0/wAU6sZtLPjDxFZX+p6W93JDDqmp6Xo0FoNQaxikzN5dlFcLeam9vHtt1YzTkIoavkVl+Kp8zrxjQp+1qSnNTjOUacU5pxjBu8nZaSasuuyfp05UKkJWlKVSNOn7GHLZVJOSjJSk/hSjJtSSd2rW1uvnr4vL4M+GnhrUfG/j+K00XQbC3Ty1ktLdL7VLuTf5Vlp8EojaWRlVpJn+5bwI8knO1W+WfiXpGj6joqajp1tZTWOo2un39nMsEIEtreSW1xbuDs4DwyIcEZ6e1fnx+0j+0Nb/ALYI13wv4e1+HWIPDd/JpWoDS7m6uE0DXoXHmaff3MRgjumtSgM9rFP5bSIImLIshP6Zfsv/AA3Pxx+CZttT8cWWk654HOn+Hrux1CGJL+ezt2tV0y5Q/akSaL7IqRPIqLh4WQjIJPgVMU8zzCvl2CgpwhRpVcNKVqdWrVi+as5ubjHlcJQdKCTajGUpO8rHp1MHhMLlmCxcqlR4yWIrxxdPSVGnSSp/V/Z8t3zOSqe0bl8TVlZK31t8BvH3ibxxc6FpukyG08XeGfsrXqTITGunyxIk9xIGODaSBgs0G4hhJG0RLdO9/bm0yWb4X6tfeHNB8OXnxNi8KeJfD3gbXdbsFuU8Pan4rsk0vVGs55mVLKLV7GSXTZZmkRVWdRPIlv5rje/Z98MaJ4A8CaLrETJeeI/EGj6c+oazNtkuGtjGsttZwyFRILSB3OwOWdm5dyqqF5/9oH49eB9I0m+0vXI7W41SKN1s4LlbV1uLlIXZcCe6hCeSVWQSOu0jPlsSCF+1xfNDAVlXxCoTrUpRdZScXGM4OKs07qo6ejlGXvSs10v5OBmqeJw9WFKNZUqtOp7KcVOE3CcZWqRatOnzJXjNNcjaas2fzY/BuLVvBngv/hFfiH8O7H4Z63BrOsXEPh0R6db6xftJcb73XNbi0p5rUalfXbSfvftd20sAjdJWi2Fv0O/Zj+H2jeOvCHxK8XatqN3p/h/w3qGhaadOgvnsjqOpapODbOZSUDm3tVml2iQkqpJBAFfLHxK1+y8RavrPiXUU02a5jWaCOVJhcIYriFJoZLdkaJUms2Q2ojLSRsTcKMsyutzwh8bfh54F+F8Xhvxz4vvl0271GXxF/wAI1oM8YujeXstrawT6nfIhjiMVtbxvb2krzzx7pQVgEjA/lmWVcNgswjWr1Y1aVH2kacsRVVLmaj7Kl7Wbv8PNzcsY1HLkUYxkndfU5tJ46NSVDDwwntqkZvD4WNWdOkm+acaKnOpOV7K8pz3k5OUdj7w8K/t1fD/UfhdZ6K+q2trr+jaXFbWttb3bT3FykUSlXjjaOGchGAXakR4xtUZIHyV+1B4/l8T+G4/iB4Z1OATX1lc6fP5e1J7e/t18q7tXkI3JtcKwGPmjZXAIYGvzq/YRvLfxb8Vb628S6NouuRafZedaJqVkbtIZFdRuWOaV4skDGTHkD7pU81+uZttE1X4m6Fp2p+GPDl9pS6pqW3R7jTFOkrJaRReVN/Z6SJbSSkgmQypIrsxYrkIV+kpTzPiDLG6tbD0oupDCUuVVVNThOCVacouzspuPIlqtW7niOeGy/ExUadSbUVVndws4yi24JNO9/wCZtcvRH89mr/tG3938P77VLV7gQad51jFHvw95eJdvaDO05kkkuQSipnG5sMc4r6v+B37EHxg+I3hKP4h/HS41T4ZeF9VtoLrw/pV7aibxJrC3hja3v5tPnmhXS7PY6NEL9heyp92zjjcTn6u8DeGPBE37XPxSS68AeCr6Gz8N+IrjTrW90KG4sdMvLK6jkt7/AE/Tnf8As+2v0JKLeram4SMlIpIwTX19qnxO8S+I/g88mrDTriWw1iC2imFrIkkkTXETfv2Fx+9cEL+8wGIA3Fq4cp4Xwlao6mPk8RGnXxUKNGLnCEnhJxhKVaSmp2ldOMYNdeeTWh143OasYf7LFUW6dGVSclGUkq1tKa1jdPRymndJNJNI/9k=" xlink:type="simple" xlink:show="embed" xlink:actuate="onLoad"/><svg:title>Avatar of MrATM</svg:title></draw:frame> </text:p>
                                <text:p text:style-name="P20"><text:a xlink:type="simple" xlink:href="https://social.msdn.microsoft.com:443/profile/mratm/?ws=usercard-mini" office:target-frame-name="_blank" xlink:show="new">MrATM</text:a></text:p>
                                <text:p text:style-name="P20">0 Points </text:p>
                              </text:list-item>
                              <text:list-item>
                                <text:p text:style-name="P20"><text:bookmark text:name="3253910c-4afb-4828-81c6-14aacbcfb49c"/><draw:frame draw:style-name="fr2" draw:name="Image43" text:anchor-type="as-char" svg:width="0.0102in" svg:height="0.0161in" draw:z-index="41"><draw:image xlink:href="https://i1.social.s-msft.com/globalresources/Images/trans.gif?cver=0%0D%0A" xlink:type="simple" xlink:show="embed" xlink:actuate="onLoad"/><svg:title>Question</svg:title></draw:frame> </text:p>
                                <text:p text:style-name="P20"><text:bookmark text:name="voteup13"/><draw:a xlink:type="simple" xlink:href="https://login.live.com/login.srf?wa=wsignin1.0&amp;wtrealm=social.msdn.microsoft.com&amp;wreply=https%3A%2F%2Fsocial.msdn.microsoft.com%2FForums%2Fvstudio%2Fen-US%2F5777b517-e935-4905-bf76-8f38d6d8913a%2Fthe-project-file-has-been-renamed-or-is-no-longer-in-the-solution-after-moving-solution%3Fforum%3Dvcgeneral%26prof%3Drequired%26stoAI%3D10&amp;wp=MBI_FED_SSL&amp;wlcxt=microsoft%24microsoft%24microsoft" office:name="voteup"><draw:frame draw:style-name="fr1" draw:name="Image44" text:anchor-type="as-char" svg:width="0.0311in" svg:height="0.0311in" draw:z-index="42"><draw:image xlink:href="https://i1.social.s-msft.com/globalresources/Images/trans.gif?cver=0%0D%0A" xlink:type="simple" xlink:show="embed" xlink:actuate="onLoad"/><svg:title>Sign in to vote</svg:title></draw:frame></draw:a><text:a xlink:type="simple" xlink:href="https://login.live.com/login.srf?wa=wsignin1.0&amp;wtrealm=social.msdn.microsoft.com&amp;wreply=https%3A%2F%2Fsocial.msdn.microsoft.com%2FForums%2Fvstudio%2Fen-US%2F5777b517-e935-4905-bf76-8f38d6d8913a%2Fthe-project-file-has-been-renamed-or-is-no-longer-in-the-solution-after-moving-solution%3Fforum%3Dvcgeneral%26prof%3Drequired%26stoAI%3D10&amp;wp=MBI_FED_SSL&amp;wlcxt=microsoft%24microsoft%24microsoft" office:name="voteup"> </text:a></text:p>
                                <text:p text:style-name="P20"><text:soft-page-break/><text:a xlink:type="simple" xlink:href="https://login.live.com/login.srf?wa=wsignin1.0&amp;wtrealm=social.msdn.microsoft.com&amp;wreply=https%3A%2F%2Fsocial.msdn.microsoft.com%2FForums%2Fvstudio%2Fen-US%2F5777b517-e935-4905-bf76-8f38d6d8913a%2Fthe-project-file-has-been-renamed-or-is-no-longer-in-the-solution-after-moving-solution%3Fforum%3Dvcgeneral%26prof%3Drequired%26stoAI%3D10&amp;wp=MBI_FED_SSL&amp;wlcxt=microsoft%24microsoft%24microsoft" office:name="voteup">0</text:a></text:p>
                                <text:p text:style-name="P6"><text:a xlink:type="simple" xlink:href="https://login.live.com/login.srf?wa=wsignin1.0&amp;wtrealm=social.msdn.microsoft.com&amp;wreply=https%3A%2F%2Fsocial.msdn.microsoft.com%2FForums%2Fvstudio%2Fen-US%2F5777b517-e935-4905-bf76-8f38d6d8913a%2Fthe-project-file-has-been-renamed-or-is-no-longer-in-the-solution-after-moving-solution%3Fforum%3Dvcgeneral%26prof%3Drequired%26stoAI%3D10&amp;wp=MBI_FED_SSL&amp;wlcxt=microsoft%24microsoft%24microsoft">Sign in to vote</text:a> </text:p>
                                <text:p text:style-name="P6">Still struggling with this stupid problem. I added the projectguid to all projects, but no luck. Whats next? Go back to vc6.0.</text:p>
                                <text:p text:style-name="P20">Thursday, March 08, 2012 12:49 PM</text:p>
                                <text:p text:style-name="P20"><text:a xlink:type="simple" xlink:href="javascript:void();" office:name="reply">Reply </text:a></text:p>
                                <text:p text:style-name="P20">|</text:p>
                                <text:p text:style-name="P20"><text:a xlink:type="simple" xlink:href="javascript:void();" office:name="quote">Quote </text:a></text:p>
                                <text:p text:style-name="P20"><draw:frame draw:style-name="fr2" draw:name="Image45" text:anchor-type="as-char" svg:width="0.7862in" svg:height="0.3929in" draw:z-index="43"><draw:image xlink:href="data:image/jpg;base64,/9j/4AAQSkZJRgABAQEAYABgAAD/2wBDAAgGBgcGBQgHBwcJCQgKDBQNDAsLDBkSEw8UHRofHh0aHBwgJC4nICIsIxwcKDcpLDAxNDQ0Hyc5PTgyPC4zNDL/2wBDAQkJCQwLDBgNDRgyIRwhMjIyMjIyMjIyMjIyMjIyMjIyMjIyMjIyMjIyMjIyMjIyMjIyMjIyMjIyMjIyMjIyMjL/wAARCAAsACwDASIAAhEBAxEB/8QAHwAAAQUBAQEBAQEAAAAAAAAAAAECAwQFBgcICQoL/8QAtRAAAgEDAwIEAwUFBAQAAAF9AQIDAAQRBRIhMUEGE1FhByJxFDKBkaEII0KxwRVS0fAkM2JyggkKFhcYGRolJicoKSo0NTY3ODk6Q0RFRkdISUpTVFVWV1hZWmNkZWZnaGlqc3R1dnd4eXqDhIWGh4iJipKTlJWWl5iZmqKjpKWmp6ipqrKztLW2t7i5usLDxMXGx8jJytLT1NXW19jZ2uHi4+Tl5ufo6erx8vP09fb3+Pn6/8QAHwEAAwEBAQEBAQEBAQAAAAAAAAECAwQFBgcICQoL/8QAtREAAgECBAQDBAcFBAQAAQJ3AAECAxEEBSExBhJBUQdhcRMiMoEIFEKRobHBCSMzUvAVYnLRChYkNOEl8RcYGRomJygpKjU2Nzg5OkNERUZHSElKU1RVVldYWVpjZGVmZ2hpanN0dXZ3eHl6goOEhYaHiImKkpOUlZaXmJmaoqOkpaanqKmqsrO0tba3uLm6wsPExcbHyMnK0tPU1dbX2Nna4uPk5ebn6Onq8vP09fb3+Pn6/9oADAMBAAIRAxEAPwDvY+ZFB9RXRXOjfZ9St7m2GYfOQsg/g5H6ViCxvVYEWc/Bz/qmrQE+p3OowNcxzJEkiMy7CqqM9T7cHk1hHzNn5G7q80kGlyyxMVdSpBH+8KoaheJfeHWnTgkqGX0ORkVNrF3bTaVNHFcwu7bcKJBn7wrJTS7pNLmlR1kWTaPLi+fOD6j0/HvVybvoRFaGV5bkZCN+VHlv/cb8q6bR7ie1sJIri1uP3RygERywPbp6/wA6y7p9WurhpTBdID0VUYACocdC76nQahNqI/d2NtnjmVmX9Bn+dZ2k2mp2t+ZJ4mMcoxIxkB+h68//AF60Ydasp5Viid2djgAIaE1qxkmWFZG3swUAoRz0rTRu9zPW1rHMapZ/Yr+SIDEZ+ZPof8On4Ve0DUVtRNHOWEON+4KTtPTsO/H5Vp61axXohgWRFut3yA9SO/4Y5/Cpfs1lpemOkg/dEYkbHLZ4qVFqV0VzXVg/t3Tf+fn/AMcb/CpotTtZl3RGWRc4ykLkfyrlrOLTVmZrq4ZowSFRUI3DPBPp9K3113TEQIjlVHAAjIApqTe4nHsZel6lp2nRZMU7TsPnfaPyHPSqzy293rkMkCyKkkqlgeCCTzjBrNqzp/8AyErX/rsn8xWd76Glupp2lrLZ+Jo45WLklmDk5LAqea2dYjWbT2jeVYlZ1Bdug5qzJBHJcQzMP3kZO0/UEEVS1/8A5BEn+8v861tZMyvdoytW0q30/To2j3NKZAC7Htg9unasOr7XUs2i+TI25YZkCE9QCrcfpVCspWvoaq/U/9k=" xlink:type="simple" xlink:show="embed" xlink:actuate="onLoad"/><svg:title>Avatar of Reijo Tervonen</svg:title></draw:frame> </text:p>
                                <text:p text:style-name="P20"><text:a xlink:type="simple" xlink:href="https://social.msdn.microsoft.com:443/profile/reijo%20tervonen/?ws=usercard-mini" office:target-frame-name="_blank" xlink:show="new">Reijo Tervonen</text:a></text:p>
                                <text:p text:style-name="P20">Fujitsu Services Oy, Fin...</text:p>
                                <text:p text:style-name="P20">0 Points </text:p>
                              </text:list-item>
                              <text:list-item>
                                <text:p text:style-name="P20"><text:bookmark text:name="78aeecc2-36a4-4a5d-bfcf-8077f002c548"/><draw:frame draw:style-name="fr2" draw:name="Image46" text:anchor-type="as-char" svg:width="0.0102in" svg:height="0.0161in" draw:z-index="44"><draw:image xlink:href="https://i1.social.s-msft.com/globalresources/Images/trans.gif?cver=0%0D%0A" xlink:type="simple" xlink:show="embed" xlink:actuate="onLoad"/><svg:title>Question</svg:title></draw:frame> </text:p>
                                <text:p text:style-name="P20"><text:bookmark text:name="voteup14"/><draw:a xlink:type="simple" xlink:href="https://login.live.com/login.srf?wa=wsignin1.0&amp;wtrealm=social.msdn.microsoft.com&amp;wreply=https%3A%2F%2Fsocial.msdn.microsoft.com%2FForums%2Fvstudio%2Fen-US%2F5777b517-e935-4905-bf76-8f38d6d8913a%2Fthe-project-file-has-been-renamed-or-is-no-longer-in-the-solution-after-moving-solution%3Fforum%3Dvcgeneral%26prof%3Drequired%26stoAI%3D10&amp;wp=MBI_FED_SSL&amp;wlcxt=microsoft%24microsoft%24microsoft" office:name="voteup"><draw:frame draw:style-name="fr1" draw:name="Image47" text:anchor-type="as-char" svg:width="0.0311in" svg:height="0.0311in" draw:z-index="45"><draw:image xlink:href="https://i1.social.s-msft.com/globalresources/Images/trans.gif?cver=0%0D%0A" xlink:type="simple" xlink:show="embed" xlink:actuate="onLoad"/><svg:title>Sign in to vote</svg:title></draw:frame></draw:a><text:a xlink:type="simple" xlink:href="https://login.live.com/login.srf?wa=wsignin1.0&amp;wtrealm=social.msdn.microsoft.com&amp;wreply=https%3A%2F%2Fsocial.msdn.microsoft.com%2FForums%2Fvstudio%2Fen-US%2F5777b517-e935-4905-bf76-8f38d6d8913a%2Fthe-project-file-has-been-renamed-or-is-no-longer-in-the-solution-after-moving-solution%3Fforum%3Dvcgeneral%26prof%3Drequired%26stoAI%3D10&amp;wp=MBI_FED_SSL&amp;wlcxt=microsoft%24microsoft%24microsoft" office:name="voteup"> </text:a></text:p>
                                <text:p text:style-name="P20"><text:a xlink:type="simple" xlink:href="https://login.live.com/login.srf?wa=wsignin1.0&amp;wtrealm=social.msdn.microsoft.com&amp;wreply=https%3A%2F%2Fsocial.msdn.microsoft.com%2FForums%2Fvstudio%2Fen-US%2F5777b517-e935-4905-bf76-8f38d6d8913a%2Fthe-project-file-has-been-renamed-or-is-no-longer-in-the-solution-after-moving-solution%3Fforum%3Dvcgeneral%26prof%3Drequired%26stoAI%3D10&amp;wp=MBI_FED_SSL&amp;wlcxt=microsoft%24microsoft%24microsoft" office:name="voteup">0</text:a></text:p>
                                <text:p text:style-name="P6"><text:a xlink:type="simple" xlink:href="https://login.live.com/login.srf?wa=wsignin1.0&amp;wtrealm=social.msdn.microsoft.com&amp;wreply=https%3A%2F%2Fsocial.msdn.microsoft.com%2FForums%2Fvstudio%2Fen-US%2F5777b517-e935-4905-bf76-8f38d6d8913a%2Fthe-project-file-has-been-renamed-or-is-no-longer-in-the-solution-after-moving-solution%3Fforum%3Dvcgeneral%26prof%3Drequired%26stoAI%3D10&amp;wp=MBI_FED_SSL&amp;wlcxt=microsoft%24microsoft%24microsoft">Sign in to vote</text:a> </text:p>
                                <text:p text:style-name="P6">For the record, the error message </text:p>
                                <text:p text:style-name="P6">                  "The project file '' has been renamed or no longer in the solution. "</text:p>
                                <text:p text:style-name="P6">is still in VS11 years later, and still is unhelpful.</text:p>
                                <text:p text:style-name="P20">Thursday, March 08, 2012 1:01 PM</text:p>
                                <text:p text:style-name="P20"><text:a xlink:type="simple" xlink:href="javascript:void();" office:name="reply">Reply </text:a></text:p>
                                <text:p text:style-name="P20">|</text:p>
                                <text:p text:style-name="P20"><text:a xlink:type="simple" xlink:href="javascript:void();" office:name="quote">Quote </text:a></text:p>
                                <text:p text:style-name="P20"><draw:frame draw:style-name="fr2" draw:name="Image48" text:anchor-type="as-char" svg:width="0.7862in" svg:height="0.3929in" draw:z-index="46"><draw:image xlink:href="data:image/jpg;base64,/9j/4AAQSkZJRgABAQEAYABgAAD/2wBDAA0JCgsKCA0LCgsODg0PEyAVExISEyccHhcgLikxMC4pLSwzOko+MzZGNywtQFdBRkxOUlNSMj5aYVpQYEpRUk//2wBDAQ4ODhMREyYVFSZPNS01T09PT09PT09PT09PT09PT09PT09PT09PT09PT09PT09PT09PT09PT09PT09PT09PT0//wAARCAAsACcDASIAAhEBAxEB/8QAHwAAAQUBAQEBAQEAAAAAAAAAAAECAwQFBgcICQoL/8QAtRAAAgEDAwIEAwUFBAQAAAF9AQIDAAQRBRIhMUEGE1FhByJxFDKBkaEII0KxwRVS0fAkM2JyggkKFhcYGRolJicoKSo0NTY3ODk6Q0RFRkdISUpTVFVWV1hZWmNkZWZnaGlqc3R1dnd4eXqDhIWGh4iJipKTlJWWl5iZmqKjpKWmp6ipqrKztLW2t7i5usLDxMXGx8jJytLT1NXW19jZ2uHi4+Tl5ufo6erx8vP09fb3+Pn6/8QAHwEAAwEBAQEBAQEBAQAAAAAAAAECAwQFBgcICQoL/8QAtREAAgECBAQDBAcFBAQAAQJ3AAECAxEEBSExBhJBUQdhcRMiMoEIFEKRobHBCSMzUvAVYnLRChYkNOEl8RcYGRomJygpKjU2Nzg5OkNERUZHSElKU1RVVldYWVpjZGVmZ2hpanN0dXZ3eHl6goOEhYaHiImKkpOUlZaXmJmaoqOkpaanqKmqsrO0tba3uLm6wsPExcbHyMnK0tPU1dbX2Nna4uPk5ebn6Onq8vP09fb3+Pn6/9oADAMBAAIRAxEAPwDXVQcZANMuhZ21u09ysaIvUlakU4GfSvPdW1K81e5dQzGKNvljHQVKNTo4/EGjGcLGWRugYrgfzrRSWK4jEkLh0PcVxsekwLbKZVPmnknNW/DbSQ6nJag5TaWz7VWwmmtTpDRSv1opk2LzAPGUJwGBFcRa2LWVzcoSCynaD2rsw3SsHVpIft8gjPzADePfr/LFTHc0sjJmnuFgd3QZBwAPSl0tpYbxro/L+72Afjk/yFR3MrfcwcN3OKkXKQqO5GaVR2Q9zV/tQ5+dV/PFFYjt396KyvLuKyPRpLSCKB2BdmA4ya5zWNNN0TLCcTKmVIHXHY+tdQGJ61TnUKcgY+bFdcUjGTZwSWt1dsqjCjOGfH3a1JdOdgq2zDIAAVz/AFre8mMITtBOS2TTNoVUIHNKVNNaj59TjbuKe2kMdxG0bjnDDr70V2mq2EGoWKeeDuT7rKcEc0Vi4WZondH/2Q==" xlink:type="simple" xlink:show="embed" xlink:actuate="onLoad"/><svg:title>Avatar of Andrew7Webb</svg:title></draw:frame> </text:p>
                                <text:p text:style-name="P20"><text:a xlink:type="simple" xlink:href="https://social.msdn.microsoft.com:443/profile/andrew7webb/?ws=usercard-mini" office:target-frame-name="_blank" xlink:show="new">Andrew7Webb</text:a></text:p>
                                <text:p text:style-name="P20">685 Points </text:p>
                              </text:list-item>
                              <text:list-item>
                                <text:p text:style-name="P20"><text:bookmark text:name="b0c7ee8a-a09c-45a9-b2d4-a96d0d845289"/><draw:frame draw:style-name="fr2" draw:name="Image49" text:anchor-type="as-char" svg:width="0.0102in" svg:height="0.0161in" draw:z-index="47"><draw:image xlink:href="https://i1.social.s-msft.com/globalresources/Images/trans.gif?cver=0%0D%0A" xlink:type="simple" xlink:show="embed" xlink:actuate="onLoad"/><svg:title>Question</svg:title></draw:frame> </text:p>
                                <text:p text:style-name="P20"><text:bookmark text:name="voteup15"/><draw:a xlink:type="simple" xlink:href="https://login.live.com/login.srf?wa=wsignin1.0&amp;wtrealm=social.msdn.microsoft.com&amp;wreply=https%3A%2F%2Fsocial.msdn.microsoft.com%2FForums%2Fvstudio%2Fen-US%2F5777b517-e935-4905-bf76-8f38d6d8913a%2Fthe-project-file-has-been-renamed-or-is-no-longer-in-the-solution-after-moving-solution%3Fforum%3Dvcgeneral%26prof%3Drequired%26stoAI%3D10&amp;wp=MBI_FED_SSL&amp;wlcxt=microsoft%24microsoft%24microsoft" office:name="voteup"><draw:frame draw:style-name="fr1" draw:name="Image50" text:anchor-type="as-char" svg:width="0.0311in" svg:height="0.0311in" draw:z-index="48"><draw:image xlink:href="https://i1.social.s-msft.com/globalresources/Images/trans.gif?cver=0%0D%0A" xlink:type="simple" xlink:show="embed" xlink:actuate="onLoad"/><svg:title>Sign in to vote</svg:title></draw:frame></draw:a><text:a xlink:type="simple" xlink:href="https://login.live.com/login.srf?wa=wsignin1.0&amp;wtrealm=social.msdn.microsoft.com&amp;wreply=https%3A%2F%2Fsocial.msdn.microsoft.com%2FForums%2Fvstudio%2Fen-US%2F5777b517-e935-4905-bf76-8f38d6d8913a%2Fthe-project-file-has-been-renamed-or-is-no-longer-in-the-solution-after-moving-solution%3Fforum%3Dvcgeneral%26prof%3Drequired%26stoAI%3D10&amp;wp=MBI_FED_SSL&amp;wlcxt=microsoft%24microsoft%24microsoft" office:name="voteup"> </text:a></text:p>
                                <text:p text:style-name="P20"><text:a xlink:type="simple" xlink:href="https://login.live.com/login.srf?wa=wsignin1.0&amp;wtrealm=social.msdn.microsoft.com&amp;wreply=https%3A%2F%2Fsocial.msdn.microsoft.com%2FForums%2Fvstudio%2Fen-US%2F5777b517-e935-4905-bf76-8f38d6d8913a%2Fthe-project-file-has-been-renamed-or-is-no-longer-in-the-solution-after-moving-solution%3Fforum%3Dvcgeneral%26prof%3Drequired%26stoAI%3D10&amp;wp=MBI_FED_SSL&amp;wlcxt=microsoft%24microsoft%24microsoft" office:name="voteup">0</text:a></text:p>
                                <text:p text:style-name="P20"><text:a xlink:type="simple" xlink:href="https://login.live.com/login.srf?wa=wsignin1.0&amp;wtrealm=social.msdn.microsoft.com&amp;wreply=https%3A%2F%2Fsocial.msdn.microsoft.com%2FForums%2Fvstudio%2Fen-US%2F5777b517-e935-4905-bf76-8f38d6d8913a%2Fthe-project-file-has-been-renamed-or-is-no-longer-in-the-solution-after-moving-solution%3Fforum%3Dvcgeneral%26prof%3Drequired%26stoAI%3D10&amp;wp=MBI_FED_SSL&amp;wlcxt=microsoft%24microsoft%24microsoft">Sign in to vote</text:a> </text:p>
                                <text:p text:style-name="P27">I heard the differences between VS2011 and VS2010 projects is quite minimal, so if you have a working VS2011 project, simply edit it in Notepad and change the version at the top, and it probably will load in VS2010.</text:p>
                                <text:p text:style-name="P28"> </text:p>
                                <text:p text:style-name="P27"><text:soft-page-break/>Also, VS2011 has a Go Live license, don’t know if that changes your mind about using it.</text:p>
                                <text:p text:style-name="P28"> </text:p>
                                <text:p text:style-name="P27">-- David</text:p>
                                <text:p text:style-name="P29"/>
                                <text:p text:style-name="P28"> </text:p>
                                <text:p text:style-name="P39"><text:bookmark text:name="x_c4b9ffae-73a0-4228-8237-0013f030300e_CommunityBridge"/></text:p>
                                <text:p text:style-name="P20">Efficiently read and post to forums with newsreaders: http://communitybridge.codeplex.com</text:p>
                                <text:list>
                                  <text:list-item>
                                    <text:p text:style-name="P20">Proposed as answer by <text:a xlink:type="simple" xlink:href="https://social.msdn.microsoft.com:443/profile/canyon%20creek/?type=forum&amp;referrer=http://social.msdn.microsoft.com/Forums/vstudio/en-US/5777b517-e935-4905-bf76-8f38d6d8913a/the-project-file-has-been-renamed-or-is-no-longer-in-the-solution-after-moving-solution?forum=vcgeneral">Canyon Creek</text:a> Wednesday, August 22, 2012 8:44 PM </text:p>
                                  </text:list-item>
                                  <text:list-item>
                                    <text:p text:style-name="P20"><text:soft-page-break/>Unproposed as answer by <text:a xlink:type="simple" xlink:href="https://social.msdn.microsoft.com:443/profile/canyon%20creek/?type=forum&amp;referrer=http://social.msdn.microsoft.com/Forums/vstudio/en-US/5777b517-e935-4905-bf76-8f38d6d8913a/the-project-file-has-been-renamed-or-is-no-longer-in-the-solution-after-moving-solution?forum=vcgeneral">Canyon Creek</text:a> Wednesday, August 22, 2012 8:44 PM </text:p>
                                  </text:list-item>
                                </text:list>
                                <text:p text:style-name="P20">Thursday, March 08, 2012 5:23 PM</text:p>
                                <text:p text:style-name="P20"><text:a xlink:type="simple" xlink:href="javascript:void();" office:name="reply">Reply </text:a></text:p>
                                <text:p text:style-name="P20">|</text:p>
                                <text:p text:style-name="P20"><text:a xlink:type="simple" xlink:href="javascript:void();" office:name="quote">Quote </text:a></text:p>
                                <text:p text:style-name="P20"><draw:frame draw:style-name="fr2" draw:name="Image51" text:anchor-type="as-char" svg:width="0.7862in" svg:height="0.3929in" draw:z-index="49"><draw:image xlink:href="data:image/jpg;base64,/9j/4AAQSkZJRgABAQEAYABgAAD/2wBDAAgGBgcGBQgHBwcJCQgKDBQNDAsLDBkSEw8UHRofHh0aHBwgJC4nICIsIxwcKDcpLDAxNDQ0Hyc5PTgyPC4zNDL/2wBDAQkJCQwLDBgNDRgyIRwhMjIyMjIyMjIyMjIyMjIyMjIyMjIyMjIyMjIyMjIyMjIyMjIyMjIyMjIyMjIyMjIyMjL/wAARCAAsACwDASIAAhEBAxEB/8QAHwAAAQUBAQEBAQEAAAAAAAAAAAECAwQFBgcICQoL/8QAtRAAAgEDAwIEAwUFBAQAAAF9AQIDAAQRBRIhMUEGE1FhByJxFDKBkaEII0KxwRVS0fAkM2JyggkKFhcYGRolJicoKSo0NTY3ODk6Q0RFRkdISUpTVFVWV1hZWmNkZWZnaGlqc3R1dnd4eXqDhIWGh4iJipKTlJWWl5iZmqKjpKWmp6ipqrKztLW2t7i5usLDxMXGx8jJytLT1NXW19jZ2uHi4+Tl5ufo6erx8vP09fb3+Pn6/8QAHwEAAwEBAQEBAQEBAQAAAAAAAAECAwQFBgcICQoL/8QAtREAAgECBAQDBAcFBAQAAQJ3AAECAxEEBSExBhJBUQdhcRMiMoEIFEKRobHBCSMzUvAVYnLRChYkNOEl8RcYGRomJygpKjU2Nzg5OkNERUZHSElKU1RVVldYWVpjZGVmZ2hpanN0dXZ3eHl6goOEhYaHiImKkpOUlZaXmJmaoqOkpaanqKmqsrO0tba3uLm6wsPExcbHyMnK0tPU1dbX2Nna4uPk5ebn6Onq8vP09fb3+Pn6/9oADAMBAAIRAxEAPwDsvGXhSC3D6npXl+V1mt0I+T/aUenqO306cvoJA8RaYScAXcWSf98VJBoWrrcRs2lXwUMCSbd8Dn6V22t+DorbXLXVrRYxZi4je6hYALGu4bm9NuOo7fTp4HspVZOrCNrW0Ps/rEMPTVCpU5rp2f6PV/I7b7RB/wA9o/8AvoVznjl0m8K3CROrsXTCqcn7wrgf+Eet5dduLWPVrCKyjbK3Mlyhyh6Y5G5sdegyOo4r0LSovDugQSx6dLHcXG3LLE4lnkx2Cjn8AAO9ehGtKvGUJJJbXueNPCU8JOFSEnJ6O1rfe+hw/gu+h0TU7y9vt8cK2jAZXlm3phR6k1W1Xxjq2oX7zw3c1pF0SKKQgKPfHU+9TeIJPEWv6gHuNMvUQZMNuIHwq8ZPTk8jJ/lwKyv7A1n/AKBN/wD+Az/4V5cp1Ix9nC9l5Hv06dCU/b1rczW100j2+4/49pf9w/yrifC2tnWfDV5o8wea9jtnVFLbTKhGANx6EZA59jzzWlN470B4JFW6kyykD9y3p9K5bwZY6UNTgn+23NxqCZdILeNlVeDncxHIwR6DtzmvTq1lKrFU2mtU9TwMNhZQw9R1otNWa0e6v+Hcp6vrFvpl1LZaJpq6e0LsrzuA8+7G0gMSdo+h9+Kp+FUvJNb22Eoju/JkMTEA/NtPrxzW1rvhnxDq2p3GozWVvAG5IE64VQMDJzycDk0ngzSp7PWIdTlktzZo7QGVZlI3kYA/EkfmK4PZ1HXV00r9raHs+2oxwknFpytrre7ts+5L4BkupfF96168r3ItnWQyklgQ6DBz6YxXplc1qEWneHddbxBO/kxXMRt5VVSd0hIYMAPUKc/QeppP+E98P/8AP1J/35b/AAr0qDhQi4VJK9zwcZGpjJqtRg2rLZdV0PKtP0661S6FtaRF5MFj6Ko6knsK7nwn4i0DTFt9Otba8NzcyKjzvGg3MTgZ+bhRnp/Wt3wvpVpp/haOaCP97dW4llduSxK5x9BngV5hoH/Ix6X/ANfcX/oYrz4xeGcJLeX/AAD3J1I49VacrqMPxeu/3HoGv6F4p11zGbuxt7ToLeOZ8H/eOz5v5cdKwL7w7q/h7wxqEdzPayWkzRnbHIxKuGHIBAHI6/Qelep1zPj3/kUrn/fT/wBCFd2Iw0FGVS7vZnjYLH1HUhQslG66eZxMer3XijS7bQbm4hS5SdWhuJ2IDgKw2sQD83Iwe/162f8AhWus/wDPzYf9/H/+Jrja9W8F6zeX2g5uXErwymJXb7xUAEZPc81wYZQxEuWrdvuezj5VcFT58O0ot6q3V9j/2Q==" xlink:type="simple" xlink:show="embed" xlink:actuate="onLoad"/><svg:title>Avatar of David Ching</svg:title></draw:frame> </text:p>
                                <text:p text:style-name="P20"><text:a xlink:type="simple" xlink:href="https://social.msdn.microsoft.com:443/profile/david%20ching/?ws=usercard-mini" office:target-frame-name="_blank" xlink:show="new">David Ching</text:a></text:p>
                                <text:p text:style-name="P20">DC Software Design, Inc.</text:p>
                                <text:p text:style-name="P20">5,080 Points </text:p>
                              </text:list-item>
                              <text:list-item>
                                <text:p text:style-name="P20"><text:bookmark text:name="12bca986-fb6c-46bf-bd62-adb357c99a8b"/><draw:frame draw:style-name="fr2" draw:name="Image52" text:anchor-type="as-char" svg:width="0.0102in" svg:height="0.0161in" draw:z-index="50"><draw:image xlink:href="https://i1.social.s-msft.com/globalresources/Images/trans.gif?cver=0%0D%0A" xlink:type="simple" xlink:show="embed" xlink:actuate="onLoad"/><svg:title>Question</svg:title></draw:frame> </text:p>
                                <text:p text:style-name="P20"><text:bookmark text:name="voteup16"/><draw:a xlink:type="simple" xlink:href="https://login.live.com/login.srf?wa=wsignin1.0&amp;wtrealm=social.msdn.microsoft.com&amp;wreply=https%3A%2F%2Fsocial.msdn.microsoft.com%2FForums%2Fvstudio%2Fen-US%2F5777b517-e935-4905-bf76-8f38d6d8913a%2Fthe-project-file-has-been-renamed-or-is-no-longer-in-the-solution-after-moving-solution%3Fforum%3Dvcgeneral%26prof%3Drequired%26stoAI%3D10&amp;wp=MBI_FED_SSL&amp;wlcxt=microsoft%24microsoft%24microsoft" office:name="voteup"><draw:frame draw:style-name="fr1" draw:name="Image53" text:anchor-type="as-char" svg:width="0.0311in" svg:height="0.0311in" draw:z-index="51"><draw:image xlink:href="https://i1.social.s-msft.com/globalresources/Images/trans.gif?cver=0%0D%0A" xlink:type="simple" xlink:show="embed" xlink:actuate="onLoad"/><svg:title>Sign in to vote</svg:title></draw:frame></draw:a><text:a xlink:type="simple" xlink:href="https://login.live.com/login.srf?wa=wsignin1.0&amp;wtrealm=social.msdn.microsoft.com&amp;wreply=https%3A%2F%2Fsocial.msdn.microsoft.com%2FForums%2Fvstudio%2Fen-US%2F5777b517-e935-4905-bf76-8f38d6d8913a%2Fthe-project-file-has-been-renamed-or-is-no-longer-in-the-solution-after-moving-solution%3Fforum%3Dvcgeneral%26prof%3Drequired%26stoAI%3D10&amp;wp=MBI_FED_SSL&amp;wlcxt=microsoft%24microsoft%24microsoft" office:name="voteup"> </text:a></text:p>
                                <text:p text:style-name="P20"><text:a xlink:type="simple" xlink:href="https://login.live.com/login.srf?wa=wsignin1.0&amp;wtrealm=social.msdn.microsoft.com&amp;wreply=https%3A%2F%2Fsocial.msdn.microsoft.com%2FForums%2Fvstudio%2Fen-US%2F5777b517-e935-4905-bf76-8f38d6d8913a%2Fthe-project-file-has-been-renamed-or-is-no-longer-in-the-solution-after-moving-solution%3Fforum%3Dvcgeneral%26prof%3Drequired%26stoAI%3D10&amp;wp=MBI_FED_SSL&amp;wlcxt=microsoft%24microsoft%24microsoft" office:name="voteup">0</text:a></text:p>
                                <text:p text:style-name="P6"><text:a xlink:type="simple" xlink:href="https://login.live.com/login.srf?wa=wsignin1.0&amp;wtrealm=social.msdn.microsoft.com&amp;wreply=https%3A%2F%2Fsocial.msdn.microsoft.com%2FForums%2Fvstudio%2Fen-US%2F5777b517-e935-4905-bf76-8f38d6d8913a%2Fthe-project-file-has-been-renamed-or-is-no-longer-in-the-solution-after-moving-solution%3Fforum%3Dvcgeneral%26prof%3Drequired%26stoAI%3D10&amp;wp=MBI_FED_SSL&amp;wlcxt=microsoft%24microsoft%24microsoft">Sign in to vote</text:a> </text:p>
                                <text:p text:style-name="P6">If you still have this problem, try to remove References of the project.</text:p>
                                <text:p text:style-name="P6">Adding &lt;ProjectGuid&gt; doesn't work for me either, some of my projects have &lt;ProjectGuid&gt;, some don't after conversion from VS2003 to VS2010, somehow References are added during the conversion.</text:p>
                                <text:p text:style-name="P20">Wednesday, August 22, 2012 8:51 PM</text:p>
                                <text:p text:style-name="P20"><text:a xlink:type="simple" xlink:href="javascript:void();" office:name="reply">Reply </text:a></text:p>
                                <text:p text:style-name="P20">|</text:p>
                                <text:p text:style-name="P20"><text:a xlink:type="simple" xlink:href="javascript:void();" office:name="quote">Quote </text:a></text:p>
                                <text:p text:style-name="P20"><draw:frame draw:style-name="fr2" draw:name="Image54" text:anchor-type="as-char" svg:width="0.7862in" svg:height="0.3929in" draw:z-index="52"><draw:image xlink:href="data:image/jpg;base64,/9j/4AAQSkZJRgABAQEAYABgAAD/2wBDAAgGBgcGBQgHBwcJCQgKDBQNDAsLDBkSEw8UHRofHh0aHBwgJC4nICIsIxwcKDcpLDAxNDQ0Hyc5PTgyPC4zNDL/2wBDAQkJCQwLDBgNDRgyIRwhMjIyMjIyMjIyMjIyMjIyMjIyMjIyMjIyMjIyMjIyMjIyMjIyMjIyMjIyMjIyMjIyMjL/wAARCAAsACwDASIAAhEBAxEB/8QAHwAAAQUBAQEBAQEAAAAAAAAAAAECAwQFBgcICQoL/8QAtRAAAgEDAwIEAwUFBAQAAAF9AQIDAAQRBRIhMUEGE1FhByJxFDKBkaEII0KxwRVS0fAkM2JyggkKFhcYGRolJicoKSo0NTY3ODk6Q0RFRkdISUpTVFVWV1hZWmNkZWZnaGlqc3R1dnd4eXqDhIWGh4iJipKTlJWWl5iZmqKjpKWmp6ipqrKztLW2t7i5usLDxMXGx8jJytLT1NXW19jZ2uHi4+Tl5ufo6erx8vP09fb3+Pn6/8QAHwEAAwEBAQEBAQEBAQAAAAAAAAECAwQFBgcICQoL/8QAtREAAgECBAQDBAcFBAQAAQJ3AAECAxEEBSExBhJBUQdhcRMiMoEIFEKRobHBCSMzUvAVYnLRChYkNOEl8RcYGRomJygpKjU2Nzg5OkNERUZHSElKU1RVVldYWVpjZGVmZ2hpanN0dXZ3eHl6goOEhYaHiImKkpOUlZaXmJmaoqOkpaanqKmqsrO0tba3uLm6wsPExcbHyMnK0tPU1dbX2Nna4uPk5ebn6Onq8vP09fb3+Pn6/9oADAMBAAIRAxEAPwDufGHg4W4fUtLi/ddZoEH3P9pR6eo7fTpkeEbLddXOrSReZBpsLT7ScBnAJUfoTntgV647rGjO7BVUZZicAD1rlNS0U6THq91YJ/ol7aSLPAo+44VtrL7ckEds56dPNrYSMaiqx27Hn1cLGNT2kdji9Q8Z61fXSypdNbKhykcBwv4/3vx49q9A8L+J4detdkhWO+jH7yL+8P7y+38vyzyui/D25udsuqyG2jP/ACyjIMh/HkDt6/hXaxWWk+GrGSaGCK3jUfM5I3Nk8Asx9T3OPpSwkcQpe0qPTzFhY11Lnm9PMtalqVrpNjJd3b7Y06AdWPYAdzXlOqeL9V1C/eeG6mtYuiRRSEAD3x1PvW9q1kPETG5vvEumW7LnyLRJldEHYFtw59Tg+3pXM3HhnWIJNq2Ms6EBklt1MiOD0IIrLF1a03aC90yxdWrN2itDX8Y+KpNTmfTrYSRWkT4kDAq0jA9weQAex/H26DSdX/tT4f3yu4NxbWksUgzyQEO0+vI7nqQayde8PjxFqH9peH5ILiOZQZlWQKUf1IPTI/kar6XoGuaZdT2hSEfbbaSFovOUnBBAbA5wDjnHqO9ClWjWcmrp6X6eQKVZVXJ6p6eXkUvDOq+IPPGm6VMXDqcLINyxDu3PTH5HPQmvSYNFQaZNa3s0l1LcoVnnc/M2c8D+6Bk4A4FN0HQLXQLPyYBvlfBlmI5c/wBB6CrcuqWMN4lpJdRC4fpHuy34jt+NdmHoeyh+9f8Akjrw9H2cP3j/AMjxK/spdOv57OcYkhcqeCM+hGexHI9jXb+FPFEtpoi2smnX92InKpJbxbgF4OCc9Rk/hitjxH4QTXNUtbpZBCB8tyQPmZR0x79ufb0xXRWdnb6faR2trEI4YxhVH+etc9DB1KdVtOyMKGEqU6radkeLaNa6jeanHFpbSJcnOJI3K7B3JI6CvXNI0iPRrJ8F7m7f55pmOXmb6k9PQE/1NVPCGl2un6DbTQJ+9uYlklc8kkjOPoM8Ct+tsFhlTgpvdmuEw6hHme7PLNe8bardyyW0Cvp8attZVJEuQe7dR06DHpzVPwXElz4ljhmXfHLFIrg/xAqQa6b4i6Zaixi1JY9t15oiZh/EuD19SMVNe6JZeGPDF5faejG88oKLiU5ZQxAOOgHBPQVySpVHXbm78uvyOV06nt25u/Lr8g8OeK0/tGTRb24EpjlaK2uiR+9AOACfUjoe/wBevZ18/wBep+DdYvL3Qs3LiVoZTErt94qACMnuea2wWLc37ORtg8U5vkkf/9k=" xlink:type="simple" xlink:show="embed" xlink:actuate="onLoad"/><svg:title>Avatar of Canyon Creek</svg:title></draw:frame> </text:p>
                                <text:p text:style-name="P20"><text:a xlink:type="simple" xlink:href="https://social.msdn.microsoft.com:443/profile/canyon%20creek/?ws=usercard-mini" office:target-frame-name="_blank" xlink:show="new">Canyon Creek</text:a></text:p>
                                <text:p text:style-name="P20">0 Points </text:p>
                              </text:list-item>
                              <text:list-item>
                                <text:p text:style-name="P20"><text:bookmark text:name="4b7ed5f5-275c-4c80-a166-4502d1a82747"/><draw:frame draw:style-name="fr2" draw:name="Image55" text:anchor-type="as-char" svg:width="0.0102in" svg:height="0.0161in" draw:z-index="53"><draw:image xlink:href="https://i1.social.s-msft.com/globalresources/Images/trans.gif?cver=0%0D%0A" xlink:type="simple" xlink:show="embed" xlink:actuate="onLoad"/><svg:title>Question</svg:title></draw:frame> </text:p>
                                <text:p text:style-name="P20"><text:bookmark text:name="voteup17"/><draw:a xlink:type="simple" xlink:href="https://login.live.com/login.srf?wa=wsignin1.0&amp;wtrealm=social.msdn.microsoft.com&amp;wreply=https%3A%2F%2Fsocial.msdn.microsoft.com%2FForums%2Fvstudio%2Fen-US%2F5777b517-e935-4905-bf76-8f38d6d8913a%2Fthe-project-file-has-been-renamed-or-is-no-longer-in-the-solution-after-moving-solution%3Fforum%3Dvcgeneral%26prof%3Drequired%26stoAI%3D10&amp;wp=MBI_FED_SSL&amp;wlcxt=microsoft%24microsoft%24microsoft" office:name="voteup"><draw:frame draw:style-name="fr1" draw:name="Image56" text:anchor-type="as-char" svg:width="0.0311in" svg:height="0.0311in" draw:z-index="54"><draw:image xlink:href="https://i1.social.s-msft.com/globalresources/Images/trans.gif?cver=0%0D%0A" xlink:type="simple" xlink:show="embed" xlink:actuate="onLoad"/><svg:title>Sign in to vote</svg:title></draw:frame></draw:a><text:a xlink:type="simple" xlink:href="https://login.live.com/login.srf?wa=wsignin1.0&amp;wtrealm=social.msdn.microsoft.com&amp;wreply=https%3A%2F%2Fsocial.msdn.microsoft.com%2FForums%2Fvstudio%2Fen-US%2F5777b517-e935-4905-bf76-8f38d6d8913a%2Fthe-project-file-has-been-renamed-or-is-no-longer-in-the-solution-after-moving-solution%3Fforum%3Dvcgeneral%26prof%3Drequired%26stoAI%3D10&amp;wp=MBI_FED_SSL&amp;wlcxt=microsoft%24microsoft%24microsoft" office:name="voteup"> </text:a></text:p>
                                <text:p text:style-name="P20"><text:a xlink:type="simple" xlink:href="https://login.live.com/login.srf?wa=wsignin1.0&amp;wtrealm=social.msdn.microsoft.com&amp;wreply=https%3A%2F%2Fsocial.msdn.microsoft.com%2FForums%2Fvstudio%2Fen-US%2F5777b517-e935-4905-bf76-8f38d6d8913a%2Fthe-project-file-has-been-renamed-or-is-no-longer-in-the-solution-after-moving-solution%3Fforum%3Dvcgeneral%26prof%3Drequired%26stoAI%3D10&amp;wp=MBI_FED_SSL&amp;wlcxt=microsoft%24microsoft%24microsoft" office:name="voteup">0</text:a></text:p>
                                <text:p text:style-name="P6"><text:a xlink:type="simple" xlink:href="https://login.live.com/login.srf?wa=wsignin1.0&amp;wtrealm=social.msdn.microsoft.com&amp;wreply=https%3A%2F%2Fsocial.msdn.microsoft.com%2FForums%2Fvstudio%2Fen-US%2F5777b517-e935-4905-bf76-8f38d6d8913a%2Fthe-project-file-has-been-renamed-or-is-no-longer-in-the-solution-after-moving-solution%3Fforum%3Dvcgeneral%26prof%3Drequired%26stoAI%3D10&amp;wp=MBI_FED_SSL&amp;wlcxt=microsoft%24microsoft%24microsoft">Sign in to vote</text:a> </text:p>
                                <text:p text:style-name="P38">If you still have this problem, try to remove References of the project.</text:p>
                                <text:p text:style-name="P38">Adding &lt;ProjectGuid&gt; doesn't work for me either, some of my projects have &lt;ProjectGuid&gt;, some don't after conversion from VS2003 to VS2010, somehow References are added during the conversion.</text:p>
                                <text:p text:style-name="P6">Canyon Creek, you suggest to remove the reference of the project, did it work for you?</text:p>
                                <text:p text:style-name="P6">Same issue here, I've ported my VS2003 solution to VS2010, worked fine (saved in repository), but when I've changed the location (cloned from repository) of my project, I got this error.</text:p>
                                <text:p text:style-name="P6"><text:soft-page-break/>Following the posts of this forum I've made sure that the &lt;ProjectGuid&gt; is matching in all .vcxproj to the ones in the .sln, that this still did not work...</text:p>
                                <text:p text:style-name="P6">Any thoughts?</text:p>
                                <text:p text:style-name="P20"/>
                                <text:p text:style-name="P20">Wednesday, September 12, 2012 8:16 AM</text:p>
                                <text:p text:style-name="P20"><text:a xlink:type="simple" xlink:href="javascript:void();" office:name="reply">Reply </text:a></text:p>
                                <text:p text:style-name="P20">|</text:p>
                                <text:p text:style-name="P20"><text:a xlink:type="simple" xlink:href="javascript:void();" office:name="quote">Quote </text:a></text:p>
                                <text:p text:style-name="P20"><draw:frame draw:style-name="fr2" draw:name="Image57" text:anchor-type="as-char" svg:width="0.7862in" svg:height="0.3929in" draw:z-index="55"><draw:image xlink:href="data:image/jpg;base64,/9j/4AAQSkZJRgABAQEAYABgAAD/2wBDAAgGBgcGBQgHBwcJCQgKDBQNDAsLDBkSEw8UHRofHh0aHBwgJC4nICIsIxwcKDcpLDAxNDQ0Hyc5PTgyPC4zNDL/2wBDAQkJCQwLDBgNDRgyIRwhMjIyMjIyMjIyMjIyMjIyMjIyMjIyMjIyMjIyMjIyMjIyMjIyMjIyMjIyMjIyMjIyMjL/wAARCAAsACwDASIAAhEBAxEB/8QAHwAAAQUBAQEBAQEAAAAAAAAAAAECAwQFBgcICQoL/8QAtRAAAgEDAwIEAwUFBAQAAAF9AQIDAAQRBRIhMUEGE1FhByJxFDKBkaEII0KxwRVS0fAkM2JyggkKFhcYGRolJicoKSo0NTY3ODk6Q0RFRkdISUpTVFVWV1hZWmNkZWZnaGlqc3R1dnd4eXqDhIWGh4iJipKTlJWWl5iZmqKjpKWmp6ipqrKztLW2t7i5usLDxMXGx8jJytLT1NXW19jZ2uHi4+Tl5ufo6erx8vP09fb3+Pn6/8QAHwEAAwEBAQEBAQEBAQAAAAAAAAECAwQFBgcICQoL/8QAtREAAgECBAQDBAcFBAQAAQJ3AAECAxEEBSExBhJBUQdhcRMiMoEIFEKRobHBCSMzUvAVYnLRChYkNOEl8RcYGRomJygpKjU2Nzg5OkNERUZHSElKU1RVVldYWVpjZGVmZ2hpanN0dXZ3eHl6goOEhYaHiImKkpOUlZaXmJmaoqOkpaanqKmqsrO0tba3uLm6wsPExcbHyMnK0tPU1dbX2Nna4uPk5ebn6Onq8vP09fb3+Pn6/9oADAMBAAIRAxEAPwC3XZ6d4T+y6DfajqMf7/7LI0MLD/V/KfmP+16Dt9emTpNzp+iMl7dQtd3wAaGAfKkecEMxPU4ORgHH16dS3i7TtW0O+hJNvdPbSKsT9GO08K3Q/ofauGlGG8nqfV42tiHaNKL5b6v+unmefW8El1cx28K7pJWCKPUmul1jTtO0e3jnjMdyJ5ViQAfejjXbIc9AxfuPw71QsrDVrCOSeHTr0XTAxxsLdsxqR8zDjg9AD7t7VK2n3lymk2l5DcWlpCpWWWdDGibpGJOTxnG3r1OKmKsttTarUUqial7q389L/ovxKes6M+mNFNGxlsrhQ8E2MZBGQD6HFZdetz3Xh650/wCwy3tg1sFCBPPXgDpjnjFecalpC2t68dreWtzB1SQXCdPQ89adWny6ojA411Vy1FZrv1/4JraLrljHpz6fcF4gw+UTgT2+7rkrjKjPpnrmsfWFkiuSktnaRMx3rLbZ2SL6rztx9BVq28J6teW0dxbxRSQyDKsJV5/WpJ/DWtWNjK1wEjtF+Z90oKg9M49e3HNJqbjqioyw8KrcZq73V+v9dA8O6nrvnDT9MlLBwcLINyxD+9z0x/kE10/iOx+xeE5/PnkuLh3QyzP1b5s4HooycAcCoNF1jw3oVmI4p5GkkGZJmhYF/wBOnXipda1yy1vTZLDT0e5uiQ4haNl3BTk+nYVrFJQabuzz60qk8TGUabjFNXdrX82/68ziDpc8lu1zaYuoExvaIEtHwT8y9RwOvK+5qjXRaXrlhpd2skmi+XcI+GeG4kUqO4KsTk9eCaj1G2F/dtdC8hhWQblW7jWKQj1IVcHPr3rBxVro9WNeanaasuj/AOGv+noM8OeIp9DudrbpLOQ/vYvT/aX3/n+RHQ+OdRNzpFgbR/Msrhi7SrnBI6A/meD3HtXB1q6NI1xINLlO61nkDMh/hYfxL6HHB9j9MVGo+XkM6+Fp+1WJS1W/n/wUat1o4sbe2vrhCILWzjIjlUEyTsS2wg44BbJHXAqv4LZn8VQsxLMVckk8k7TVDUtVvNQt41uJNwaRpmwMZY/L+gGBS6DdSWOoPdQ7fMigkZdwyM7TRdc6sS6c3hp871af9fedz4p1bTtL2ObS2uNSIBiLxgmMDoxPXr0rza4nlurh555DJLIdzMepNE9xLdTvPPI0krnLMx5NR0qlRzZrg8JHDQtu+/8AXQ//2Q==" xlink:type="simple" xlink:show="embed" xlink:actuate="onLoad"/><svg:title>Avatar of Avi Ribchinsky</svg:title></draw:frame> </text:p>
                                <text:p text:style-name="P20"><text:a xlink:type="simple" xlink:href="https://social.msdn.microsoft.com:443/profile/avi%20ribchinsky/?ws=usercard-mini" office:target-frame-name="_blank" xlink:show="new">Avi Ribchinsky</text:a></text:p>
                                <text:p text:style-name="P20">25 Points </text:p>
                              </text:list-item>
                              <text:list-item>
                                <text:p text:style-name="P20"><text:bookmark text:name="acd7ca8c-6381-43c6-8483-f92c85902d73"/><draw:frame draw:style-name="fr2" draw:name="Image58" text:anchor-type="as-char" svg:width="0.0102in" svg:height="0.0161in" draw:z-index="56"><draw:image xlink:href="https://i1.social.s-msft.com/globalresources/Images/trans.gif?cver=0%0D%0A" xlink:type="simple" xlink:show="embed" xlink:actuate="onLoad"/><svg:title>Question</svg:title></draw:frame> </text:p>
                                <text:p text:style-name="P20"><text:bookmark text:name="voteup18"/><draw:a xlink:type="simple" xlink:href="https://login.live.com/login.srf?wa=wsignin1.0&amp;wtrealm=social.msdn.microsoft.com&amp;wreply=https%3A%2F%2Fsocial.msdn.microsoft.com%2FForums%2Fvstudio%2Fen-US%2F5777b517-e935-4905-bf76-8f38d6d8913a%2Fthe-project-file-has-been-renamed-or-is-no-longer-in-the-solution-after-moving-solution%3Fforum%3Dvcgeneral%26prof%3Drequired%26stoAI%3D10&amp;wp=MBI_FED_SSL&amp;wlcxt=microsoft%24microsoft%24microsoft" office:name="voteup"><draw:frame draw:style-name="fr1" draw:name="Image59" text:anchor-type="as-char" svg:width="0.0311in" svg:height="0.0311in" draw:z-index="57"><draw:image xlink:href="https://i1.social.s-msft.com/globalresources/Images/trans.gif?cver=0%0D%0A" xlink:type="simple" xlink:show="embed" xlink:actuate="onLoad"/><svg:title>Sign in to vote</svg:title></draw:frame></draw:a><text:a xlink:type="simple" xlink:href="https://login.live.com/login.srf?wa=wsignin1.0&amp;wtrealm=social.msdn.microsoft.com&amp;wreply=https%3A%2F%2Fsocial.msdn.microsoft.com%2FForums%2Fvstudio%2Fen-US%2F5777b517-e935-4905-bf76-8f38d6d8913a%2Fthe-project-file-has-been-renamed-or-is-no-longer-in-the-solution-after-moving-solution%3Fforum%3Dvcgeneral%26prof%3Drequired%26stoAI%3D10&amp;wp=MBI_FED_SSL&amp;wlcxt=microsoft%24microsoft%24microsoft" office:name="voteup"> </text:a></text:p>
                                <text:p text:style-name="P20"><text:a xlink:type="simple" xlink:href="https://login.live.com/login.srf?wa=wsignin1.0&amp;wtrealm=social.msdn.microsoft.com&amp;wreply=https%3A%2F%2Fsocial.msdn.microsoft.com%2FForums%2Fvstudio%2Fen-US%2F5777b517-e935-4905-bf76-8f38d6d8913a%2Fthe-project-file-has-been-renamed-or-is-no-longer-in-the-solution-after-moving-solution%3Fforum%3Dvcgeneral%26prof%3Drequired%26stoAI%3D10&amp;wp=MBI_FED_SSL&amp;wlcxt=microsoft%24microsoft%24microsoft" office:name="voteup">0</text:a></text:p>
                                <text:p text:style-name="P6"><text:a xlink:type="simple" xlink:href="https://login.live.com/login.srf?wa=wsignin1.0&amp;wtrealm=social.msdn.microsoft.com&amp;wreply=https%3A%2F%2Fsocial.msdn.microsoft.com%2FForums%2Fvstudio%2Fen-US%2F5777b517-e935-4905-bf76-8f38d6d8913a%2Fthe-project-file-has-been-renamed-or-is-no-longer-in-the-solution-after-moving-solution%3Fforum%3Dvcgeneral%26prof%3Drequired%26stoAI%3D10&amp;wp=MBI_FED_SSL&amp;wlcxt=microsoft%24microsoft%24microsoft">Sign in to vote</text:a> </text:p>
                                <text:p text:style-name="P6">I finally figured out how to resolve MY issue with this.</text:p>
                                <text:p text:style-name="P6">Just to be clear, MY issue had nothing to do with a file being missing or no longer part of the solution, just with the " Can't build, already building" message.</text:p>
                                <text:p text:style-name="P6">The only suggestions that I could find that helped anybody all said to remove all of the references from all of the projects and then add them back again.  MY problem was that none of the projects had any references!</text:p>
                                <text:p text:style-name="P6">So, I tried removing all of the projects from the solution, and then added them back again.  One of the projects would cause ALL of the projects to generate this error when it was added back, so I removed it again, but continued adding the rest of the projects back into the solution.</text:p>
                                <text:p text:style-name="P6">So, I am missing one project and the DLL that it creates.  Guess I'll try to create a new solution and include just that one project.</text:p>
                                <text:p text:style-name="P20">Wednesday, May 07, 2014 10:24 PM</text:p>
                                <text:p text:style-name="P20"><text:a xlink:type="simple" xlink:href="javascript:void();" office:name="reply">Reply </text:a></text:p>
                                <text:p text:style-name="P20">|</text:p>
                                <text:p text:style-name="P20"><text:a xlink:type="simple" xlink:href="javascript:void();" office:name="quote">Quote </text:a></text:p>
                                <text:p text:style-name="P20"><draw:frame draw:style-name="fr2" draw:name="Image60" text:anchor-type="as-char" svg:width="0.7862in" svg:height="0.3929in" draw:z-index="58"><draw:image xlink:href="data:image/jpg;base64,/9j/4AAQSkZJRgABAQEAYABgAAD/2wBDAAgGBgcGBQgHBwcJCQgKDBQNDAsLDBkSEw8UHRofHh0aHBwgJC4nICIsIxwcKDcpLDAxNDQ0Hyc5PTgyPC4zNDL/2wBDAQkJCQwLDBgNDRgyIRwhMjIyMjIyMjIyMjIyMjIyMjIyMjIyMjIyMjIyMjIyMjIyMjIyMjIyMjIyMjIyMjIyMjL/wAARCAAsACwDASIAAhEBAxEB/8QAHwAAAQUBAQEBAQEAAAAAAAAAAAECAwQFBgcICQoL/8QAtRAAAgEDAwIEAwUFBAQAAAF9AQIDAAQRBRIhMUEGE1FhByJxFDKBkaEII0KxwRVS0fAkM2JyggkKFhcYGRolJicoKSo0NTY3ODk6Q0RFRkdISUpTVFVWV1hZWmNkZWZnaGlqc3R1dnd4eXqDhIWGh4iJipKTlJWWl5iZmqKjpKWmp6ipqrKztLW2t7i5usLDxMXGx8jJytLT1NXW19jZ2uHi4+Tl5ufo6erx8vP09fb3+Pn6/8QAHwEAAwEBAQEBAQEBAQAAAAAAAAECAwQFBgcICQoL/8QAtREAAgECBAQDBAcFBAQAAQJ3AAECAxEEBSExBhJBUQdhcRMiMoEIFEKRobHBCSMzUvAVYnLRChYkNOEl8RcYGRomJygpKjU2Nzg5OkNERUZHSElKU1RVVldYWVpjZGVmZ2hpanN0dXZ3eHl6goOEhYaHiImKkpOUlZaXmJmaoqOkpaanqKmqsrO0tba3uLm6wsPExcbHyMnK0tPU1dbX2Nna4uPk5ebn6Onq8vP09fb3+Pn6/9oADAMBAAIRAxEAPwDrodVOmaObSzbFxc/NPMOqjsoP05z2yRWNSsrI5VlKspwQRgg0KCzBR1JwK9RJI+DnUlOyey0RYsZLm2vIbi1V/MRxtIB5Pp+PT8a2vFOuXd7dNZMhggiI3R7gdx9SR1HpVHUdUElpDptmStlCOuMGZu7EfXoO1URZ3RtvtAtpjB/z12Hb+fSpsm1Jm/tJQhKjTbae/wCv/DjIZfJmWTYjgdVcZBHcf559K6GHR9D1KIXMOrJYhuGt5yCUPfBJGR6Guaopyi3s7GVKrGGk4qS/rsdPrl5oWqatE8bTrniWaNOH444POc8Zx+dY2kqV16xVlIYXUYII5HzCqSsVYMOoORW5/bFpe6jaXt1D5F1FMjySRDKSqDkkjqDgds59qnl5VZG/tVWqe0nZO9/X+v8AMreINN/srWJoFXELHfF/unt+HI/ClstSmh0W9s1Lgbkmjdc/IwYA8jpnjnPb3rb8S6ro2s2kYiuCtxG42sYmxtJwc/z/AA96ivbrR4/Cs1npzO77kMkjRkbmz3P4HA9jUqTcUpI3nRhCtOVKa5bO2vdbGTdT2d9pYlS18rUInHnGJcI6YxuwOFOdoPTk+/FSHTb64jEkFlcyxnoyRMwP4gVHBdT2ol8mQp5sZjfA6qcZH6V2WneOYI7JI763lMyDaWhVdrDscZGD7f8A6qqTlFe6rmNGNGvL99Ll07bnIX1jcaddvbXKbZF/Ij1HtVatZdQuNVha2vmE3lRO8crD94u1ScZ7g45zmsmri31OarCKd4bPYsxWsbWpuZLqJFWQIYhkykeoXoRjPUjp9Ksare2s4gt9PieK0gXgSAbnc/eZsdzgD8O3Suv8RaNZ2XhJo4I9v2ZldW4yzEhSSe+c/oPSvP6iElP3joxNKWGfstNUrhVuDTbq4iEqLGqN90yTJHn3AYjI9/Y1PoFlDqGuWtrcAmJySwBxnCk4/Sl8QTPNrl0rYCwuYY1UYCqvAAHaqcve5UYxpL2XtZbXsf/Z" xlink:type="simple" xlink:show="embed" xlink:actuate="onLoad"/><svg:title>Avatar of OffByOne</svg:title></draw:frame> </text:p>
                                <text:p text:style-name="P20"><text:a xlink:type="simple" xlink:href="https://social.msdn.microsoft.com:443/profile/offbyone/?ws=usercard-mini" office:target-frame-name="_blank" xlink:show="new">OffByOne</text:a></text:p>
                                <text:p text:style-name="P20">Microsoft (contract)</text:p>
                                <text:p text:style-name="P20">0 Points </text:p>
                              </text:list-item>
                              <text:list-item>
                                <text:p text:style-name="P20"><text:bookmark text:name="eb5b8390-060c-4473-8d37-01fd4162dec0"/><draw:frame draw:style-name="fr2" draw:name="Image61" text:anchor-type="as-char" svg:width="0.0102in" svg:height="0.0161in" draw:z-index="59"><draw:image xlink:href="https://i1.social.s-msft.com/globalresources/Images/trans.gif?cver=0%0D%0A" xlink:type="simple" xlink:show="embed" xlink:actuate="onLoad"/><svg:title>Question</svg:title></draw:frame> </text:p>
                                <text:p text:style-name="P20"><text:bookmark text:name="voteup19"/><text:soft-page-break/><draw:a xlink:type="simple" xlink:href="https://login.live.com/login.srf?wa=wsignin1.0&amp;wtrealm=social.msdn.microsoft.com&amp;wreply=https%3A%2F%2Fsocial.msdn.microsoft.com%2FForums%2Fvstudio%2Fen-US%2F5777b517-e935-4905-bf76-8f38d6d8913a%2Fthe-project-file-has-been-renamed-or-is-no-longer-in-the-solution-after-moving-solution%3Fforum%3Dvcgeneral%26prof%3Drequired%26stoAI%3D10&amp;wp=MBI_FED_SSL&amp;wlcxt=microsoft%24microsoft%24microsoft" office:name="voteup"><draw:frame draw:style-name="fr1" draw:name="Image62" text:anchor-type="as-char" svg:width="0.0311in" svg:height="0.0311in" draw:z-index="60"><draw:image xlink:href="https://i1.social.s-msft.com/globalresources/Images/trans.gif?cver=0%0D%0A" xlink:type="simple" xlink:show="embed" xlink:actuate="onLoad"/><svg:title>Sign in to vote</svg:title></draw:frame></draw:a><text:a xlink:type="simple" xlink:href="https://login.live.com/login.srf?wa=wsignin1.0&amp;wtrealm=social.msdn.microsoft.com&amp;wreply=https%3A%2F%2Fsocial.msdn.microsoft.com%2FForums%2Fvstudio%2Fen-US%2F5777b517-e935-4905-bf76-8f38d6d8913a%2Fthe-project-file-has-been-renamed-or-is-no-longer-in-the-solution-after-moving-solution%3Fforum%3Dvcgeneral%26prof%3Drequired%26stoAI%3D10&amp;wp=MBI_FED_SSL&amp;wlcxt=microsoft%24microsoft%24microsoft" office:name="voteup"> </text:a></text:p>
                                <text:p text:style-name="P20"><text:a xlink:type="simple" xlink:href="https://login.live.com/login.srf?wa=wsignin1.0&amp;wtrealm=social.msdn.microsoft.com&amp;wreply=https%3A%2F%2Fsocial.msdn.microsoft.com%2FForums%2Fvstudio%2Fen-US%2F5777b517-e935-4905-bf76-8f38d6d8913a%2Fthe-project-file-has-been-renamed-or-is-no-longer-in-the-solution-after-moving-solution%3Fforum%3Dvcgeneral%26prof%3Drequired%26stoAI%3D10&amp;wp=MBI_FED_SSL&amp;wlcxt=microsoft%24microsoft%24microsoft" office:name="voteup">0</text:a></text:p>
                                <text:p text:style-name="P6"><text:a xlink:type="simple" xlink:href="https://login.live.com/login.srf?wa=wsignin1.0&amp;wtrealm=social.msdn.microsoft.com&amp;wreply=https%3A%2F%2Fsocial.msdn.microsoft.com%2FForums%2Fvstudio%2Fen-US%2F5777b517-e935-4905-bf76-8f38d6d8913a%2Fthe-project-file-has-been-renamed-or-is-no-longer-in-the-solution-after-moving-solution%3Fforum%3Dvcgeneral%26prof%3Drequired%26stoAI%3D10&amp;wp=MBI_FED_SSL&amp;wlcxt=microsoft%24microsoft%24microsoft">Sign in to vote</text:a> </text:p>
                                <text:p text:style-name="P9">You may need to remove all ProjectReference from each project file (*.vcxproj) in that solution. </text:p>
                                <text:p text:style-name="P20">Monday, June 09, 2014 6:18 PM</text:p>
                                <text:p text:style-name="P20"><text:a xlink:type="simple" xlink:href="javascript:void();" office:name="reply">Reply </text:a></text:p>
                                <text:p text:style-name="P20">|</text:p>
                                <text:p text:style-name="P20"><text:a xlink:type="simple" xlink:href="javascript:void();" office:name="quote">Quote </text:a></text:p>
                                <text:p text:style-name="P20"><draw:frame draw:style-name="fr2" draw:name="Image63" text:anchor-type="as-char" svg:width="0.7862in" svg:height="0.3929in" draw:z-index="61"><draw:image xlink:href="data:image/jpg;base64,/9j/4AAQSkZJRgABAQEAYABgAAD/2wBDAAgGBgcGBQgHBwcJCQgKDBQNDAsLDBkSEw8UHRofHh0aHBwgJC4nICIsIxwcKDcpLDAxNDQ0Hyc5PTgyPC4zNDL/2wBDAQkJCQwLDBgNDRgyIRwhMjIyMjIyMjIyMjIyMjIyMjIyMjIyMjIyMjIyMjIyMjIyMjIyMjIyMjIyMjIyMjIyMjL/wAARCAAsACwDASIAAhEBAxEB/8QAHwAAAQUBAQEBAQEAAAAAAAAAAAECAwQFBgcICQoL/8QAtRAAAgEDAwIEAwUFBAQAAAF9AQIDAAQRBRIhMUEGE1FhByJxFDKBkaEII0KxwRVS0fAkM2JyggkKFhcYGRolJicoKSo0NTY3ODk6Q0RFRkdISUpTVFVWV1hZWmNkZWZnaGlqc3R1dnd4eXqDhIWGh4iJipKTlJWWl5iZmqKjpKWmp6ipqrKztLW2t7i5usLDxMXGx8jJytLT1NXW19jZ2uHi4+Tl5ufo6erx8vP09fb3+Pn6/8QAHwEAAwEBAQEBAQEBAQAAAAAAAAECAwQFBgcICQoL/8QAtREAAgECBAQDBAcFBAQAAQJ3AAECAxEEBSExBhJBUQdhcRMiMoEIFEKRobHBCSMzUvAVYnLRChYkNOEl8RcYGRomJygpKjU2Nzg5OkNERUZHSElKU1RVVldYWVpjZGVmZ2hpanN0dXZ3eHl6goOEhYaHiImKkpOUlZaXmJmaoqOkpaanqKmqsrO0tba3uLm6wsPExcbHyMnK0tPU1dbX2Nna4uPk5ebn6Onq8vP09fb3+Pn6/9oADAMBAAIRAxEAPwDufGHg4W4fUtLi/ddZoEH3P9pR6eo7fTpkeEbLddXOrSReZBpsLT7ScBnAJUfoTntgV647rGjO7BVUZZicAD1rlNS0U6THq91YJ/ol7aSLPAo+44VtrL7ckEds56dPNrYSMaiqx27Hn1cLGNT2kdji9Q8Z61fXSypdNbKhykcBwv4/3vx49q9A8L+J4detdkhWO+jH7yL+8P7y+38vyzyui/D25udsuqyG2jP/ACyjIMh/HkDt6/hXaxWWk+GrGSaGCK3jUfM5I3Nk8Asx9T3OPpSwkcQpe0qPTzFhY11Lnm9PMtalqVrpNjJd3b7Y06AdWPYAdzXlOqeL9V1C/eeG6mtYuiRRSEAD3x1PvW9q1kPETG5vvEumW7LnyLRJldEHYFtw59Tg+3pXM3HhnWIJNq2Ms6EBklt1MiOD0IIrLF1a03aC90yxdWrN2itDX8Y+KpNTmfTrYSRWkT4kDAq0jA9weQAex/H26DSdX/tT4f3yu4NxbWksUgzyQEO0+vI7nqQayde8PjxFqH9peH5ILiOZQZlWQKUf1IPTI/kar6XoGuaZdT2hSEfbbaSFovOUnBBAbA5wDjnHqO9ClWjWcmrp6X6eQKVZVXJ6p6eXkUvDOq+IPPGm6VMXDqcLINyxDu3PTH5HPQmvSYNFQaZNa3s0l1LcoVnnc/M2c8D+6Bk4A4FN0HQLXQLPyYBvlfBlmI5c/wBB6CrcuqWMN4lpJdRC4fpHuy34jt+NdmHoeyh+9f8Akjrw9H2cP3j/AMjxK/spdOv57OcYkhcqeCM+hGexHI9jXb+FPFEtpoi2smnX92InKpJbxbgF4OCc9Rk/hitjxH4QTXNUtbpZBCB8tyQPmZR0x79ufb0xXRWdnb6faR2trEI4YxhVH+etc9DB1KdVtOyMKGEqU6radkeLaNa6jeanHFpbSJcnOJI3K7B3JI6CvXNI0iPRrJ8F7m7f55pmOXmb6k9PQE/1NVPCGl2un6DbTQJ+9uYlklc8kkjOPoM8Ct+tsFhlTgpvdmuEw6hHme7PLNe8bardyyW0Cvp8attZVJEuQe7dR06DHpzVPwXElz4ljhmXfHLFIrg/xAqQa6b4i6Zaixi1JY9t15oiZh/EuD19SMVNe6JZeGPDF5faejG88oKLiU5ZQxAOOgHBPQVySpVHXbm78uvyOV06nt25u/Lr8g8OeK0/tGTRb24EpjlaK2uiR+9AOACfUjoe/wBevZ18/wBep+DdYvL3Qs3LiVoZTErt94qACMnuea2wWLc37ORtg8U5vkkf/9k=" xlink:type="simple" xlink:show="embed" xlink:actuate="onLoad"/><svg:title>Avatar of Canyon Creek</svg:title></draw:frame> </text:p>
                                <text:p text:style-name="P20"><text:a xlink:type="simple" xlink:href="https://social.msdn.microsoft.com:443/profile/canyon%20creek/?ws=usercard-mini" office:target-frame-name="_blank" xlink:show="new">Canyon Creek</text:a></text:p>
                                <text:p text:style-name="P6">0 Points </text:p>
                              </text:list-item>
                            </text:list>
                          </text:section>
                        </text:section>
                      </text:section>
                    </text:section>
                  </text:section>
                </text:section>
                <text:section text:style-name="Sect1" text:name="nrSurvey">
                  <text:p text:style-name="P15"/>
                </text:section>
              </text:section>
              <text:list xml:id="list6190355381120768636" text:style-name="L7">
                <text:list-item>
                  <text:p text:style-name="P22"><text:a xlink:type="simple" xlink:href="https://social.msdn.microsoft.com/Forums/vstudio/en-US/5777b517-e935-4905-bf76-8f38d6d8913a/the-project-file-has-been-renamed-or-is-no-longer-in-the-solution-after-moving-solution?forum=vcgeneral">Dev Centers</text:a> </text:p>
                </text:list-item>
                <text:list-item>
                  <text:p text:style-name="P22"><text:a xlink:type="simple" xlink:href="https://dev.windows.com/">Windows</text:a> </text:p>
                </text:list-item>
                <text:list-item>
                  <text:p text:style-name="P22"><text:a xlink:type="simple" xlink:href="http://dev.office.com/">Office</text:a> </text:p>
                </text:list-item>
                <text:list-item>
                  <text:p text:style-name="P22"><text:a xlink:type="simple" xlink:href="http://developer.nokia.com/">Nokia</text:a> </text:p>
                </text:list-item>
                <text:list-item>
                  <text:p text:style-name="P10"><text:a xlink:type="simple" xlink:href="https://msdn.microsoft.com/aa937802">More...</text:a> </text:p>
                </text:list-item>
              </text:list>
              <text:list xml:id="list3422177838033868540" text:style-name="L8">
                <text:list-item>
                  <text:p text:style-name="P23"><text:a xlink:type="simple" xlink:href="https://social.msdn.microsoft.com/Forums/vstudio/en-US/5777b517-e935-4905-bf76-8f38d6d8913a/the-project-file-has-been-renamed-or-is-no-longer-in-the-solution-after-moving-solution?forum=vcgeneral">Related Sites</text:a> </text:p>
                </text:list-item>
                <text:list-item>
                  <text:p text:style-name="P23"><text:a xlink:type="simple" xlink:href="https://www.visualstudio.com/">Visual Studio</text:a> </text:p>
                </text:list-item>
                <text:list-item>
                  <text:p text:style-name="P23"><text:a xlink:type="simple" xlink:href="https://www.visualstudio.com/integrate/">Visual Studio Integrate</text:a> </text:p>
                </text:list-item>
                <text:list-item>
                  <text:p text:style-name="P23"><text:a xlink:type="simple" xlink:href="http://www.vsipprogram.com/">VSIP Program</text:a> </text:p>
                </text:list-item>
                <text:list-item>
                  <text:p text:style-name="P23"><text:a xlink:type="simple" xlink:href="https://www.microsoft.com/net">Microsoft .NET</text:a> </text:p>
                </text:list-item>
                <text:list-item>
                  <text:p text:style-name="P11"><text:a xlink:type="simple" xlink:href="http://azure.microsoft.com/">Microsoft Azure</text:a> </text:p>
                </text:list-item>
              </text:list>
              <text:list xml:id="list513577742640686203" text:style-name="L9">
                <text:list-item>
                  <text:p text:style-name="P24"><text:a xlink:type="simple" xlink:href="https://social.msdn.microsoft.com/Forums/vstudio/en-US/5777b517-e935-4905-bf76-8f38d6d8913a/the-project-file-has-been-renamed-or-is-no-longer-in-the-solution-after-moving-solution?forum=vcgeneral">Connect</text:a> </text:p>
                </text:list-item>
                <text:list-item>
                  <text:p text:style-name="P24"><text:a xlink:type="simple" xlink:href="http://social.msdn.microsoft.com/forums/vstudio/en-us/home?category=visualstudio%2Cvslanguages%2Cvstfs%2Cnetdevelopment%2Cvsarch">Forums</text:a> </text:p>
                </text:list-item>
                <text:list-item>
                  <text:p text:style-name="P24"><text:a xlink:type="simple" xlink:href="http://blogs.msdn.com/b/developer-tools/">Blog</text:a> </text:p>
                </text:list-item>
                <text:list-item>
                  <text:p text:style-name="P24"><text:a xlink:type="simple" xlink:href="https://www.facebook.com/visualstudio.us?brand_redir=1">Facebook</text:a> </text:p>
                </text:list-item>
                <text:list-item>
                  <text:p text:style-name="P24"><text:a xlink:type="simple" xlink:href="https://www.linkedin.com/company/microsoft-visual-studio">LinkedIn</text:a> </text:p>
                </text:list-item>
                <text:list-item>
                  <text:p text:style-name="P24"><text:a xlink:type="simple" xlink:href="http://stackoverflow.com/questions/tagged/visual-studio">Stack Overflow</text:a> </text:p>
                </text:list-item>
                <text:list-item>
                  <text:p text:style-name="P24"><text:a xlink:type="simple" xlink:href="https://twitter.com/visualstudio">Twitter</text:a> </text:p>
                </text:list-item>
                <text:list-item>
                  <text:p text:style-name="P24"><text:a xlink:type="simple" xlink:href="http://events.visualstudio.com/">Visual Studio Events</text:a> </text:p>
                </text:list-item>
                <text:list-item>
                  <text:p text:style-name="P12"><text:a xlink:type="simple" xlink:href="http://www.youtube.com/user/visualstudio">YouTube</text:a> </text:p>
                </text:list-item>
              </text:list>
              <text:list xml:id="list5511306293505772126" text:style-name="L10">
                <text:list-item>
                  <text:p text:style-name="P25"><text:a xlink:type="simple" xlink:href="https://social.msdn.microsoft.com/Forums/vstudio/en-US/5777b517-e935-4905-bf76-8f38d6d8913a/the-project-file-has-been-renamed-or-is-no-longer-in-the-solution-after-moving-solution?forum=vcgeneral">Developer Resources</text:a> </text:p>
                </text:list-item>
                <text:list-item>
                  <text:p text:style-name="P25"><text:a xlink:type="simple" xlink:href="https://msdn.microsoft.com/library/se881ay9%28v=vs.120%29.aspx">Code samples</text:a> </text:p>
                </text:list-item>
                <text:list-item>
                  <text:p text:style-name="P25"><text:soft-page-break/><text:a xlink:type="simple" xlink:href="https://msdn.microsoft.com/en-us/library/vstudio">Documentation</text:a> </text:p>
                </text:list-item>
                <text:list-item>
                  <text:p text:style-name="P25"><text:a xlink:type="simple" xlink:href="https://www.visualstudio.com/downloads/download-visual-studio-vs">Downloads</text:a> </text:p>
                </text:list-item>
                <text:list-item>
                  <text:p text:style-name="P25"><text:a xlink:type="simple" xlink:href="http://visualstudiogallery.msdn.microsoft.com/">Products &amp; extensions for Visual Studio</text:a> </text:p>
                </text:list-item>
                <text:list-item>
                  <text:p text:style-name="P25"><text:a xlink:type="simple" xlink:href="https://www.visualstudio.com/integrate/get-started/get-started-rest-basics-vsi">REST APIs</text:a> </text:p>
                </text:list-item>
                <text:list-item>
                  <text:p text:style-name="P25"><text:a xlink:type="simple" xlink:href="http://www.modern.ie/">Testing tools for web developers</text:a> </text:p>
                </text:list-item>
                <text:list-item>
                  <text:p text:style-name="P25"><text:a xlink:type="simple" xlink:href="https://msdn.microsoft.com/en-us/vstudio/ff459609">Videos and tutorials</text:a> </text:p>
                </text:list-item>
                <text:list-item>
                  <text:p text:style-name="P13"><text:a xlink:type="simple" xlink:href="https://msdn.microsoft.com/vstudio/ff640662">Virtual Labs</text:a> </text:p>
                </text:list-item>
              </text:list>
              <text:p text:style-name="Text_20_body"><text:a xlink:type="simple" xlink:href="https://msdn.microsoft.com/en-US/vstudio/SelectLocale?fromPage=http%3A%2F%2Fsocial.msdn.microsoft.com%2FForums%2Fvstudio%2Fen-US%2F5777b517-e935-4905-bf76-8f38d6d8913a%2Fthe-project-file-has-been-renamed-or-is-no-longer-in-the-solution-after-moving-solution%3Fforum%3Dvcgeneral">United States (English)</text:a> </text:p>
              <text:list xml:id="list635422640917199219" text:style-name="L11">
                <text:list-item>
                  <text:p text:style-name="P26">© 2015 Microsoft </text:p>
                </text:list-item>
                <text:list-item>
                  <text:p text:style-name="P26"><text:a xlink:type="simple" xlink:href="https://msdn.microsoft.com/cc300389.aspx">Terms of Use</text:a> </text:p>
                </text:list-item>
                <text:list-item>
                  <text:p text:style-name="P26"><text:a xlink:type="simple" xlink:href="https://www.microsoft.com/library/toolbar/3.0/trademarks/en-us.mspx">Trademarks</text:a> </text:p>
                </text:list-item>
                <text:list-item>
                  <text:p text:style-name="P26"><text:a xlink:type="simple" xlink:href="http://go.microsoft.com/fwlink/?linkid=248681">Privacy Statement</text:a> </text:p>
                </text:list-item>
                <text:list-item>
                  <text:p text:style-name="P26"><text:a xlink:type="simple" xlink:href="https://lab.msdn.microsoft.com/mailform/contactus.aspx?refurl=http%3A%2F%2Fmsdn.microsoft.com%2Fen-us%2Fvstudio%2Faa718325.aspx&amp;amp;loc=en-us">Site Feedback</text:a> </text:p>
                </text:list-item>
                <text:list-item>
                  <text:p text:style-name="P14"/>
                </text:list-item>
              </text:list>
            </text:section>
          </text:section>
        </text:section>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alibri" svg:font-family="Calibri"/>
    <style:font-face style:name="Mangal1" svg:font-family="Mangal"/>
    <style:font-face style:name="Segoe UI" svg:font-family="'Segoe UI', sans-serif"/>
    <style:font-face style:name="Verdana" svg:font-family="Verdana"/>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fo:color="#808080" style:font-name="Liberation Serif" fo:font-family="'Liberation Serif'" style:font-family-generic="roman" style:font-pitch="variable" fo:font-size="14pt" fo:font-weight="bold" style:font-name-asian="SimSun" style:font-family-asian="SimSun" style:font-family-generic-asian="system" style:font-pitch-asian="variable" style:font-size-asian="14pt" style:font-weight-asian="bold" style:font-name-complex="Mangal" style:font-family-complex="Mangal"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color="#808080" style:font-name="Liberation Serif" fo:font-family="'Liberation Serif'"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SimSun" style:font-family-asian="SimSun" style:font-family-generic-asian="system" style:font-pitch-asian="variable" style:font-size-asian="24pt" style:font-weight-asian="bold" style:font-name-complex="Mangal" style:font-family-complex="Mangal" style:font-family-generic-complex="system" style:font-pitch-complex="variable" style:font-size-complex="24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06pt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18T16:59:48.021000000</meta:creation-date>
    <dc:date>2015-06-18T17:01:48.157000000</dc:date>
    <meta:editing-duration>P0D</meta:editing-duration>
    <meta:editing-cycles>1</meta:editing-cycles>
    <meta:generator>LibreOffice/4.2.2.1$Windows_x86 LibreOffice_project/3be8cda0bddd8e430d8cda1ebfd581265cca5a0f</meta:generator>
    <meta:document-statistic meta:table-count="2" meta:image-count="63" meta:object-count="0" meta:page-count="17" meta:paragraph-count="398" meta:word-count="3607" meta:character-count="19366" meta:non-whitespace-character-count="16092"/>
  </office:meta>
</office:document-meta>
</file>